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4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66"/>
    </style:style>
    <style:style style:name="ce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Tabelle1_3" table:style-name="ta1">
        <table:shapes>
          <draw:frame draw:z-index="0" draw:style-name="gr1" svg:width="15.992cm" svg:height="8.991cm" svg:x="20.424cm" svg:y="101.726cm">
            <draw:object draw:notify-on-update-of-ranges="Tabelle1_3.A2:Tabelle1_3.A257 Tabelle1_3.D2:Tabelle1_3.D25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008cm" svg:height="8.991cm" svg:x="15.761cm" svg:y="2.135cm">
            <draw:object draw:notify-on-update-of-ranges="Tabelle1_3.A2:Tabelle1_3.A257 Tabelle1_3.D2:Tabelle1_3.D257 Tabelle1_3.F2:Tabelle1_3.F25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6"/>
          <table:table-cell office:value-type="string">
            <text:p>a</text:p>
          </table:table-cell>
          <table:table-cell office:value-type="float" office:value="0.03">
            <text:p>0,03</text:p>
          </table:table-cell>
          <table:table-cell office:value-type="string">
            <text:p>b</text:p>
          </table:table-cell>
          <table:table-cell table:formula="of:=[.$P$1]/(POWER([.$L$1];255*[.$H$1])-1)" office:value-type="float" office:value="650.476379428613">
            <text:p>650,4763794286</text:p>
          </table:table-cell>
          <table:table-cell office:value-type="string">
            <text:p>basis</text:p>
          </table:table-cell>
          <table:table-cell table:style-name="ce2" office:value-type="float" office:value="2">
            <text:p>2</text:p>
          </table:table-cell>
          <table:table-cell table:number-columns-repeated="2"/>
          <table:table-cell office:value-type="string">
            <text:p>endwert</text:p>
          </table:table-cell>
          <table:table-cell table:formula="of:=2*65000" office:value-type="float" office:value="130000">
            <text:p>130000</text:p>
          </table:table-cell>
          <table:table-cell/>
        </table:table-row>
        <table:table-row table:style-name="ro2">
          <table:table-cell table:number-columns-repeated="2" office:value-type="float" office:value="0">
            <text:p>0</text:p>
          </table:table-cell>
          <table:table-cell/>
          <table:table-cell table:formula="of:=[.B2]" office:value-type="float" office:value="0">
            <text:p>0</text:p>
          </table:table-cell>
          <table:table-cell/>
          <table:table-cell table:formula="of:=ROUND((POWER([.$L$1];[.A2]*[.$H$1])-1)*[.$J$1])" office:value-type="float" office:value="0">
            <text:p>0</text:p>
          </table:table-cell>
          <table:table-cell table:formula="of:=MOD([.F2];65000)" office:value-type="float" office:value="0">
            <text:p>0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B3]" office:value-type="float" office:value="2">
            <text:p>2</text:p>
          </table:table-cell>
          <table:table-cell/>
          <table:table-cell table:formula="of:=ROUND((POWER([.$L$1];[.A3]*[.$H$1])-1)*[.$J$1])" office:value-type="float" office:value="14">
            <text:p>14</text:p>
          </table:table-cell>
          <table:table-cell table:number-columns-repeated="10"/>
          <table:table-cell table:formula="of:=[.F3]" office:value-type="float" office:value="14">
            <text:p>1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table:formula="of:=[.B4]" office:value-type="float" office:value="8">
            <text:p>8</text:p>
          </table:table-cell>
          <table:table-cell/>
          <table:table-cell table:formula="of:=ROUND((POWER([.$L$1];[.A4]*[.$H$1])-1)*[.$J$1])" office:value-type="float" office:value="28">
            <text:p>28</text:p>
          </table:table-cell>
          <table:table-cell table:number-columns-repeated="10"/>
          <table:table-cell table:formula="of:=CONCATENATE([.Q3];&quot;, &quot;;[.F4])" office:value-type="string" office:string-value="14, 28">
            <text:p>14, 2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/>
          <table:table-cell table:formula="of:=[.B5]" office:value-type="float" office:value="18">
            <text:p>18</text:p>
          </table:table-cell>
          <table:table-cell/>
          <table:table-cell table:formula="of:=ROUND((POWER([.$L$1];[.A5]*[.$H$1])-1)*[.$J$1])" office:value-type="float" office:value="42">
            <text:p>42</text:p>
          </table:table-cell>
          <table:table-cell table:number-columns-repeated="10"/>
          <table:table-cell table:formula="of:=CONCATENATE([.Q4];&quot;, &quot;;[.F5])" office:value-type="string" office:string-value="14, 28, 42">
            <text:p>14, 28, 4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/>
          <table:table-cell table:formula="of:=[.B6]" office:value-type="float" office:value="31">
            <text:p>31</text:p>
          </table:table-cell>
          <table:table-cell/>
          <table:table-cell table:formula="of:=ROUND((POWER([.$L$1];[.A6]*[.$H$1])-1)*[.$J$1])" office:value-type="float" office:value="56">
            <text:p>56</text:p>
          </table:table-cell>
          <table:table-cell table:number-columns-repeated="10"/>
          <table:table-cell table:formula="of:=CONCATENATE([.Q5];&quot;, &quot;;[.F6])" office:value-type="string" office:string-value="14, 28, 42, 56">
            <text:p>14, 28, 42, 5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/>
          <table:table-cell table:formula="of:=[.B7]" office:value-type="float" office:value="49">
            <text:p>49</text:p>
          </table:table-cell>
          <table:table-cell/>
          <table:table-cell table:formula="of:=ROUND((POWER([.$L$1];[.A7]*[.$H$1])-1)*[.$J$1])" office:value-type="float" office:value="71">
            <text:p>71</text:p>
          </table:table-cell>
          <table:table-cell table:number-columns-repeated="10"/>
          <table:table-cell table:formula="of:=CONCATENATE([.Q6];&quot;, &quot;;[.F7])" office:value-type="string" office:string-value="14, 28, 42, 56, 71">
            <text:p>14, 28, 42, 56, 7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">
            <text:p>71</text:p>
          </table:table-cell>
          <table:table-cell/>
          <table:table-cell table:formula="of:=[.B8]" office:value-type="float" office:value="71">
            <text:p>71</text:p>
          </table:table-cell>
          <table:table-cell/>
          <table:table-cell table:formula="of:=ROUND((POWER([.$L$1];[.A8]*[.$H$1])-1)*[.$J$1])" office:value-type="float" office:value="86">
            <text:p>86</text:p>
          </table:table-cell>
          <table:table-cell table:number-columns-repeated="10"/>
          <table:table-cell table:formula="of:=CONCATENATE([.Q7];&quot;, &quot;;MOD([.F8];65000))" office:value-type="string" office:string-value="14, 28, 42, 56, 71, 86">
            <text:p>14, 28, 42, 56, 71, 8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/>
          <table:table-cell table:formula="of:=[.B9]" office:value-type="float" office:value="96">
            <text:p>96</text:p>
          </table:table-cell>
          <table:table-cell/>
          <table:table-cell table:formula="of:=ROUND((POWER([.$L$1];[.A9]*[.$H$1])-1)*[.$J$1])" office:value-type="float" office:value="102">
            <text:p>102</text:p>
          </table:table-cell>
          <table:table-cell table:number-columns-repeated="10"/>
          <table:table-cell table:formula="of:=CONCATENATE([.Q8];&quot;, &quot;;MOD([.F9];65000))" office:value-type="string" office:string-value="14, 28, 42, 56, 71, 86, 102">
            <text:p>14, 28, 42, 56, 71, 86, 10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6">
            <text:p>126</text:p>
          </table:table-cell>
          <table:table-cell/>
          <table:table-cell table:formula="of:=[.B10]" office:value-type="float" office:value="126">
            <text:p>126</text:p>
          </table:table-cell>
          <table:table-cell/>
          <table:table-cell table:formula="of:=ROUND((POWER([.$L$1];[.A10]*[.$H$1])-1)*[.$J$1])" office:value-type="float" office:value="118">
            <text:p>118</text:p>
          </table:table-cell>
          <table:table-cell table:number-columns-repeated="10"/>
          <table:table-cell table:formula="of:=CONCATENATE([.Q9];&quot;, &quot;;MOD([.F10];65000))" office:value-type="string" office:string-value="14, 28, 42, 56, 71, 86, 102, 118">
            <text:p>14, 28, 42, 56, 71, 86, 102, 118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9">
            <text:p>159</text:p>
          </table:table-cell>
          <table:table-cell/>
          <table:table-cell table:formula="of:=[.B11]" office:value-type="float" office:value="159">
            <text:p>159</text:p>
          </table:table-cell>
          <table:table-cell/>
          <table:table-cell table:formula="of:=ROUND((POWER([.$L$1];[.A11]*[.$H$1])-1)*[.$J$1])" office:value-type="float" office:value="134">
            <text:p>134</text:p>
          </table:table-cell>
          <table:table-cell table:number-columns-repeated="10"/>
          <table:table-cell table:formula="of:=CONCATENATE([.Q10];&quot;, &quot;;MOD([.F11];65000))" office:value-type="string" office:string-value="14, 28, 42, 56, 71, 86, 102, 118, 134">
            <text:p>14, 28, 42, 56, 71, 86, 102, 118, 13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7">
            <text:p>197</text:p>
          </table:table-cell>
          <table:table-cell/>
          <table:table-cell table:formula="of:=[.B12]" office:value-type="float" office:value="197">
            <text:p>197</text:p>
          </table:table-cell>
          <table:table-cell/>
          <table:table-cell table:formula="of:=ROUND((POWER([.$L$1];[.A12]*[.$H$1])-1)*[.$J$1])" office:value-type="float" office:value="150">
            <text:p>150</text:p>
          </table:table-cell>
          <table:table-cell table:number-columns-repeated="10"/>
          <table:table-cell table:formula="of:=CONCATENATE([.Q11];&quot;, &quot;;MOD([.F12];65000))" office:value-type="string" office:string-value="14, 28, 42, 56, 71, 86, 102, 118, 134, 150">
            <text:p>14, 28, 42, 56, 71, 86, 102, 118, 134, 15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8">
            <text:p>238</text:p>
          </table:table-cell>
          <table:table-cell/>
          <table:table-cell table:formula="of:=[.B13]" office:value-type="float" office:value="238">
            <text:p>238</text:p>
          </table:table-cell>
          <table:table-cell/>
          <table:table-cell table:formula="of:=ROUND((POWER([.$L$1];[.A13]*[.$H$1])-1)*[.$J$1])" office:value-type="float" office:value="167">
            <text:p>167</text:p>
          </table:table-cell>
          <table:table-cell table:number-columns-repeated="10"/>
          <table:table-cell table:formula="of:=CONCATENATE([.Q12];&quot;, &quot;;MOD([.F13];65000))" office:value-type="string" office:string-value="14, 28, 42, 56, 71, 86, 102, 118, 134, 150, 167">
            <text:p>14, 28, 42, 56, 71, 86, 102, 118, 134, 150, 16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83">
            <text:p>283</text:p>
          </table:table-cell>
          <table:table-cell/>
          <table:table-cell table:formula="of:=[.B14]" office:value-type="float" office:value="283">
            <text:p>283</text:p>
          </table:table-cell>
          <table:table-cell/>
          <table:table-cell table:formula="of:=ROUND((POWER([.$L$1];[.A14]*[.$H$1])-1)*[.$J$1])" office:value-type="float" office:value="184">
            <text:p>184</text:p>
          </table:table-cell>
          <table:table-cell table:number-columns-repeated="10"/>
          <table:table-cell table:formula="of:=CONCATENATE([.Q13];&quot;, &quot;;MOD([.F14];65000))" office:value-type="string" office:string-value="14, 28, 42, 56, 71, 86, 102, 118, 134, 150, 167, 184">
            <text:p>14, 28, 42, 56, 71, 86, 102, 118, 134, 150, 167, 18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33">
            <text:p>333</text:p>
          </table:table-cell>
          <table:table-cell/>
          <table:table-cell table:formula="of:=[.B15]" office:value-type="float" office:value="333">
            <text:p>333</text:p>
          </table:table-cell>
          <table:table-cell/>
          <table:table-cell table:formula="of:=ROUND((POWER([.$L$1];[.A15]*[.$H$1])-1)*[.$J$1])" office:value-type="float" office:value="202">
            <text:p>202</text:p>
          </table:table-cell>
          <table:table-cell table:number-columns-repeated="10"/>
          <table:table-cell table:formula="of:=CONCATENATE([.Q14];&quot;, &quot;;MOD([.F15];65000))" office:value-type="string" office:string-value="14, 28, 42, 56, 71, 86, 102, 118, 134, 150, 167, 184, 202">
            <text:p>14, 28, 42, 56, 71, 86, 102, 118, 134, 150, 167, 184, 20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86">
            <text:p>386</text:p>
          </table:table-cell>
          <table:table-cell/>
          <table:table-cell table:formula="of:=[.B16]" office:value-type="float" office:value="386">
            <text:p>386</text:p>
          </table:table-cell>
          <table:table-cell/>
          <table:table-cell table:formula="of:=ROUND((POWER([.$L$1];[.A16]*[.$H$1])-1)*[.$J$1])" office:value-type="float" office:value="220">
            <text:p>220</text:p>
          </table:table-cell>
          <table:table-cell table:number-columns-repeated="10"/>
          <table:table-cell table:formula="of:=CONCATENATE([.Q15];&quot;, &quot;;MOD([.F16];65000))" office:value-type="string" office:string-value="14, 28, 42, 56, 71, 86, 102, 118, 134, 150, 167, 184, 202, 220">
            <text:p>14, 28, 42, 56, 71, 86, 102, 118, 134, 150, 167, 184, 202, 22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43">
            <text:p>443</text:p>
          </table:table-cell>
          <table:table-cell/>
          <table:table-cell table:formula="of:=[.B17]" office:value-type="float" office:value="443">
            <text:p>443</text:p>
          </table:table-cell>
          <table:table-cell/>
          <table:table-cell table:formula="of:=ROUND((POWER([.$L$1];[.A17]*[.$H$1])-1)*[.$J$1])" office:value-type="float" office:value="238">
            <text:p>238</text:p>
          </table:table-cell>
          <table:table-cell table:number-columns-repeated="10"/>
          <table:table-cell table:formula="of:=CONCATENATE([.Q16];&quot;, &quot;;MOD([.F17];65000))" office:value-type="string" office:string-value="14, 28, 42, 56, 71, 86, 102, 118, 134, 150, 167, 184, 202, 220, 238">
            <text:p>14, 28, 42, 56, 71, 86, 102, 118, 134, 150, 167, 184, 202, 220, 23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04">
            <text:p>504</text:p>
          </table:table-cell>
          <table:table-cell/>
          <table:table-cell table:formula="of:=[.B18]" office:value-type="float" office:value="504">
            <text:p>504</text:p>
          </table:table-cell>
          <table:table-cell/>
          <table:table-cell table:formula="of:=ROUND((POWER([.$L$1];[.A18]*[.$H$1])-1)*[.$J$1])" office:value-type="float" office:value="257">
            <text:p>257</text:p>
          </table:table-cell>
          <table:table-cell table:number-columns-repeated="10"/>
          <table:table-cell table:formula="of:=CONCATENATE([.Q17];&quot;, &quot;;MOD([.F18];65000))" office:value-type="string" office:string-value="14, 28, 42, 56, 71, 86, 102, 118, 134, 150, 167, 184, 202, 220, 238, 257">
            <text:p>14, 28, 42, 56, 71, 86, 102, 118, 134, 150, 167, 184, 202, 220, 238, 25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69">
            <text:p>569</text:p>
          </table:table-cell>
          <table:table-cell/>
          <table:table-cell table:formula="of:=[.B19]" office:value-type="float" office:value="569">
            <text:p>569</text:p>
          </table:table-cell>
          <table:table-cell/>
          <table:table-cell table:formula="of:=ROUND((POWER([.$L$1];[.A19]*[.$H$1])-1)*[.$J$1])" office:value-type="float" office:value="276">
            <text:p>276</text:p>
          </table:table-cell>
          <table:table-cell table:number-columns-repeated="10"/>
          <table:table-cell table:formula="of:=CONCATENATE([.Q18];&quot;, &quot;;MOD([.F19];65000))" office:value-type="string" office:string-value="14, 28, 42, 56, 71, 86, 102, 118, 134, 150, 167, 184, 202, 220, 238, 257, 276">
            <text:p>14, 28, 42, 56, 71, 86, 102, 118, 134, 150, 167, 184, 202, 220, 238, 257, 27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8">
            <text:p>638</text:p>
          </table:table-cell>
          <table:table-cell/>
          <table:table-cell table:formula="of:=[.B20]" office:value-type="float" office:value="638">
            <text:p>638</text:p>
          </table:table-cell>
          <table:table-cell/>
          <table:table-cell table:formula="of:=ROUND((POWER([.$L$1];[.A20]*[.$H$1])-1)*[.$J$1])" office:value-type="float" office:value="295">
            <text:p>295</text:p>
          </table:table-cell>
          <table:table-cell table:number-columns-repeated="10"/>
          <table:table-cell table:formula="of:=CONCATENATE([.Q19];&quot;, &quot;;MOD([.F20];65000))" office:value-type="string" office:string-value="14, 28, 42, 56, 71, 86, 102, 118, 134, 150, 167, 184, 202, 220, 238, 257, 276, 295">
            <text:p>14, 28, 42, 56, 71, 86, 102, 118, 134, 150, 167, 184, 202, 220, 238, 257, 276, 29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711">
            <text:p>711</text:p>
          </table:table-cell>
          <table:table-cell/>
          <table:table-cell table:formula="of:=[.B21]" office:value-type="float" office:value="711">
            <text:p>711</text:p>
          </table:table-cell>
          <table:table-cell/>
          <table:table-cell table:formula="of:=ROUND((POWER([.$L$1];[.A21]*[.$H$1])-1)*[.$J$1])" office:value-type="float" office:value="315">
            <text:p>315</text:p>
          </table:table-cell>
          <table:table-cell table:number-columns-repeated="10"/>
          <table:table-cell table:formula="of:=CONCATENATE([.Q20];&quot;, &quot;;MOD([.F21];65000))" office:value-type="string" office:string-value="14, 28, 42, 56, 71, 86, 102, 118, 134, 150, 167, 184, 202, 220, 238, 257, 276, 295, 315">
            <text:p>14, 28, 42, 56, 71, 86, 102, 118, 134, 150, 167, 184, 202, 220, 238, 257, 276, 295, 31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87">
            <text:p>787</text:p>
          </table:table-cell>
          <table:table-cell/>
          <table:table-cell table:formula="of:=[.B22]" office:value-type="float" office:value="787">
            <text:p>787</text:p>
          </table:table-cell>
          <table:table-cell/>
          <table:table-cell table:formula="of:=ROUND((POWER([.$L$1];[.A22]*[.$H$1])-1)*[.$J$1])" office:value-type="float" office:value="335">
            <text:p>335</text:p>
          </table:table-cell>
          <table:table-cell table:number-columns-repeated="10"/>
          <table:table-cell table:formula="of:=CONCATENATE([.Q21];&quot;, &quot;;MOD([.F22];65000))" office:value-type="string" office:string-value="14, 28, 42, 56, 71, 86, 102, 118, 134, 150, 167, 184, 202, 220, 238, 257, 276, 295, 315, 335">
            <text:p>14, 28, 42, 56, 71, 86, 102, 118, 134, 150, 167, 184, 202, 220, 238, 257, 276, 295, 315, 33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868">
            <text:p>868</text:p>
          </table:table-cell>
          <table:table-cell/>
          <table:table-cell table:formula="of:=[.B23]" office:value-type="float" office:value="868">
            <text:p>868</text:p>
          </table:table-cell>
          <table:table-cell/>
          <table:table-cell table:formula="of:=ROUND((POWER([.$L$1];[.A23]*[.$H$1])-1)*[.$J$1])" office:value-type="float" office:value="356">
            <text:p>356</text:p>
          </table:table-cell>
          <table:table-cell table:number-columns-repeated="10"/>
          <table:table-cell table:formula="of:=CONCATENATE([.Q22];&quot;, &quot;;MOD([.F23];65000))" office:value-type="string" office:string-value="14, 28, 42, 56, 71, 86, 102, 118, 134, 150, 167, 184, 202, 220, 238, 257, 276, 295, 315, 335, 356">
            <text:p>14, 28, 42, 56, 71, 86, 102, 118, 134, 150, 167, 184, 202, 220, 238, 257, 276, 295, 315, 335, 35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3">
            <text:p>953</text:p>
          </table:table-cell>
          <table:table-cell/>
          <table:table-cell table:formula="of:=[.B24]" office:value-type="float" office:value="953">
            <text:p>953</text:p>
          </table:table-cell>
          <table:table-cell/>
          <table:table-cell table:formula="of:=ROUND((POWER([.$L$1];[.A24]*[.$H$1])-1)*[.$J$1])" office:value-type="float" office:value="377">
            <text:p>377</text:p>
          </table:table-cell>
          <table:table-cell table:number-columns-repeated="10"/>
          <table:table-cell table:formula="of:=CONCATENATE([.Q23];&quot;, &quot;;MOD([.F24];65000))" office:value-type="string" office:string-value="14, 28, 42, 56, 71, 86, 102, 118, 134, 150, 167, 184, 202, 220, 238, 257, 276, 295, 315, 335, 356, 377">
            <text:p>14, 28, 42, 56, 71, 86, 102, 118, 134, 150, 167, 184, 202, 220, 238, 257, 276, 295, 315, 335, 356, 37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041">
            <text:p>1041</text:p>
          </table:table-cell>
          <table:table-cell/>
          <table:table-cell table:formula="of:=[.B25]" office:value-type="float" office:value="1041">
            <text:p>1041</text:p>
          </table:table-cell>
          <table:table-cell/>
          <table:table-cell table:formula="of:=ROUND((POWER([.$L$1];[.A25]*[.$H$1])-1)*[.$J$1])" office:value-type="float" office:value="399">
            <text:p>399</text:p>
          </table:table-cell>
          <table:table-cell table:number-columns-repeated="10"/>
          <table:table-cell table:formula="of:=CONCATENATE([.Q24];&quot;, &quot;;MOD([.F25];65000))" office:value-type="string" office:string-value="14, 28, 42, 56, 71, 86, 102, 118, 134, 150, 167, 184, 202, 220, 238, 257, 276, 295, 315, 335, 356, 377, 399">
            <text:p>14, 28, 42, 56, 71, 86, 102, 118, 134, 150, 167, 184, 202, 220, 238, 257, 276, 295, 315, 335, 356, 377, 399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134">
            <text:p>1134</text:p>
          </table:table-cell>
          <table:table-cell/>
          <table:table-cell table:formula="of:=[.B26]" office:value-type="float" office:value="1134">
            <text:p>1134</text:p>
          </table:table-cell>
          <table:table-cell/>
          <table:table-cell table:formula="of:=ROUND((POWER([.$L$1];[.A26]*[.$H$1])-1)*[.$J$1])" office:value-type="float" office:value="421">
            <text:p>421</text:p>
          </table:table-cell>
          <table:table-cell table:number-columns-repeated="10"/>
          <table:table-cell table:formula="of:=CONCATENATE([.Q25];&quot;, &quot;;MOD([.F26];65000))" office:value-type="string" office:string-value="14, 28, 42, 56, 71, 86, 102, 118, 134, 150, 167, 184, 202, 220, 238, 257, 276, 295, 315, 335, 356, 377, 399, 421">
            <text:p>14, 28, 42, 56, 71, 86, 102, 118, 134, 150, 167, 184, 202, 220, 238, 257, 276, 295, 315, 335, 356, 377, 399, 42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230">
            <text:p>1230</text:p>
          </table:table-cell>
          <table:table-cell/>
          <table:table-cell table:formula="of:=[.B27]" office:value-type="float" office:value="1230">
            <text:p>1230</text:p>
          </table:table-cell>
          <table:table-cell/>
          <table:table-cell table:formula="of:=ROUND((POWER([.$L$1];[.A27]*[.$H$1])-1)*[.$J$1])" office:value-type="float" office:value="443">
            <text:p>443</text:p>
          </table:table-cell>
          <table:table-cell table:number-columns-repeated="10"/>
          <table:table-cell table:formula="of:=CONCATENATE([.Q26];&quot;, &quot;;MOD([.F27];65000))" office:value-type="string" office:string-value="14, 28, 42, 56, 71, 86, 102, 118, 134, 150, 167, 184, 202, 220, 238, 257, 276, 295, 315, 335, 356, 377, 399, 421, 443">
            <text:p>14, 28, 42, 56, 71, 86, 102, 118, 134, 150, 167, 184, 202, 220, 238, 257, 276, 295, 315, 335, 356, 377, 399, 421, 44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331">
            <text:p>1331</text:p>
          </table:table-cell>
          <table:table-cell/>
          <table:table-cell table:formula="of:=[.B28]" office:value-type="float" office:value="1331">
            <text:p>1331</text:p>
          </table:table-cell>
          <table:table-cell/>
          <table:table-cell table:formula="of:=ROUND((POWER([.$L$1];[.A28]*[.$H$1])-1)*[.$J$1])" office:value-type="float" office:value="466">
            <text:p>466</text:p>
          </table:table-cell>
          <table:table-cell table:number-columns-repeated="10"/>
          <table:table-cell table:formula="of:=CONCATENATE([.Q27];&quot;, &quot;;MOD([.F28];65000))" office:value-type="string" office:string-value="14, 28, 42, 56, 71, 86, 102, 118, 134, 150, 167, 184, 202, 220, 238, 257, 276, 295, 315, 335, 356, 377, 399, 421, 443, 466">
            <text:p>14, 28, 42, 56, 71, 86, 102, 118, 134, 150, 167, 184, 202, 220, 238, 257, 276, 295, 315, 335, 356, 377, 399, 421, 443, 466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435">
            <text:p>1435</text:p>
          </table:table-cell>
          <table:table-cell/>
          <table:table-cell table:formula="of:=[.B29]" office:value-type="float" office:value="1435">
            <text:p>1435</text:p>
          </table:table-cell>
          <table:table-cell/>
          <table:table-cell table:formula="of:=ROUND((POWER([.$L$1];[.A29]*[.$H$1])-1)*[.$J$1])" office:value-type="float" office:value="490">
            <text:p>490</text:p>
          </table:table-cell>
          <table:table-cell table:number-columns-repeated="10"/>
          <table:table-cell table:formula="of:=CONCATENATE([.Q28];&quot;, &quot;;MOD([.F29];65000))" office:value-type="string" office:string-value="14, 28, 42, 56, 71, 86, 102, 118, 134, 150, 167, 184, 202, 220, 238, 257, 276, 295, 315, 335, 356, 377, 399, 421, 443, 466, 490">
            <text:p>14, 28, 42, 56, 71, 86, 102, 118, 134, 150, 167, 184, 202, 220, 238, 257, 276, 295, 315, 335, 356, 377, 399, 421, 443, 466, 49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543">
            <text:p>1543</text:p>
          </table:table-cell>
          <table:table-cell/>
          <table:table-cell table:formula="of:=[.B30]" office:value-type="float" office:value="1543">
            <text:p>1543</text:p>
          </table:table-cell>
          <table:table-cell/>
          <table:table-cell table:formula="of:=ROUND((POWER([.$L$1];[.A30]*[.$H$1])-1)*[.$J$1])" office:value-type="float" office:value="514">
            <text:p>514</text:p>
          </table:table-cell>
          <table:table-cell table:number-columns-repeated="10"/>
          <table:table-cell table:formula="of:=CONCATENATE([.Q29];&quot;, &quot;;MOD([.F30];65000))" office:value-type="string" office:string-value="14, 28, 42, 56, 71, 86, 102, 118, 134, 150, 167, 184, 202, 220, 238, 257, 276, 295, 315, 335, 356, 377, 399, 421, 443, 466, 490, 514">
            <text:p>14, 28, 42, 56, 71, 86, 102, 118, 134, 150, 167, 184, 202, 220, 238, 257, 276, 295, 315, 335, 356, 377, 399, 421, 443, 466, 490, 514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655">
            <text:p>1655</text:p>
          </table:table-cell>
          <table:table-cell/>
          <table:table-cell table:formula="of:=[.B31]" office:value-type="float" office:value="1655">
            <text:p>1655</text:p>
          </table:table-cell>
          <table:table-cell/>
          <table:table-cell table:formula="of:=ROUND((POWER([.$L$1];[.A31]*[.$H$1])-1)*[.$J$1])" office:value-type="float" office:value="538">
            <text:p>538</text:p>
          </table:table-cell>
          <table:table-cell table:number-columns-repeated="10"/>
          <table:table-cell table:formula="of:=CONCATENATE([.Q30];&quot;, &quot;;MOD([.F31];65000))" office:value-type="string" office:string-value="14, 28, 42, 56, 71, 86, 102, 118, 134, 150, 167, 184, 202, 220, 238, 257, 276, 295, 315, 335, 356, 377, 399, 421, 443, 466, 490, 514, 538">
            <text:p>14, 28, 42, 56, 71, 86, 102, 118, 134, 150, 167, 184, 202, 220, 238, 257, 276, 295, 315, 335, 356, 377, 399, 421, 443, 466, 490, 514, 53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772">
            <text:p>1772</text:p>
          </table:table-cell>
          <table:table-cell/>
          <table:table-cell table:formula="of:=[.B32]" office:value-type="float" office:value="1772">
            <text:p>1772</text:p>
          </table:table-cell>
          <table:table-cell/>
          <table:table-cell table:formula="of:=ROUND((POWER([.$L$1];[.A32]*[.$H$1])-1)*[.$J$1])" office:value-type="float" office:value="563">
            <text:p>563</text:p>
          </table:table-cell>
          <table:table-cell table:number-columns-repeated="10"/>
          <table:table-cell table:formula="of:=CONCATENATE([.Q31];&quot;, &quot;;MOD([.F32];65000))" office:value-type="string" office:string-value="14, 28, 42, 56, 71, 86, 102, 118, 134, 150, 167, 184, 202, 220, 238, 257, 276, 295, 315, 335, 356, 377, 399, 421, 443, 466, 490, 514, 538, 563">
            <text:p>14, 28, 42, 56, 71, 86, 102, 118, 134, 150, 167, 184, 202, 220, 238, 257, 276, 295, 315, 335, 356, 377, 399, 421, 443, 466, 490, 514, 538, 56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892">
            <text:p>1892</text:p>
          </table:table-cell>
          <table:table-cell/>
          <table:table-cell table:formula="of:=[.B33]" office:value-type="float" office:value="1892">
            <text:p>1892</text:p>
          </table:table-cell>
          <table:table-cell/>
          <table:table-cell table:formula="of:=ROUND((POWER([.$L$1];[.A33]*[.$H$1])-1)*[.$J$1])" office:value-type="float" office:value="589">
            <text:p>589</text:p>
          </table:table-cell>
          <table:table-cell table:number-columns-repeated="10"/>
          <table:table-cell table:formula="of:=CONCATENATE([.Q32];&quot;, &quot;;MOD([.F33];65000))" office:value-type="string" office:string-value="14, 28, 42, 56, 71, 86, 102, 118, 134, 150, 167, 184, 202, 220, 238, 257, 276, 295, 315, 335, 356, 377, 399, 421, 443, 466, 490, 514, 538, 563, 589">
            <text:p>14, 28, 42, 56, 71, 86, 102, 118, 134, 150, 167, 184, 202, 220, 238, 257, 276, 295, 315, 335, 356, 377, 399, 421, 443, 466, 490, 514, 538, 563, 58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16">
            <text:p>2016</text:p>
          </table:table-cell>
          <table:table-cell/>
          <table:table-cell table:formula="of:=[.B34]" office:value-type="float" office:value="2016">
            <text:p>2016</text:p>
          </table:table-cell>
          <table:table-cell/>
          <table:table-cell table:formula="of:=ROUND((POWER([.$L$1];[.A34]*[.$H$1])-1)*[.$J$1])" office:value-type="float" office:value="615">
            <text:p>615</text:p>
          </table:table-cell>
          <table:table-cell table:number-columns-repeated="10"/>
          <table:table-cell table:formula="of:=CONCATENATE([.Q33];&quot;, &quot;;MOD([.F34];65000))" office:value-type="string" office:string-value="14, 28, 42, 56, 71, 86, 102, 118, 134, 150, 167, 184, 202, 220, 238, 257, 276, 295, 315, 335, 356, 377, 399, 421, 443, 466, 490, 514, 538, 563, 589, 615">
            <text:p>14, 28, 42, 56, 71, 86, 102, 118, 134, 150, 167, 184, 202, 220, 238, 257, 276, 295, 315, 335, 356, 377, 399, 421, 443, 466, 490, 514, 538, 563, 589, 61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144">
            <text:p>2144</text:p>
          </table:table-cell>
          <table:table-cell/>
          <table:table-cell table:formula="of:=[.B35]" office:value-type="float" office:value="2144">
            <text:p>2144</text:p>
          </table:table-cell>
          <table:table-cell/>
          <table:table-cell table:formula="of:=ROUND((POWER([.$L$1];[.A35]*[.$H$1])-1)*[.$J$1])" office:value-type="float" office:value="641">
            <text:p>641</text:p>
          </table:table-cell>
          <table:table-cell table:number-columns-repeated="10"/>
          <table:table-cell table:formula="of:=CONCATENATE([.Q34];&quot;, &quot;;MOD([.F35];65000))" office:value-type="string" office:string-value="14, 28, 42, 56, 71, 86, 102, 118, 134, 150, 167, 184, 202, 220, 238, 257, 276, 295, 315, 335, 356, 377, 399, 421, 443, 466, 490, 514, 538, 563, 589, 615, 641">
            <text:p>14, 28, 42, 56, 71, 86, 102, 118, 134, 150, 167, 184, 202, 220, 238, 257, 276, 295, 315, 335, 356, 377, 399, 421, 443, 466, 490, 514, 538, 563, 589, 615, 64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276">
            <text:p>2276</text:p>
          </table:table-cell>
          <table:table-cell/>
          <table:table-cell table:formula="of:=[.B36]" office:value-type="float" office:value="2276">
            <text:p>2276</text:p>
          </table:table-cell>
          <table:table-cell/>
          <table:table-cell table:formula="of:=ROUND((POWER([.$L$1];[.A36]*[.$H$1])-1)*[.$J$1])" office:value-type="float" office:value="669">
            <text:p>669</text:p>
          </table:table-cell>
          <table:table-cell table:number-columns-repeated="10"/>
          <table:table-cell table:formula="of:=CONCATENATE([.Q35];&quot;, &quot;;MOD([.F36];65000))" office:value-type="string" office:string-value="14, 28, 42, 56, 71, 86, 102, 118, 134, 150, 167, 184, 202, 220, 238, 257, 276, 295, 315, 335, 356, 377, 399, 421, 443, 466, 490, 514, 538, 563, 589, 615, 641, 669">
            <text:p>14, 28, 42, 56, 71, 86, 102, 118, 134, 150, 167, 184, 202, 220, 238, 257, 276, 295, 315, 335, 356, 377, 399, 421, 443, 466, 490, 514, 538, 563, 589, 615, 641, 669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411">
            <text:p>2411</text:p>
          </table:table-cell>
          <table:table-cell/>
          <table:table-cell table:formula="of:=[.B37]" office:value-type="float" office:value="2411">
            <text:p>2411</text:p>
          </table:table-cell>
          <table:table-cell/>
          <table:table-cell table:formula="of:=ROUND((POWER([.$L$1];[.A37]*[.$H$1])-1)*[.$J$1])" office:value-type="float" office:value="696">
            <text:p>696</text:p>
          </table:table-cell>
          <table:table-cell table:number-columns-repeated="10"/>
          <table:table-cell table:formula="of:=CONCATENATE([.Q36];&quot;, &quot;;MOD([.F37];65000))" office:value-type="string" office:string-value="14, 28, 42, 56, 71, 86, 102, 118, 134, 150, 167, 184, 202, 220, 238, 257, 276, 295, 315, 335, 356, 377, 399, 421, 443, 466, 490, 514, 538, 563, 589, 615, 641, 669, 696">
            <text:p>14, 28, 42, 56, 71, 86, 102, 118, 134, 150, 167, 184, 202, 220, 238, 257, 276, 295, 315, 335, 356, 377, 399, 421, 443, 466, 490, 514, 538, 563, 589, 615, 641, 669, 696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551">
            <text:p>2551</text:p>
          </table:table-cell>
          <table:table-cell/>
          <table:table-cell table:formula="of:=[.B38]" office:value-type="float" office:value="2551">
            <text:p>2551</text:p>
          </table:table-cell>
          <table:table-cell/>
          <table:table-cell table:formula="of:=ROUND((POWER([.$L$1];[.A38]*[.$H$1])-1)*[.$J$1])" office:value-type="float" office:value="725">
            <text:p>725</text:p>
          </table:table-cell>
          <table:table-cell table:number-columns-repeated="10"/>
          <table:table-cell table:formula="of:=CONCATENATE([.Q37];&quot;, &quot;;MOD([.F38];65000))" office:value-type="string" office:string-value="14, 28, 42, 56, 71, 86, 102, 118, 134, 150, 167, 184, 202, 220, 238, 257, 276, 295, 315, 335, 356, 377, 399, 421, 443, 466, 490, 514, 538, 563, 589, 615, 641, 669, 696, 725">
            <text:p>14, 28, 42, 56, 71, 86, 102, 118, 134, 150, 167, 184, 202, 220, 238, 257, 276, 295, 315, 335, 356, 377, 399, 421, 443, 466, 490, 514, 538, 563, 589, 615, 641, 669, 696, 72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695">
            <text:p>2695</text:p>
          </table:table-cell>
          <table:table-cell/>
          <table:table-cell table:formula="of:=[.B39]" office:value-type="float" office:value="2695">
            <text:p>2695</text:p>
          </table:table-cell>
          <table:table-cell/>
          <table:table-cell table:formula="of:=ROUND((POWER([.$L$1];[.A39]*[.$H$1])-1)*[.$J$1])" office:value-type="float" office:value="754">
            <text:p>754</text:p>
          </table:table-cell>
          <table:table-cell table:number-columns-repeated="10"/>
          <table:table-cell table:formula="of:=CONCATENATE([.Q38];&quot;, &quot;;MOD([.F39];65000))" office:value-type="string" office:string-value="14, 28, 42, 56, 71, 86, 102, 118, 134, 150, 167, 184, 202, 220, 238, 257, 276, 295, 315, 335, 356, 377, 399, 421, 443, 466, 490, 514, 538, 563, 589, 615, 641, 669, 696, 725, 754">
            <text:p>14, 28, 42, 56, 71, 86, 102, 118, 134, 150, 167, 184, 202, 220, 238, 257, 276, 295, 315, 335, 356, 377, 399, 421, 443, 466, 490, 514, 538, 563, 589, 615, 641, 669, 696, 725, 754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842">
            <text:p>2842</text:p>
          </table:table-cell>
          <table:table-cell/>
          <table:table-cell table:formula="of:=[.B40]" office:value-type="float" office:value="2842">
            <text:p>2842</text:p>
          </table:table-cell>
          <table:table-cell/>
          <table:table-cell table:formula="of:=ROUND((POWER([.$L$1];[.A40]*[.$H$1])-1)*[.$J$1])" office:value-type="float" office:value="783">
            <text:p>783</text:p>
          </table:table-cell>
          <table:table-cell table:number-columns-repeated="10"/>
          <table:table-cell table:formula="of:=CONCATENATE([.Q39];&quot;, &quot;;MOD([.F40];65000))" office:value-type="string" office:string-value="14, 28, 42, 56, 71, 86, 102, 118, 134, 150, 167, 184, 202, 220, 238, 257, 276, 295, 315, 335, 356, 377, 399, 421, 443, 466, 490, 514, 538, 563, 589, 615, 641, 669, 696, 725, 754, 783">
            <text:p>14, 28, 42, 56, 71, 86, 102, 118, 134, 150, 167, 184, 202, 220, 238, 257, 276, 295, 315, 335, 356, 377, 399, 421, 443, 466, 490, 514, 538, 563, 589, 615, 641, 669, 696, 725, 754, 78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994">
            <text:p>2994</text:p>
          </table:table-cell>
          <table:table-cell/>
          <table:table-cell table:formula="of:=[.B41]" office:value-type="float" office:value="2994">
            <text:p>2994</text:p>
          </table:table-cell>
          <table:table-cell/>
          <table:table-cell table:formula="of:=ROUND((POWER([.$L$1];[.A41]*[.$H$1])-1)*[.$J$1])" office:value-type="float" office:value="813">
            <text:p>813</text:p>
          </table:table-cell>
          <table:table-cell table:number-columns-repeated="10"/>
          <table:table-cell table:formula="of:=CONCATENATE([.Q40];&quot;, &quot;;MOD([.F41];65000))" office:value-type="string" office:string-value="14, 28, 42, 56, 71, 86, 102, 118, 134, 150, 167, 184, 202, 220, 238, 257, 276, 295, 315, 335, 356, 377, 399, 421, 443, 466, 490, 514, 538, 563, 589, 615, 641, 669, 696, 725, 754, 783, 813">
            <text:p>14, 28, 42, 56, 71, 86, 102, 118, 134, 150, 167, 184, 202, 220, 238, 257, 276, 295, 315, 335, 356, 377, 399, 421, 443, 466, 490, 514, 538, 563, 589, 615, 641, 669, 696, 725, 754, 783, 81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150">
            <text:p>3150</text:p>
          </table:table-cell>
          <table:table-cell/>
          <table:table-cell table:formula="of:=[.B42]" office:value-type="float" office:value="3150">
            <text:p>3150</text:p>
          </table:table-cell>
          <table:table-cell/>
          <table:table-cell table:formula="of:=ROUND((POWER([.$L$1];[.A42]*[.$H$1])-1)*[.$J$1])" office:value-type="float" office:value="844">
            <text:p>844</text:p>
          </table:table-cell>
          <table:table-cell table:number-columns-repeated="10"/>
          <table:table-cell table:formula="of:=CONCATENATE([.Q41];&quot;, &quot;;MOD([.F42];65000))" office:value-type="string" office:string-value="14, 28, 42, 56, 71, 86, 102, 118, 134, 150, 167, 184, 202, 220, 238, 257, 276, 295, 315, 335, 356, 377, 399, 421, 443, 466, 490, 514, 538, 563, 589, 615, 641, 669, 696, 725, 754, 783, 813, 844">
            <text:p>14, 28, 42, 56, 71, 86, 102, 118, 134, 150, 167, 184, 202, 220, 238, 257, 276, 295, 315, 335, 356, 377, 399, 421, 443, 466, 490, 514, 538, 563, 589, 615, 641, 669, 696, 725, 754, 783, 813, 844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309">
            <text:p>3309</text:p>
          </table:table-cell>
          <table:table-cell/>
          <table:table-cell table:formula="of:=[.B43]" office:value-type="float" office:value="3309">
            <text:p>3309</text:p>
          </table:table-cell>
          <table:table-cell/>
          <table:table-cell table:formula="of:=ROUND((POWER([.$L$1];[.A43]*[.$H$1])-1)*[.$J$1])" office:value-type="float" office:value="875">
            <text:p>875</text:p>
          </table:table-cell>
          <table:table-cell table:number-columns-repeated="10"/>
          <table:table-cell table:formula="of:=CONCATENATE([.Q42];&quot;, &quot;;MOD([.F43];65000))" office:value-type="string" office:string-value="14, 28, 42, 56, 71, 86, 102, 118, 134, 150, 167, 184, 202, 220, 238, 257, 276, 295, 315, 335, 356, 377, 399, 421, 443, 466, 490, 514, 538, 563, 589, 615, 641, 669, 696, 725, 754, 783, 813, 844, 875">
            <text:p>14, 28, 42, 56, 71, 86, 102, 118, 134, 150, 167, 184, 202, 220, 238, 257, 276, 295, 315, 335, 356, 377, 399, 421, 443, 466, 490, 514, 538, 563, 589, 615, 641, 669, 696, 725, 754, 783, 813, 844, 87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472">
            <text:p>3472</text:p>
          </table:table-cell>
          <table:table-cell/>
          <table:table-cell table:formula="of:=[.B44]" office:value-type="float" office:value="3472">
            <text:p>3472</text:p>
          </table:table-cell>
          <table:table-cell/>
          <table:table-cell table:formula="of:=ROUND((POWER([.$L$1];[.A44]*[.$H$1])-1)*[.$J$1])" office:value-type="float" office:value="907">
            <text:p>907</text:p>
          </table:table-cell>
          <table:table-cell table:number-columns-repeated="10"/>
          <table:table-cell table:formula="of:=CONCATENATE([.Q43];&quot;, &quot;;MOD([.F44];65000))" office:value-type="string" office:string-value="14, 28, 42, 56, 71, 86, 102, 118, 134, 150, 167, 184, 202, 220, 238, 257, 276, 295, 315, 335, 356, 377, 399, 421, 443, 466, 490, 514, 538, 563, 589, 615, 641, 669, 696, 725, 754, 783, 813, 844, 875, 907">
            <text:p>14, 28, 42, 56, 71, 86, 102, 118, 134, 150, 167, 184, 202, 220, 238, 257, 276, 295, 315, 335, 356, 377, 399, 421, 443, 466, 490, 514, 538, 563, 589, 615, 641, 669, 696, 725, 754, 783, 813, 844, 875, 907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640">
            <text:p>3640</text:p>
          </table:table-cell>
          <table:table-cell/>
          <table:table-cell table:formula="of:=[.B45]" office:value-type="float" office:value="3640">
            <text:p>3640</text:p>
          </table:table-cell>
          <table:table-cell/>
          <table:table-cell table:formula="of:=ROUND((POWER([.$L$1];[.A45]*[.$H$1])-1)*[.$J$1])" office:value-type="float" office:value="940">
            <text:p>940</text:p>
          </table:table-cell>
          <table:table-cell table:number-columns-repeated="10"/>
          <table:table-cell table:formula="of:=CONCATENATE([.Q44];&quot;, &quot;;MOD([.F45];65000))" office:value-type="string" office:string-value="14, 28, 42, 56, 71, 86, 102, 118, 134, 150, 167, 184, 202, 220, 238, 257, 276, 295, 315, 335, 356, 377, 399, 421, 443, 466, 490, 514, 538, 563, 589, 615, 641, 669, 696, 725, 754, 783, 813, 844, 875, 907, 940">
            <text:p>14, 28, 42, 56, 71, 86, 102, 118, 134, 150, 167, 184, 202, 220, 238, 257, 276, 295, 315, 335, 356, 377, 399, 421, 443, 466, 490, 514, 538, 563, 589, 615, 641, 669, 696, 725, 754, 783, 813, 844, 875, 907, 94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811">
            <text:p>3811</text:p>
          </table:table-cell>
          <table:table-cell/>
          <table:table-cell table:formula="of:=[.B46]" office:value-type="float" office:value="3811">
            <text:p>3811</text:p>
          </table:table-cell>
          <table:table-cell/>
          <table:table-cell table:formula="of:=ROUND((POWER([.$L$1];[.A46]*[.$H$1])-1)*[.$J$1])" office:value-type="float" office:value="974">
            <text:p>974</text:p>
          </table:table-cell>
          <table:table-cell table:number-columns-repeated="10"/>
          <table:table-cell table:formula="of:=CONCATENATE([.Q45];&quot;, &quot;;MOD([.F46];65000))" office:value-type="string" office:string-value="14, 28, 42, 56, 71, 86, 102, 118, 134, 150, 167, 184, 202, 220, 238, 257, 276, 295, 315, 335, 356, 377, 399, 421, 443, 466, 490, 514, 538, 563, 589, 615, 641, 669, 696, 725, 754, 783, 813, 844, 875, 907, 940, 974">
            <text:p>14, 28, 42, 56, 71, 86, 102, 118, 134, 150, 167, 184, 202, 220, 238, 257, 276, 295, 315, 335, 356, 377, 399, 421, 443, 466, 490, 514, 538, 563, 589, 615, 641, 669, 696, 725, 754, 783, 813, 844, 875, 907, 940, 974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986">
            <text:p>3986</text:p>
          </table:table-cell>
          <table:table-cell/>
          <table:table-cell table:formula="of:=[.B47]" office:value-type="float" office:value="3986">
            <text:p>3986</text:p>
          </table:table-cell>
          <table:table-cell/>
          <table:table-cell table:formula="of:=ROUND((POWER([.$L$1];[.A47]*[.$H$1])-1)*[.$J$1])" office:value-type="float" office:value="1008">
            <text:p>1008</text:p>
          </table:table-cell>
          <table:table-cell table:number-columns-repeated="10"/>
          <table:table-cell table:formula="of:=CONCATENATE([.Q46];&quot;, &quot;;MOD([.F47];65000))" office:value-type="string" office:string-value="14, 28, 42, 56, 71, 86, 102, 118, 134, 150, 167, 184, 202, 220, 238, 257, 276, 295, 315, 335, 356, 377, 399, 421, 443, 466, 490, 514, 538, 563, 589, 615, 641, 669, 696, 725, 754, 783, 813, 844, 875, 907, 940, 974, 1008">
            <text:p>14, 28, 42, 56, 71, 86, 102, 118, 134, 150, 167, 184, 202, 220, 238, 257, 276, 295, 315, 335, 356, 377, 399, 421, 443, 466, 490, 514, 538, 563, 589, 615, 641, 669, 696, 725, 754, 783, 813, 844, 875, 907, 940, 974, 100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165">
            <text:p>4165</text:p>
          </table:table-cell>
          <table:table-cell/>
          <table:table-cell table:formula="of:=[.B48]" office:value-type="float" office:value="4165">
            <text:p>4165</text:p>
          </table:table-cell>
          <table:table-cell/>
          <table:table-cell table:formula="of:=ROUND((POWER([.$L$1];[.A48]*[.$H$1])-1)*[.$J$1])" office:value-type="float" office:value="1043">
            <text:p>1043</text:p>
          </table:table-cell>
          <table:table-cell table:number-columns-repeated="10"/>
          <table:table-cell table:formula="of:=CONCATENATE([.Q47];&quot;, &quot;;MOD([.F48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">
            <text:p>14, 28, 42, 56, 71, 86, 102, 118, 134, 150, 167, 184, 202, 220, 238, 257, 276, 295, 315, 335, 356, 377, 399, 421, 443, 466, 490, 514, 538, 563, 589, 615, 641, 669, 696, 725, 754, 783, 813, 844, 875, 907, 940, 974, 1008, 1043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348">
            <text:p>4348</text:p>
          </table:table-cell>
          <table:table-cell/>
          <table:table-cell table:formula="of:=[.B49]" office:value-type="float" office:value="4348">
            <text:p>4348</text:p>
          </table:table-cell>
          <table:table-cell/>
          <table:table-cell table:formula="of:=ROUND((POWER([.$L$1];[.A49]*[.$H$1])-1)*[.$J$1])" office:value-type="float" office:value="1078">
            <text:p>1078</text:p>
          </table:table-cell>
          <table:table-cell table:number-columns-repeated="10"/>
          <table:table-cell table:formula="of:=CONCATENATE([.Q48];&quot;, &quot;;MOD([.F49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">
            <text:p>14, 28, 42, 56, 71, 86, 102, 118, 134, 150, 167, 184, 202, 220, 238, 257, 276, 295, 315, 335, 356, 377, 399, 421, 443, 466, 490, 514, 538, 563, 589, 615, 641, 669, 696, 725, 754, 783, 813, 844, 875, 907, 940, 974, 1008, 1043, 1078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535">
            <text:p>4535</text:p>
          </table:table-cell>
          <table:table-cell/>
          <table:table-cell table:formula="of:=[.B50]" office:value-type="float" office:value="4535">
            <text:p>4535</text:p>
          </table:table-cell>
          <table:table-cell/>
          <table:table-cell table:formula="of:=ROUND((POWER([.$L$1];[.A50]*[.$H$1])-1)*[.$J$1])" office:value-type="float" office:value="1114">
            <text:p>1114</text:p>
          </table:table-cell>
          <table:table-cell table:number-columns-repeated="10"/>
          <table:table-cell table:formula="of:=CONCATENATE([.Q49];&quot;, &quot;;MOD([.F50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">
            <text:p>14, 28, 42, 56, 71, 86, 102, 118, 134, 150, 167, 184, 202, 220, 238, 257, 276, 295, 315, 335, 356, 377, 399, 421, 443, 466, 490, 514, 538, 563, 589, 615, 641, 669, 696, 725, 754, 783, 813, 844, 875, 907, 940, 974, 1008, 1043, 1078, 1114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726">
            <text:p>4726</text:p>
          </table:table-cell>
          <table:table-cell/>
          <table:table-cell table:formula="of:=[.B51]" office:value-type="float" office:value="4726">
            <text:p>4726</text:p>
          </table:table-cell>
          <table:table-cell/>
          <table:table-cell table:formula="of:=ROUND((POWER([.$L$1];[.A51]*[.$H$1])-1)*[.$J$1])" office:value-type="float" office:value="1151">
            <text:p>1151</text:p>
          </table:table-cell>
          <table:table-cell table:number-columns-repeated="10"/>
          <table:table-cell table:formula="of:=CONCATENATE([.Q50];&quot;, &quot;;MOD([.F51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">
            <text:p>14, 28, 42, 56, 71, 86, 102, 118, 134, 150, 167, 184, 202, 220, 238, 257, 276, 295, 315, 335, 356, 377, 399, 421, 443, 466, 490, 514, 538, 563, 589, 615, 641, 669, 696, 725, 754, 783, 813, 844, 875, 907, 940, 974, 1008, 1043, 1078, 1114, 115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921">
            <text:p>4921</text:p>
          </table:table-cell>
          <table:table-cell/>
          <table:table-cell table:formula="of:=[.B52]" office:value-type="float" office:value="4921">
            <text:p>4921</text:p>
          </table:table-cell>
          <table:table-cell/>
          <table:table-cell table:formula="of:=ROUND((POWER([.$L$1];[.A52]*[.$H$1])-1)*[.$J$1])" office:value-type="float" office:value="1189">
            <text:p>1189</text:p>
          </table:table-cell>
          <table:table-cell table:number-columns-repeated="10"/>
          <table:table-cell table:formula="of:=CONCATENATE([.Q51];&quot;, &quot;;MOD([.F52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">
            <text:p>14, 28, 42, 56, 71, 86, 102, 118, 134, 150, 167, 184, 202, 220, 238, 257, 276, 295, 315, 335, 356, 377, 399, 421, 443, 466, 490, 514, 538, 563, 589, 615, 641, 669, 696, 725, 754, 783, 813, 844, 875, 907, 940, 974, 1008, 1043, 1078, 1114, 1151, 1189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120">
            <text:p>5120</text:p>
          </table:table-cell>
          <table:table-cell/>
          <table:table-cell table:formula="of:=[.B53]" office:value-type="float" office:value="5120">
            <text:p>5120</text:p>
          </table:table-cell>
          <table:table-cell/>
          <table:table-cell table:formula="of:=ROUND((POWER([.$L$1];[.A53]*[.$H$1])-1)*[.$J$1])" office:value-type="float" office:value="1228">
            <text:p>1228</text:p>
          </table:table-cell>
          <table:table-cell table:number-columns-repeated="10"/>
          <table:table-cell table:formula="of:=CONCATENATE([.Q52];&quot;, &quot;;MOD([.F53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">
            <text:p>14, 28, 42, 56, 71, 86, 102, 118, 134, 150, 167, 184, 202, 220, 238, 257, 276, 295, 315, 335, 356, 377, 399, 421, 443, 466, 490, 514, 538, 563, 589, 615, 641, 669, 696, 725, 754, 783, 813, 844, 875, 907, 940, 974, 1008, 1043, 1078, 1114, 1151, 1189, 1228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323">
            <text:p>5323</text:p>
          </table:table-cell>
          <table:table-cell/>
          <table:table-cell table:formula="of:=[.B54]" office:value-type="float" office:value="5323">
            <text:p>5323</text:p>
          </table:table-cell>
          <table:table-cell/>
          <table:table-cell table:formula="of:=ROUND((POWER([.$L$1];[.A54]*[.$H$1])-1)*[.$J$1])" office:value-type="float" office:value="1267">
            <text:p>1267</text:p>
          </table:table-cell>
          <table:table-cell table:number-columns-repeated="10"/>
          <table:table-cell table:formula="of:=CONCATENATE([.Q53];&quot;, &quot;;MOD([.F54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529">
            <text:p>5529</text:p>
          </table:table-cell>
          <table:table-cell/>
          <table:table-cell table:formula="of:=[.B55]" office:value-type="float" office:value="5529">
            <text:p>5529</text:p>
          </table:table-cell>
          <table:table-cell/>
          <table:table-cell table:formula="of:=ROUND((POWER([.$L$1];[.A55]*[.$H$1])-1)*[.$J$1])" office:value-type="float" office:value="1308">
            <text:p>1308</text:p>
          </table:table-cell>
          <table:table-cell table:number-columns-repeated="10"/>
          <table:table-cell table:formula="of:=CONCATENATE([.Q54];&quot;, &quot;;MOD([.F55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740">
            <text:p>5740</text:p>
          </table:table-cell>
          <table:table-cell/>
          <table:table-cell table:formula="of:=[.B56]" office:value-type="float" office:value="5740">
            <text:p>5740</text:p>
          </table:table-cell>
          <table:table-cell/>
          <table:table-cell table:formula="of:=ROUND((POWER([.$L$1];[.A56]*[.$H$1])-1)*[.$J$1])" office:value-type="float" office:value="1349">
            <text:p>1349</text:p>
          </table:table-cell>
          <table:table-cell table:number-columns-repeated="10"/>
          <table:table-cell table:formula="of:=CONCATENATE([.Q55];&quot;, &quot;;MOD([.F56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955">
            <text:p>5955</text:p>
          </table:table-cell>
          <table:table-cell/>
          <table:table-cell table:formula="of:=[.B57]" office:value-type="float" office:value="5955">
            <text:p>5955</text:p>
          </table:table-cell>
          <table:table-cell/>
          <table:table-cell table:formula="of:=ROUND((POWER([.$L$1];[.A57]*[.$H$1])-1)*[.$J$1])" office:value-type="float" office:value="1391">
            <text:p>1391</text:p>
          </table:table-cell>
          <table:table-cell table:number-columns-repeated="10"/>
          <table:table-cell table:formula="of:=CONCATENATE([.Q56];&quot;, &quot;;MOD([.F57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173">
            <text:p>6173</text:p>
          </table:table-cell>
          <table:table-cell/>
          <table:table-cell table:formula="of:=[.B58]" office:value-type="float" office:value="6173">
            <text:p>6173</text:p>
          </table:table-cell>
          <table:table-cell/>
          <table:table-cell table:formula="of:=ROUND((POWER([.$L$1];[.A58]*[.$H$1])-1)*[.$J$1])" office:value-type="float" office:value="1434">
            <text:p>1434</text:p>
          </table:table-cell>
          <table:table-cell table:number-columns-repeated="10"/>
          <table:table-cell table:formula="of:=CONCATENATE([.Q57];&quot;, &quot;;MOD([.F58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396">
            <text:p>6396</text:p>
          </table:table-cell>
          <table:table-cell/>
          <table:table-cell table:formula="of:=[.B59]" office:value-type="float" office:value="6396">
            <text:p>6396</text:p>
          </table:table-cell>
          <table:table-cell/>
          <table:table-cell table:formula="of:=ROUND((POWER([.$L$1];[.A59]*[.$H$1])-1)*[.$J$1])" office:value-type="float" office:value="1478">
            <text:p>1478</text:p>
          </table:table-cell>
          <table:table-cell table:number-columns-repeated="10"/>
          <table:table-cell table:formula="of:=CONCATENATE([.Q58];&quot;, &quot;;MOD([.F59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622">
            <text:p>6622</text:p>
          </table:table-cell>
          <table:table-cell/>
          <table:table-cell table:formula="of:=[.B60]" office:value-type="float" office:value="6622">
            <text:p>6622</text:p>
          </table:table-cell>
          <table:table-cell/>
          <table:table-cell table:formula="of:=ROUND((POWER([.$L$1];[.A60]*[.$H$1])-1)*[.$J$1])" office:value-type="float" office:value="1522">
            <text:p>1522</text:p>
          </table:table-cell>
          <table:table-cell table:number-columns-repeated="10"/>
          <table:table-cell table:formula="of:=CONCATENATE([.Q59];&quot;, &quot;;MOD([.F60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6852">
            <text:p>6852</text:p>
          </table:table-cell>
          <table:table-cell/>
          <table:table-cell table:formula="of:=[.B61]" office:value-type="float" office:value="6852">
            <text:p>6852</text:p>
          </table:table-cell>
          <table:table-cell/>
          <table:table-cell table:formula="of:=ROUND((POWER([.$L$1];[.A61]*[.$H$1])-1)*[.$J$1])" office:value-type="float" office:value="1568">
            <text:p>1568</text:p>
          </table:table-cell>
          <table:table-cell table:number-columns-repeated="10"/>
          <table:table-cell table:formula="of:=CONCATENATE([.Q60];&quot;, &quot;;MOD([.F61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087">
            <text:p>7087</text:p>
          </table:table-cell>
          <table:table-cell/>
          <table:table-cell table:formula="of:=[.B62]" office:value-type="float" office:value="7087">
            <text:p>7087</text:p>
          </table:table-cell>
          <table:table-cell/>
          <table:table-cell table:formula="of:=ROUND((POWER([.$L$1];[.A62]*[.$H$1])-1)*[.$J$1])" office:value-type="float" office:value="1615">
            <text:p>1615</text:p>
          </table:table-cell>
          <table:table-cell table:number-columns-repeated="10"/>
          <table:table-cell table:formula="of:=CONCATENATE([.Q61];&quot;, &quot;;MOD([.F62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325">
            <text:p>7325</text:p>
          </table:table-cell>
          <table:table-cell/>
          <table:table-cell table:formula="of:=[.B63]" office:value-type="float" office:value="7325">
            <text:p>7325</text:p>
          </table:table-cell>
          <table:table-cell/>
          <table:table-cell table:formula="of:=ROUND((POWER([.$L$1];[.A63]*[.$H$1])-1)*[.$J$1])" office:value-type="float" office:value="1662">
            <text:p>1662</text:p>
          </table:table-cell>
          <table:table-cell table:number-columns-repeated="10"/>
          <table:table-cell table:formula="of:=CONCATENATE([.Q62];&quot;, &quot;;MOD([.F63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567">
            <text:p>7567</text:p>
          </table:table-cell>
          <table:table-cell/>
          <table:table-cell table:formula="of:=[.B64]" office:value-type="float" office:value="7567">
            <text:p>7567</text:p>
          </table:table-cell>
          <table:table-cell/>
          <table:table-cell table:formula="of:=ROUND((POWER([.$L$1];[.A64]*[.$H$1])-1)*[.$J$1])" office:value-type="float" office:value="1711">
            <text:p>1711</text:p>
          </table:table-cell>
          <table:table-cell table:number-columns-repeated="10"/>
          <table:table-cell table:formula="of:=CONCATENATE([.Q63];&quot;, &quot;;MOD([.F64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813">
            <text:p>7813</text:p>
          </table:table-cell>
          <table:table-cell/>
          <table:table-cell table:formula="of:=[.B65]" office:value-type="float" office:value="7813">
            <text:p>7813</text:p>
          </table:table-cell>
          <table:table-cell/>
          <table:table-cell table:formula="of:=ROUND((POWER([.$L$1];[.A65]*[.$H$1])-1)*[.$J$1])" office:value-type="float" office:value="1760">
            <text:p>1760</text:p>
          </table:table-cell>
          <table:table-cell table:number-columns-repeated="10"/>
          <table:table-cell table:formula="of:=CONCATENATE([.Q64];&quot;, &quot;;MOD([.F65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063">
            <text:p>8063</text:p>
          </table:table-cell>
          <table:table-cell/>
          <table:table-cell table:formula="of:=[.B66]" office:value-type="float" office:value="8063">
            <text:p>8063</text:p>
          </table:table-cell>
          <table:table-cell/>
          <table:table-cell table:formula="of:=ROUND((POWER([.$L$1];[.A66]*[.$H$1])-1)*[.$J$1])" office:value-type="float" office:value="1811">
            <text:p>1811</text:p>
          </table:table-cell>
          <table:table-cell table:number-columns-repeated="10"/>
          <table:table-cell table:formula="of:=CONCATENATE([.Q65];&quot;, &quot;;MOD([.F66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317">
            <text:p>8317</text:p>
          </table:table-cell>
          <table:table-cell/>
          <table:table-cell table:formula="of:=[.B67]" office:value-type="float" office:value="8317">
            <text:p>8317</text:p>
          </table:table-cell>
          <table:table-cell/>
          <table:table-cell table:formula="of:=ROUND((POWER([.$L$1];[.A67]*[.$H$1])-1)*[.$J$1])" office:value-type="float" office:value="1863">
            <text:p>1863</text:p>
          </table:table-cell>
          <table:table-cell table:number-columns-repeated="10"/>
          <table:table-cell table:formula="of:=CONCATENATE([.Q66];&quot;, &quot;;MOD([.F67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575">
            <text:p>8575</text:p>
          </table:table-cell>
          <table:table-cell/>
          <table:table-cell table:formula="of:=[.B68]" office:value-type="float" office:value="8575">
            <text:p>8575</text:p>
          </table:table-cell>
          <table:table-cell/>
          <table:table-cell table:formula="of:=ROUND((POWER([.$L$1];[.A68]*[.$H$1])-1)*[.$J$1])" office:value-type="float" office:value="1916">
            <text:p>1916</text:p>
          </table:table-cell>
          <table:table-cell table:number-columns-repeated="10"/>
          <table:table-cell table:formula="of:=CONCATENATE([.Q67];&quot;, &quot;;MOD([.F68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8836">
            <text:p>8836</text:p>
          </table:table-cell>
          <table:table-cell/>
          <table:table-cell table:formula="of:=[.B69]" office:value-type="float" office:value="8836">
            <text:p>8836</text:p>
          </table:table-cell>
          <table:table-cell/>
          <table:table-cell table:formula="of:=ROUND((POWER([.$L$1];[.A69]*[.$H$1])-1)*[.$J$1])" office:value-type="float" office:value="1970">
            <text:p>1970</text:p>
          </table:table-cell>
          <table:table-cell table:number-columns-repeated="10"/>
          <table:table-cell table:formula="of:=CONCATENATE([.Q68];&quot;, &quot;;MOD([.F69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102">
            <text:p>9102</text:p>
          </table:table-cell>
          <table:table-cell/>
          <table:table-cell table:formula="of:=[.B70]" office:value-type="float" office:value="9102">
            <text:p>9102</text:p>
          </table:table-cell>
          <table:table-cell/>
          <table:table-cell table:formula="of:=ROUND((POWER([.$L$1];[.A70]*[.$H$1])-1)*[.$J$1])" office:value-type="float" office:value="2025">
            <text:p>2025</text:p>
          </table:table-cell>
          <table:table-cell table:number-columns-repeated="10"/>
          <table:table-cell table:formula="of:=CONCATENATE([.Q69];&quot;, &quot;;MOD([.F70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372">
            <text:p>9372</text:p>
          </table:table-cell>
          <table:table-cell/>
          <table:table-cell table:formula="of:=[.B71]" office:value-type="float" office:value="9372">
            <text:p>9372</text:p>
          </table:table-cell>
          <table:table-cell/>
          <table:table-cell table:formula="of:=ROUND((POWER([.$L$1];[.A71]*[.$H$1])-1)*[.$J$1])" office:value-type="float" office:value="2081">
            <text:p>2081</text:p>
          </table:table-cell>
          <table:table-cell table:number-columns-repeated="10"/>
          <table:table-cell table:formula="of:=CONCATENATE([.Q70];&quot;, &quot;;MOD([.F71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9646">
            <text:p>9646</text:p>
          </table:table-cell>
          <table:table-cell/>
          <table:table-cell table:formula="of:=[.B72]" office:value-type="float" office:value="9646">
            <text:p>9646</text:p>
          </table:table-cell>
          <table:table-cell/>
          <table:table-cell table:formula="of:=ROUND((POWER([.$L$1];[.A72]*[.$H$1])-1)*[.$J$1])" office:value-type="float" office:value="2138">
            <text:p>2138</text:p>
          </table:table-cell>
          <table:table-cell table:number-columns-repeated="10"/>
          <table:table-cell table:formula="of:=CONCATENATE([.Q71];&quot;, &quot;;MOD([.F72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9923">
            <text:p>9923</text:p>
          </table:table-cell>
          <table:table-cell/>
          <table:table-cell table:formula="of:=[.B73]" office:value-type="float" office:value="9923">
            <text:p>9923</text:p>
          </table:table-cell>
          <table:table-cell/>
          <table:table-cell table:formula="of:=ROUND((POWER([.$L$1];[.A73]*[.$H$1])-1)*[.$J$1])" office:value-type="float" office:value="2197">
            <text:p>2197</text:p>
          </table:table-cell>
          <table:table-cell table:number-columns-repeated="10"/>
          <table:table-cell table:formula="of:=CONCATENATE([.Q72];&quot;, &quot;;MOD([.F73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205">
            <text:p>10205</text:p>
          </table:table-cell>
          <table:table-cell/>
          <table:table-cell table:formula="of:=[.B74]" office:value-type="float" office:value="10205">
            <text:p>10205</text:p>
          </table:table-cell>
          <table:table-cell/>
          <table:table-cell table:formula="of:=ROUND((POWER([.$L$1];[.A74]*[.$H$1])-1)*[.$J$1])" office:value-type="float" office:value="2257">
            <text:p>2257</text:p>
          </table:table-cell>
          <table:table-cell table:number-columns-repeated="10"/>
          <table:table-cell table:formula="of:=CONCATENATE([.Q73];&quot;, &quot;;MOD([.F74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0490">
            <text:p>10490</text:p>
          </table:table-cell>
          <table:table-cell/>
          <table:table-cell table:formula="of:=[.B75]" office:value-type="float" office:value="10490">
            <text:p>10490</text:p>
          </table:table-cell>
          <table:table-cell/>
          <table:table-cell table:formula="of:=ROUND((POWER([.$L$1];[.A75]*[.$H$1])-1)*[.$J$1])" office:value-type="float" office:value="2318">
            <text:p>2318</text:p>
          </table:table-cell>
          <table:table-cell table:number-columns-repeated="10"/>
          <table:table-cell table:formula="of:=CONCATENATE([.Q74];&quot;, &quot;;MOD([.F75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0779">
            <text:p>10779</text:p>
          </table:table-cell>
          <table:table-cell/>
          <table:table-cell table:formula="of:=[.B76]" office:value-type="float" office:value="10779">
            <text:p>10779</text:p>
          </table:table-cell>
          <table:table-cell/>
          <table:table-cell table:formula="of:=ROUND((POWER([.$L$1];[.A76]*[.$H$1])-1)*[.$J$1])" office:value-type="float" office:value="2380">
            <text:p>2380</text:p>
          </table:table-cell>
          <table:table-cell table:number-columns-repeated="10"/>
          <table:table-cell table:formula="of:=CONCATENATE([.Q75];&quot;, &quot;;MOD([.F76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1073">
            <text:p>11073</text:p>
          </table:table-cell>
          <table:table-cell/>
          <table:table-cell table:formula="of:=[.B77]" office:value-type="float" office:value="11073">
            <text:p>11073</text:p>
          </table:table-cell>
          <table:table-cell/>
          <table:table-cell table:formula="of:=ROUND((POWER([.$L$1];[.A77]*[.$H$1])-1)*[.$J$1])" office:value-type="float" office:value="2444">
            <text:p>2444</text:p>
          </table:table-cell>
          <table:table-cell table:number-columns-repeated="10"/>
          <table:table-cell table:formula="of:=CONCATENATE([.Q76];&quot;, &quot;;MOD([.F77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1370">
            <text:p>11370</text:p>
          </table:table-cell>
          <table:table-cell/>
          <table:table-cell table:formula="of:=[.B78]" office:value-type="float" office:value="11370">
            <text:p>11370</text:p>
          </table:table-cell>
          <table:table-cell/>
          <table:table-cell table:formula="of:=ROUND((POWER([.$L$1];[.A78]*[.$H$1])-1)*[.$J$1])" office:value-type="float" office:value="2509">
            <text:p>2509</text:p>
          </table:table-cell>
          <table:table-cell table:number-columns-repeated="10"/>
          <table:table-cell table:formula="of:=CONCATENATE([.Q77];&quot;, &quot;;MOD([.F78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671">
            <text:p>11671</text:p>
          </table:table-cell>
          <table:table-cell/>
          <table:table-cell table:formula="of:=[.B79]" office:value-type="float" office:value="11671">
            <text:p>11671</text:p>
          </table:table-cell>
          <table:table-cell/>
          <table:table-cell table:formula="of:=ROUND((POWER([.$L$1];[.A79]*[.$H$1])-1)*[.$J$1])" office:value-type="float" office:value="2575">
            <text:p>2575</text:p>
          </table:table-cell>
          <table:table-cell table:number-columns-repeated="10"/>
          <table:table-cell table:formula="of:=CONCATENATE([.Q78];&quot;, &quot;;MOD([.F79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1976">
            <text:p>11976</text:p>
          </table:table-cell>
          <table:table-cell/>
          <table:table-cell table:formula="of:=[.B80]" office:value-type="float" office:value="11976">
            <text:p>11976</text:p>
          </table:table-cell>
          <table:table-cell/>
          <table:table-cell table:formula="of:=ROUND((POWER([.$L$1];[.A80]*[.$H$1])-1)*[.$J$1])" office:value-type="float" office:value="2643">
            <text:p>2643</text:p>
          </table:table-cell>
          <table:table-cell table:number-columns-repeated="10"/>
          <table:table-cell table:formula="of:=CONCATENATE([.Q79];&quot;, &quot;;MOD([.F80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2285">
            <text:p>12285</text:p>
          </table:table-cell>
          <table:table-cell/>
          <table:table-cell table:formula="of:=[.B81]" office:value-type="float" office:value="12285">
            <text:p>12285</text:p>
          </table:table-cell>
          <table:table-cell/>
          <table:table-cell table:formula="of:=ROUND((POWER([.$L$1];[.A81]*[.$H$1])-1)*[.$J$1])" office:value-type="float" office:value="2712">
            <text:p>2712</text:p>
          </table:table-cell>
          <table:table-cell table:number-columns-repeated="10"/>
          <table:table-cell table:formula="of:=CONCATENATE([.Q80];&quot;, &quot;;MOD([.F81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598">
            <text:p>12598</text:p>
          </table:table-cell>
          <table:table-cell/>
          <table:table-cell table:formula="of:=[.B82]" office:value-type="float" office:value="12598">
            <text:p>12598</text:p>
          </table:table-cell>
          <table:table-cell/>
          <table:table-cell table:formula="of:=ROUND((POWER([.$L$1];[.A82]*[.$H$1])-1)*[.$J$1])" office:value-type="float" office:value="2783">
            <text:p>2783</text:p>
          </table:table-cell>
          <table:table-cell table:number-columns-repeated="10"/>
          <table:table-cell table:formula="of:=CONCATENATE([.Q81];&quot;, &quot;;MOD([.F82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2915">
            <text:p>12915</text:p>
          </table:table-cell>
          <table:table-cell/>
          <table:table-cell table:formula="of:=[.B83]" office:value-type="float" office:value="12915">
            <text:p>12915</text:p>
          </table:table-cell>
          <table:table-cell/>
          <table:table-cell table:formula="of:=ROUND((POWER([.$L$1];[.A83]*[.$H$1])-1)*[.$J$1])" office:value-type="float" office:value="2855">
            <text:p>2855</text:p>
          </table:table-cell>
          <table:table-cell table:number-columns-repeated="10"/>
          <table:table-cell table:formula="of:=CONCATENATE([.Q82];&quot;, &quot;;MOD([.F83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3236">
            <text:p>13236</text:p>
          </table:table-cell>
          <table:table-cell/>
          <table:table-cell table:formula="of:=[.B84]" office:value-type="float" office:value="13236">
            <text:p>13236</text:p>
          </table:table-cell>
          <table:table-cell/>
          <table:table-cell table:formula="of:=ROUND((POWER([.$L$1];[.A84]*[.$H$1])-1)*[.$J$1])" office:value-type="float" office:value="2929">
            <text:p>2929</text:p>
          </table:table-cell>
          <table:table-cell table:number-columns-repeated="10"/>
          <table:table-cell table:formula="of:=CONCATENATE([.Q83];&quot;, &quot;;MOD([.F84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3561">
            <text:p>13561</text:p>
          </table:table-cell>
          <table:table-cell/>
          <table:table-cell table:formula="of:=[.B85]" office:value-type="float" office:value="13561">
            <text:p>13561</text:p>
          </table:table-cell>
          <table:table-cell/>
          <table:table-cell table:formula="of:=ROUND((POWER([.$L$1];[.A85]*[.$H$1])-1)*[.$J$1])" office:value-type="float" office:value="3004">
            <text:p>3004</text:p>
          </table:table-cell>
          <table:table-cell table:number-columns-repeated="10"/>
          <table:table-cell table:formula="of:=CONCATENATE([.Q84];&quot;, &quot;;MOD([.F85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3890">
            <text:p>13890</text:p>
          </table:table-cell>
          <table:table-cell/>
          <table:table-cell table:formula="of:=[.B86]" office:value-type="float" office:value="13890">
            <text:p>13890</text:p>
          </table:table-cell>
          <table:table-cell/>
          <table:table-cell table:formula="of:=ROUND((POWER([.$L$1];[.A86]*[.$H$1])-1)*[.$J$1])" office:value-type="float" office:value="3081">
            <text:p>3081</text:p>
          </table:table-cell>
          <table:table-cell table:number-columns-repeated="10"/>
          <table:table-cell table:formula="of:=CONCATENATE([.Q85];&quot;, &quot;;MOD([.F86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4222">
            <text:p>14222</text:p>
          </table:table-cell>
          <table:table-cell/>
          <table:table-cell table:formula="of:=[.B87]" office:value-type="float" office:value="14222">
            <text:p>14222</text:p>
          </table:table-cell>
          <table:table-cell/>
          <table:table-cell table:formula="of:=ROUND((POWER([.$L$1];[.A87]*[.$H$1])-1)*[.$J$1])" office:value-type="float" office:value="3159">
            <text:p>3159</text:p>
          </table:table-cell>
          <table:table-cell table:number-columns-repeated="10"/>
          <table:table-cell table:formula="of:=CONCATENATE([.Q86];&quot;, &quot;;MOD([.F87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4559">
            <text:p>14559</text:p>
          </table:table-cell>
          <table:table-cell/>
          <table:table-cell table:formula="of:=[.B88]" office:value-type="float" office:value="14559">
            <text:p>14559</text:p>
          </table:table-cell>
          <table:table-cell/>
          <table:table-cell table:formula="of:=ROUND((POWER([.$L$1];[.A88]*[.$H$1])-1)*[.$J$1])" office:value-type="float" office:value="3239">
            <text:p>3239</text:p>
          </table:table-cell>
          <table:table-cell table:number-columns-repeated="10"/>
          <table:table-cell table:formula="of:=CONCATENATE([.Q87];&quot;, &quot;;MOD([.F88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4899">
            <text:p>14899</text:p>
          </table:table-cell>
          <table:table-cell/>
          <table:table-cell table:formula="of:=[.B89]" office:value-type="float" office:value="14899">
            <text:p>14899</text:p>
          </table:table-cell>
          <table:table-cell/>
          <table:table-cell table:formula="of:=ROUND((POWER([.$L$1];[.A89]*[.$H$1])-1)*[.$J$1])" office:value-type="float" office:value="3321">
            <text:p>3321</text:p>
          </table:table-cell>
          <table:table-cell table:number-columns-repeated="10"/>
          <table:table-cell table:formula="of:=CONCATENATE([.Q88];&quot;, &quot;;MOD([.F89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5244">
            <text:p>15244</text:p>
          </table:table-cell>
          <table:table-cell/>
          <table:table-cell table:formula="of:=[.B90]" office:value-type="float" office:value="15244">
            <text:p>15244</text:p>
          </table:table-cell>
          <table:table-cell/>
          <table:table-cell table:formula="of:=ROUND((POWER([.$L$1];[.A90]*[.$H$1])-1)*[.$J$1])" office:value-type="float" office:value="3404">
            <text:p>3404</text:p>
          </table:table-cell>
          <table:table-cell table:number-columns-repeated="10"/>
          <table:table-cell table:formula="of:=CONCATENATE([.Q89];&quot;, &quot;;MOD([.F90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5592">
            <text:p>15592</text:p>
          </table:table-cell>
          <table:table-cell/>
          <table:table-cell table:formula="of:=[.B91]" office:value-type="float" office:value="15592">
            <text:p>15592</text:p>
          </table:table-cell>
          <table:table-cell/>
          <table:table-cell table:formula="of:=ROUND((POWER([.$L$1];[.A91]*[.$H$1])-1)*[.$J$1])" office:value-type="float" office:value="3489">
            <text:p>3489</text:p>
          </table:table-cell>
          <table:table-cell table:number-columns-repeated="10"/>
          <table:table-cell table:formula="of:=CONCATENATE([.Q90];&quot;, &quot;;MOD([.F91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5945">
            <text:p>15945</text:p>
          </table:table-cell>
          <table:table-cell/>
          <table:table-cell table:formula="of:=[.B92]" office:value-type="float" office:value="15945">
            <text:p>15945</text:p>
          </table:table-cell>
          <table:table-cell/>
          <table:table-cell table:formula="of:=ROUND((POWER([.$L$1];[.A92]*[.$H$1])-1)*[.$J$1])" office:value-type="float" office:value="3576">
            <text:p>3576</text:p>
          </table:table-cell>
          <table:table-cell table:number-columns-repeated="10"/>
          <table:table-cell table:formula="of:=CONCATENATE([.Q91];&quot;, &quot;;MOD([.F92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6301">
            <text:p>16301</text:p>
          </table:table-cell>
          <table:table-cell/>
          <table:table-cell table:formula="of:=[.B93]" office:value-type="float" office:value="16301">
            <text:p>16301</text:p>
          </table:table-cell>
          <table:table-cell/>
          <table:table-cell table:formula="of:=ROUND((POWER([.$L$1];[.A93]*[.$H$1])-1)*[.$J$1])" office:value-type="float" office:value="3665">
            <text:p>3665</text:p>
          </table:table-cell>
          <table:table-cell table:number-columns-repeated="10"/>
          <table:table-cell table:formula="of:=CONCATENATE([.Q92];&quot;, &quot;;MOD([.F93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6661">
            <text:p>16661</text:p>
          </table:table-cell>
          <table:table-cell/>
          <table:table-cell table:formula="of:=[.B94]" office:value-type="float" office:value="16661">
            <text:p>16661</text:p>
          </table:table-cell>
          <table:table-cell/>
          <table:table-cell table:formula="of:=ROUND((POWER([.$L$1];[.A94]*[.$H$1])-1)*[.$J$1])" office:value-type="float" office:value="3756">
            <text:p>3756</text:p>
          </table:table-cell>
          <table:table-cell table:number-columns-repeated="10"/>
          <table:table-cell table:formula="of:=CONCATENATE([.Q93];&quot;, &quot;;MOD([.F94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7025">
            <text:p>17025</text:p>
          </table:table-cell>
          <table:table-cell/>
          <table:table-cell table:formula="of:=[.B95]" office:value-type="float" office:value="17025">
            <text:p>17025</text:p>
          </table:table-cell>
          <table:table-cell/>
          <table:table-cell table:formula="of:=ROUND((POWER([.$L$1];[.A95]*[.$H$1])-1)*[.$J$1])" office:value-type="float" office:value="3848">
            <text:p>3848</text:p>
          </table:table-cell>
          <table:table-cell table:number-columns-repeated="10"/>
          <table:table-cell table:formula="of:=CONCATENATE([.Q94];&quot;, &quot;;MOD([.F95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7393">
            <text:p>17393</text:p>
          </table:table-cell>
          <table:table-cell/>
          <table:table-cell table:formula="of:=[.B96]" office:value-type="float" office:value="17393">
            <text:p>17393</text:p>
          </table:table-cell>
          <table:table-cell/>
          <table:table-cell table:formula="of:=ROUND((POWER([.$L$1];[.A96]*[.$H$1])-1)*[.$J$1])" office:value-type="float" office:value="3943">
            <text:p>3943</text:p>
          </table:table-cell>
          <table:table-cell table:number-columns-repeated="10"/>
          <table:table-cell table:formula="of:=CONCATENATE([.Q95];&quot;, &quot;;MOD([.F96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7765">
            <text:p>17765</text:p>
          </table:table-cell>
          <table:table-cell/>
          <table:table-cell table:formula="of:=[.B97]" office:value-type="float" office:value="17765">
            <text:p>17765</text:p>
          </table:table-cell>
          <table:table-cell/>
          <table:table-cell table:formula="of:=ROUND((POWER([.$L$1];[.A97]*[.$H$1])-1)*[.$J$1])" office:value-type="float" office:value="4039">
            <text:p>4039</text:p>
          </table:table-cell>
          <table:table-cell table:number-columns-repeated="10"/>
          <table:table-cell table:formula="of:=CONCATENATE([.Q96];&quot;, &quot;;MOD([.F97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8141">
            <text:p>18141</text:p>
          </table:table-cell>
          <table:table-cell/>
          <table:table-cell table:formula="of:=[.B98]" office:value-type="float" office:value="18141">
            <text:p>18141</text:p>
          </table:table-cell>
          <table:table-cell/>
          <table:table-cell table:formula="of:=ROUND((POWER([.$L$1];[.A98]*[.$H$1])-1)*[.$J$1])" office:value-type="float" office:value="4138">
            <text:p>4138</text:p>
          </table:table-cell>
          <table:table-cell table:number-columns-repeated="10"/>
          <table:table-cell table:formula="of:=CONCATENATE([.Q97];&quot;, &quot;;MOD([.F98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8521">
            <text:p>18521</text:p>
          </table:table-cell>
          <table:table-cell/>
          <table:table-cell table:formula="of:=[.B99]" office:value-type="float" office:value="18521">
            <text:p>18521</text:p>
          </table:table-cell>
          <table:table-cell/>
          <table:table-cell table:formula="of:=ROUND((POWER([.$L$1];[.A99]*[.$H$1])-1)*[.$J$1])" office:value-type="float" office:value="4239">
            <text:p>4239</text:p>
          </table:table-cell>
          <table:table-cell table:number-columns-repeated="10"/>
          <table:table-cell table:formula="of:=CONCATENATE([.Q98];&quot;, &quot;;MOD([.F99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8905">
            <text:p>18905</text:p>
          </table:table-cell>
          <table:table-cell/>
          <table:table-cell table:formula="of:=[.B100]" office:value-type="float" office:value="18905">
            <text:p>18905</text:p>
          </table:table-cell>
          <table:table-cell/>
          <table:table-cell table:formula="of:=ROUND((POWER([.$L$1];[.A100]*[.$H$1])-1)*[.$J$1])" office:value-type="float" office:value="4341">
            <text:p>4341</text:p>
          </table:table-cell>
          <table:table-cell table:number-columns-repeated="10"/>
          <table:table-cell table:formula="of:=CONCATENATE([.Q99];&quot;, &quot;;MOD([.F100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9293">
            <text:p>19293</text:p>
          </table:table-cell>
          <table:table-cell/>
          <table:table-cell table:formula="of:=[.B101]" office:value-type="float" office:value="19293">
            <text:p>19293</text:p>
          </table:table-cell>
          <table:table-cell/>
          <table:table-cell table:formula="of:=ROUND((POWER([.$L$1];[.A101]*[.$H$1])-1)*[.$J$1])" office:value-type="float" office:value="4446">
            <text:p>4446</text:p>
          </table:table-cell>
          <table:table-cell table:number-columns-repeated="10"/>
          <table:table-cell table:formula="of:=CONCATENATE([.Q100];&quot;, &quot;;MOD([.F101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9685">
            <text:p>19685</text:p>
          </table:table-cell>
          <table:table-cell/>
          <table:table-cell table:formula="of:=[.B102]" office:value-type="float" office:value="19685">
            <text:p>19685</text:p>
          </table:table-cell>
          <table:table-cell/>
          <table:table-cell table:formula="of:=ROUND((POWER([.$L$1];[.A102]*[.$H$1])-1)*[.$J$1])" office:value-type="float" office:value="4553">
            <text:p>4553</text:p>
          </table:table-cell>
          <table:table-cell table:number-columns-repeated="10"/>
          <table:table-cell table:formula="of:=CONCATENATE([.Q101];&quot;, &quot;;MOD([.F102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0080">
            <text:p>20080</text:p>
          </table:table-cell>
          <table:table-cell/>
          <table:table-cell table:formula="of:=[.B103]" office:value-type="float" office:value="20080">
            <text:p>20080</text:p>
          </table:table-cell>
          <table:table-cell/>
          <table:table-cell table:formula="of:=ROUND((POWER([.$L$1];[.A103]*[.$H$1])-1)*[.$J$1])" office:value-type="float" office:value="4663">
            <text:p>4663</text:p>
          </table:table-cell>
          <table:table-cell table:number-columns-repeated="10"/>
          <table:table-cell table:formula="of:=CONCATENATE([.Q102];&quot;, &quot;;MOD([.F103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20480">
            <text:p>20480</text:p>
          </table:table-cell>
          <table:table-cell/>
          <table:table-cell table:formula="of:=[.B104]" office:value-type="float" office:value="20480">
            <text:p>20480</text:p>
          </table:table-cell>
          <table:table-cell/>
          <table:table-cell table:formula="of:=ROUND((POWER([.$L$1];[.A104]*[.$H$1])-1)*[.$J$1])" office:value-type="float" office:value="4774">
            <text:p>4774</text:p>
          </table:table-cell>
          <table:table-cell table:number-columns-repeated="10"/>
          <table:table-cell table:formula="of:=CONCATENATE([.Q103];&quot;, &quot;;MOD([.F104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20884">
            <text:p>20884</text:p>
          </table:table-cell>
          <table:table-cell/>
          <table:table-cell table:formula="of:=[.B105]" office:value-type="float" office:value="20884">
            <text:p>20884</text:p>
          </table:table-cell>
          <table:table-cell/>
          <table:table-cell table:formula="of:=ROUND((POWER([.$L$1];[.A105]*[.$H$1])-1)*[.$J$1])" office:value-type="float" office:value="4888">
            <text:p>4888</text:p>
          </table:table-cell>
          <table:table-cell table:number-columns-repeated="10"/>
          <table:table-cell table:formula="of:=CONCATENATE([.Q104];&quot;, &quot;;MOD([.F105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21291">
            <text:p>21291</text:p>
          </table:table-cell>
          <table:table-cell/>
          <table:table-cell table:formula="of:=[.B106]" office:value-type="float" office:value="21291">
            <text:p>21291</text:p>
          </table:table-cell>
          <table:table-cell/>
          <table:table-cell table:formula="of:=ROUND((POWER([.$L$1];[.A106]*[.$H$1])-1)*[.$J$1])" office:value-type="float" office:value="5005">
            <text:p>5005</text:p>
          </table:table-cell>
          <table:table-cell table:number-columns-repeated="10"/>
          <table:table-cell table:formula="of:=CONCATENATE([.Q105];&quot;, &quot;;MOD([.F106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21702">
            <text:p>21702</text:p>
          </table:table-cell>
          <table:table-cell/>
          <table:table-cell table:formula="of:=[.B107]" office:value-type="float" office:value="21702">
            <text:p>21702</text:p>
          </table:table-cell>
          <table:table-cell/>
          <table:table-cell table:formula="of:=ROUND((POWER([.$L$1];[.A107]*[.$H$1])-1)*[.$J$1])" office:value-type="float" office:value="5124">
            <text:p>5124</text:p>
          </table:table-cell>
          <table:table-cell table:number-columns-repeated="10"/>
          <table:table-cell table:formula="of:=CONCATENATE([.Q106];&quot;, &quot;;MOD([.F107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22118">
            <text:p>22118</text:p>
          </table:table-cell>
          <table:table-cell/>
          <table:table-cell table:formula="of:=[.B108]" office:value-type="float" office:value="22118">
            <text:p>22118</text:p>
          </table:table-cell>
          <table:table-cell/>
          <table:table-cell table:formula="of:=ROUND((POWER([.$L$1];[.A108]*[.$H$1])-1)*[.$J$1])" office:value-type="float" office:value="5245">
            <text:p>5245</text:p>
          </table:table-cell>
          <table:table-cell table:number-columns-repeated="10"/>
          <table:table-cell table:formula="of:=CONCATENATE([.Q107];&quot;, &quot;;MOD([.F108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22537">
            <text:p>22537</text:p>
          </table:table-cell>
          <table:table-cell/>
          <table:table-cell table:formula="of:=[.B109]" office:value-type="float" office:value="22537">
            <text:p>22537</text:p>
          </table:table-cell>
          <table:table-cell/>
          <table:table-cell table:formula="of:=ROUND((POWER([.$L$1];[.A109]*[.$H$1])-1)*[.$J$1])" office:value-type="float" office:value="5369">
            <text:p>5369</text:p>
          </table:table-cell>
          <table:table-cell table:number-columns-repeated="10"/>
          <table:table-cell table:formula="of:=CONCATENATE([.Q108];&quot;, &quot;;MOD([.F109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22960">
            <text:p>22960</text:p>
          </table:table-cell>
          <table:table-cell/>
          <table:table-cell table:formula="of:=[.B110]" office:value-type="float" office:value="22960">
            <text:p>22960</text:p>
          </table:table-cell>
          <table:table-cell/>
          <table:table-cell table:formula="of:=ROUND((POWER([.$L$1];[.A110]*[.$H$1])-1)*[.$J$1])" office:value-type="float" office:value="5495">
            <text:p>5495</text:p>
          </table:table-cell>
          <table:table-cell table:number-columns-repeated="10"/>
          <table:table-cell table:formula="of:=CONCATENATE([.Q109];&quot;, &quot;;MOD([.F110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23387">
            <text:p>23387</text:p>
          </table:table-cell>
          <table:table-cell/>
          <table:table-cell table:formula="of:=[.B111]" office:value-type="float" office:value="23387">
            <text:p>23387</text:p>
          </table:table-cell>
          <table:table-cell/>
          <table:table-cell table:formula="of:=ROUND((POWER([.$L$1];[.A111]*[.$H$1])-1)*[.$J$1])" office:value-type="float" office:value="5624">
            <text:p>5624</text:p>
          </table:table-cell>
          <table:table-cell table:number-columns-repeated="10"/>
          <table:table-cell table:formula="of:=CONCATENATE([.Q110];&quot;, &quot;;MOD([.F111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23819">
            <text:p>23819</text:p>
          </table:table-cell>
          <table:table-cell/>
          <table:table-cell table:formula="of:=[.B112]" office:value-type="float" office:value="23819">
            <text:p>23819</text:p>
          </table:table-cell>
          <table:table-cell/>
          <table:table-cell table:formula="of:=ROUND((POWER([.$L$1];[.A112]*[.$H$1])-1)*[.$J$1])" office:value-type="float" office:value="5756">
            <text:p>5756</text:p>
          </table:table-cell>
          <table:table-cell table:number-columns-repeated="10"/>
          <table:table-cell table:formula="of:=CONCATENATE([.Q111];&quot;, &quot;;MOD([.F112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24254">
            <text:p>24254</text:p>
          </table:table-cell>
          <table:table-cell/>
          <table:table-cell table:formula="of:=[.B113]" office:value-type="float" office:value="24254">
            <text:p>24254</text:p>
          </table:table-cell>
          <table:table-cell/>
          <table:table-cell table:formula="of:=ROUND((POWER([.$L$1];[.A113]*[.$H$1])-1)*[.$J$1])" office:value-type="float" office:value="5891">
            <text:p>5891</text:p>
          </table:table-cell>
          <table:table-cell table:number-columns-repeated="10"/>
          <table:table-cell table:formula="of:=CONCATENATE([.Q112];&quot;, &quot;;MOD([.F113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24693">
            <text:p>24693</text:p>
          </table:table-cell>
          <table:table-cell/>
          <table:table-cell table:formula="of:=[.B114]" office:value-type="float" office:value="24693">
            <text:p>24693</text:p>
          </table:table-cell>
          <table:table-cell/>
          <table:table-cell table:formula="of:=ROUND((POWER([.$L$1];[.A114]*[.$H$1])-1)*[.$J$1])" office:value-type="float" office:value="6028">
            <text:p>6028</text:p>
          </table:table-cell>
          <table:table-cell table:number-columns-repeated="10"/>
          <table:table-cell table:formula="of:=CONCATENATE([.Q113];&quot;, &quot;;MOD([.F114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25135">
            <text:p>25135</text:p>
          </table:table-cell>
          <table:table-cell/>
          <table:table-cell table:formula="of:=[.B115]" office:value-type="float" office:value="25135">
            <text:p>25135</text:p>
          </table:table-cell>
          <table:table-cell/>
          <table:table-cell table:formula="of:=ROUND((POWER([.$L$1];[.A115]*[.$H$1])-1)*[.$J$1])" office:value-type="float" office:value="6169">
            <text:p>6169</text:p>
          </table:table-cell>
          <table:table-cell table:number-columns-repeated="10"/>
          <table:table-cell table:formula="of:=CONCATENATE([.Q114];&quot;, &quot;;MOD([.F115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25582">
            <text:p>25582</text:p>
          </table:table-cell>
          <table:table-cell/>
          <table:table-cell table:formula="of:=[.B116]" office:value-type="float" office:value="25582">
            <text:p>25582</text:p>
          </table:table-cell>
          <table:table-cell/>
          <table:table-cell table:formula="of:=ROUND((POWER([.$L$1];[.A116]*[.$H$1])-1)*[.$J$1])" office:value-type="float" office:value="6312">
            <text:p>6312</text:p>
          </table:table-cell>
          <table:table-cell table:number-columns-repeated="10"/>
          <table:table-cell table:formula="of:=CONCATENATE([.Q115];&quot;, &quot;;MOD([.F116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26033">
            <text:p>26033</text:p>
          </table:table-cell>
          <table:table-cell/>
          <table:table-cell table:formula="of:=[.B117]" office:value-type="float" office:value="26033">
            <text:p>26033</text:p>
          </table:table-cell>
          <table:table-cell/>
          <table:table-cell table:formula="of:=ROUND((POWER([.$L$1];[.A117]*[.$H$1])-1)*[.$J$1])" office:value-type="float" office:value="6458">
            <text:p>6458</text:p>
          </table:table-cell>
          <table:table-cell table:number-columns-repeated="10"/>
          <table:table-cell table:formula="of:=CONCATENATE([.Q116];&quot;, &quot;;MOD([.F117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26488">
            <text:p>26488</text:p>
          </table:table-cell>
          <table:table-cell/>
          <table:table-cell table:formula="of:=[.B118]" office:value-type="float" office:value="26488">
            <text:p>26488</text:p>
          </table:table-cell>
          <table:table-cell/>
          <table:table-cell table:formula="of:=ROUND((POWER([.$L$1];[.A118]*[.$H$1])-1)*[.$J$1])" office:value-type="float" office:value="6608">
            <text:p>6608</text:p>
          </table:table-cell>
          <table:table-cell table:number-columns-repeated="10"/>
          <table:table-cell table:formula="of:=CONCATENATE([.Q117];&quot;, &quot;;MOD([.F118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26946">
            <text:p>26946</text:p>
          </table:table-cell>
          <table:table-cell/>
          <table:table-cell table:formula="of:=[.B119]" office:value-type="float" office:value="26946">
            <text:p>26946</text:p>
          </table:table-cell>
          <table:table-cell/>
          <table:table-cell table:formula="of:=ROUND((POWER([.$L$1];[.A119]*[.$H$1])-1)*[.$J$1])" office:value-type="float" office:value="6760">
            <text:p>6760</text:p>
          </table:table-cell>
          <table:table-cell table:number-columns-repeated="10"/>
          <table:table-cell table:formula="of:=CONCATENATE([.Q118];&quot;, &quot;;MOD([.F119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27409">
            <text:p>27409</text:p>
          </table:table-cell>
          <table:table-cell/>
          <table:table-cell table:formula="of:=[.B120]" office:value-type="float" office:value="27409">
            <text:p>27409</text:p>
          </table:table-cell>
          <table:table-cell/>
          <table:table-cell table:formula="of:=ROUND((POWER([.$L$1];[.A120]*[.$H$1])-1)*[.$J$1])" office:value-type="float" office:value="6916">
            <text:p>6916</text:p>
          </table:table-cell>
          <table:table-cell table:number-columns-repeated="10"/>
          <table:table-cell table:formula="of:=CONCATENATE([.Q119];&quot;, &quot;;MOD([.F120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27876">
            <text:p>27876</text:p>
          </table:table-cell>
          <table:table-cell/>
          <table:table-cell table:formula="of:=[.B121]" office:value-type="float" office:value="27876">
            <text:p>27876</text:p>
          </table:table-cell>
          <table:table-cell/>
          <table:table-cell table:formula="of:=ROUND((POWER([.$L$1];[.A121]*[.$H$1])-1)*[.$J$1])" office:value-type="float" office:value="7075">
            <text:p>7075</text:p>
          </table:table-cell>
          <table:table-cell table:number-columns-repeated="10"/>
          <table:table-cell table:formula="of:=CONCATENATE([.Q120];&quot;, &quot;;MOD([.F121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28346">
            <text:p>28346</text:p>
          </table:table-cell>
          <table:table-cell/>
          <table:table-cell table:formula="of:=[.B122]" office:value-type="float" office:value="28346">
            <text:p>28346</text:p>
          </table:table-cell>
          <table:table-cell/>
          <table:table-cell table:formula="of:=ROUND((POWER([.$L$1];[.A122]*[.$H$1])-1)*[.$J$1])" office:value-type="float" office:value="7237">
            <text:p>7237</text:p>
          </table:table-cell>
          <table:table-cell table:number-columns-repeated="10"/>
          <table:table-cell table:formula="of:=CONCATENATE([.Q121];&quot;, &quot;;MOD([.F122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28820">
            <text:p>28820</text:p>
          </table:table-cell>
          <table:table-cell/>
          <table:table-cell table:formula="of:=[.B123]" office:value-type="float" office:value="28820">
            <text:p>28820</text:p>
          </table:table-cell>
          <table:table-cell/>
          <table:table-cell table:formula="of:=ROUND((POWER([.$L$1];[.A123]*[.$H$1])-1)*[.$J$1])" office:value-type="float" office:value="7403">
            <text:p>7403</text:p>
          </table:table-cell>
          <table:table-cell table:number-columns-repeated="10"/>
          <table:table-cell table:formula="of:=CONCATENATE([.Q122];&quot;, &quot;;MOD([.F123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29299">
            <text:p>29299</text:p>
          </table:table-cell>
          <table:table-cell/>
          <table:table-cell table:formula="of:=[.B124]" office:value-type="float" office:value="29299">
            <text:p>29299</text:p>
          </table:table-cell>
          <table:table-cell/>
          <table:table-cell table:formula="of:=ROUND((POWER([.$L$1];[.A124]*[.$H$1])-1)*[.$J$1])" office:value-type="float" office:value="7572">
            <text:p>7572</text:p>
          </table:table-cell>
          <table:table-cell table:number-columns-repeated="10"/>
          <table:table-cell table:formula="of:=CONCATENATE([.Q123];&quot;, &quot;;MOD([.F124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29781">
            <text:p>29781</text:p>
          </table:table-cell>
          <table:table-cell/>
          <table:table-cell table:formula="of:=[.B125]" office:value-type="float" office:value="29781">
            <text:p>29781</text:p>
          </table:table-cell>
          <table:table-cell/>
          <table:table-cell table:formula="of:=ROUND((POWER([.$L$1];[.A125]*[.$H$1])-1)*[.$J$1])" office:value-type="float" office:value="7745">
            <text:p>7745</text:p>
          </table:table-cell>
          <table:table-cell table:number-columns-repeated="10"/>
          <table:table-cell table:formula="of:=CONCATENATE([.Q124];&quot;, &quot;;MOD([.F125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30267">
            <text:p>30267</text:p>
          </table:table-cell>
          <table:table-cell/>
          <table:table-cell table:formula="of:=[.B126]" office:value-type="float" office:value="30267">
            <text:p>30267</text:p>
          </table:table-cell>
          <table:table-cell/>
          <table:table-cell table:formula="of:=ROUND((POWER([.$L$1];[.A126]*[.$H$1])-1)*[.$J$1])" office:value-type="float" office:value="7921">
            <text:p>7921</text:p>
          </table:table-cell>
          <table:table-cell table:number-columns-repeated="10"/>
          <table:table-cell table:formula="of:=CONCATENATE([.Q125];&quot;, &quot;;MOD([.F126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30757">
            <text:p>30757</text:p>
          </table:table-cell>
          <table:table-cell/>
          <table:table-cell table:formula="of:=[.B127]" office:value-type="float" office:value="30757">
            <text:p>30757</text:p>
          </table:table-cell>
          <table:table-cell/>
          <table:table-cell table:formula="of:=ROUND((POWER([.$L$1];[.A127]*[.$H$1])-1)*[.$J$1])" office:value-type="float" office:value="8101">
            <text:p>8101</text:p>
          </table:table-cell>
          <table:table-cell table:number-columns-repeated="10"/>
          <table:table-cell table:formula="of:=CONCATENATE([.Q126];&quot;, &quot;;MOD([.F127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31251">
            <text:p>31251</text:p>
          </table:table-cell>
          <table:table-cell/>
          <table:table-cell table:formula="of:=[.B128]" office:value-type="float" office:value="31251">
            <text:p>31251</text:p>
          </table:table-cell>
          <table:table-cell/>
          <table:table-cell table:formula="of:=ROUND((POWER([.$L$1];[.A128]*[.$H$1])-1)*[.$J$1])" office:value-type="float" office:value="8285">
            <text:p>8285</text:p>
          </table:table-cell>
          <table:table-cell table:number-columns-repeated="10"/>
          <table:table-cell table:formula="of:=CONCATENATE([.Q127];&quot;, &quot;;MOD([.F128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31750">
            <text:p>31750</text:p>
          </table:table-cell>
          <table:table-cell/>
          <table:table-cell table:formula="of:=[.B129]" office:value-type="float" office:value="31750">
            <text:p>31750</text:p>
          </table:table-cell>
          <table:table-cell/>
          <table:table-cell table:formula="of:=ROUND((POWER([.$L$1];[.A129]*[.$H$1])-1)*[.$J$1])" office:value-type="float" office:value="8473">
            <text:p>8473</text:p>
          </table:table-cell>
          <table:table-cell table:number-columns-repeated="10"/>
          <table:table-cell table:formula="of:=CONCATENATE([.Q128];&quot;, &quot;;MOD([.F129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32251">
            <text:p>32251</text:p>
          </table:table-cell>
          <table:table-cell/>
          <table:table-cell table:formula="of:=[.B130]" office:value-type="float" office:value="32251">
            <text:p>32251</text:p>
          </table:table-cell>
          <table:table-cell/>
          <table:table-cell table:formula="of:=ROUND((POWER([.$L$1];[.A130]*[.$H$1])-1)*[.$J$1])" office:value-type="float" office:value="8665">
            <text:p>8665</text:p>
          </table:table-cell>
          <table:table-cell table:number-columns-repeated="10"/>
          <table:table-cell table:formula="of:=CONCATENATE([.Q129];&quot;, &quot;;MOD([.F130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32757">
            <text:p>32757</text:p>
          </table:table-cell>
          <table:table-cell/>
          <table:table-cell table:formula="of:=[.B131]" office:value-type="float" office:value="32757">
            <text:p>32757</text:p>
          </table:table-cell>
          <table:table-cell/>
          <table:table-cell table:formula="of:=ROUND((POWER([.$L$1];[.A131]*[.$H$1])-1)*[.$J$1])" office:value-type="float" office:value="8860">
            <text:p>8860</text:p>
          </table:table-cell>
          <table:table-cell table:number-columns-repeated="10"/>
          <table:table-cell table:formula="of:=CONCATENATE([.Q130];&quot;, &quot;;MOD([.F131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33267">
            <text:p>33267</text:p>
          </table:table-cell>
          <table:table-cell/>
          <table:table-cell table:formula="of:=[.B132]" office:value-type="float" office:value="33267">
            <text:p>33267</text:p>
          </table:table-cell>
          <table:table-cell/>
          <table:table-cell table:formula="of:=ROUND((POWER([.$L$1];[.A132]*[.$H$1])-1)*[.$J$1])" office:value-type="float" office:value="9060">
            <text:p>9060</text:p>
          </table:table-cell>
          <table:table-cell table:number-columns-repeated="10"/>
          <table:table-cell table:formula="of:=CONCATENATE([.Q131];&quot;, &quot;;MOD([.F132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33781">
            <text:p>33781</text:p>
          </table:table-cell>
          <table:table-cell/>
          <table:table-cell table:formula="of:=[.B133]" office:value-type="float" office:value="33781">
            <text:p>33781</text:p>
          </table:table-cell>
          <table:table-cell/>
          <table:table-cell table:formula="of:=ROUND((POWER([.$L$1];[.A133]*[.$H$1])-1)*[.$J$1])" office:value-type="float" office:value="9264">
            <text:p>9264</text:p>
          </table:table-cell>
          <table:table-cell table:number-columns-repeated="10"/>
          <table:table-cell table:formula="of:=CONCATENATE([.Q132];&quot;, &quot;;MOD([.F133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34299">
            <text:p>34299</text:p>
          </table:table-cell>
          <table:table-cell/>
          <table:table-cell table:formula="of:=[.B134]" office:value-type="float" office:value="34299">
            <text:p>34299</text:p>
          </table:table-cell>
          <table:table-cell/>
          <table:table-cell table:formula="of:=ROUND((POWER([.$L$1];[.A134]*[.$H$1])-1)*[.$J$1])" office:value-type="float" office:value="9473">
            <text:p>9473</text:p>
          </table:table-cell>
          <table:table-cell table:number-columns-repeated="10"/>
          <table:table-cell table:formula="of:=CONCATENATE([.Q133];&quot;, &quot;;MOD([.F134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34820">
            <text:p>34820</text:p>
          </table:table-cell>
          <table:table-cell/>
          <table:table-cell table:formula="of:=[.B135]" office:value-type="float" office:value="34820">
            <text:p>34820</text:p>
          </table:table-cell>
          <table:table-cell/>
          <table:table-cell table:formula="of:=ROUND((POWER([.$L$1];[.A135]*[.$H$1])-1)*[.$J$1])" office:value-type="float" office:value="9685">
            <text:p>9685</text:p>
          </table:table-cell>
          <table:table-cell table:number-columns-repeated="10"/>
          <table:table-cell table:formula="of:=CONCATENATE([.Q134];&quot;, &quot;;MOD([.F135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35346">
            <text:p>35346</text:p>
          </table:table-cell>
          <table:table-cell/>
          <table:table-cell table:formula="of:=[.B136]" office:value-type="float" office:value="35346">
            <text:p>35346</text:p>
          </table:table-cell>
          <table:table-cell/>
          <table:table-cell table:formula="of:=ROUND((POWER([.$L$1];[.A136]*[.$H$1])-1)*[.$J$1])" office:value-type="float" office:value="9902">
            <text:p>9902</text:p>
          </table:table-cell>
          <table:table-cell table:number-columns-repeated="10"/>
          <table:table-cell table:formula="of:=CONCATENATE([.Q135];&quot;, &quot;;MOD([.F136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35875">
            <text:p>35875</text:p>
          </table:table-cell>
          <table:table-cell/>
          <table:table-cell table:formula="of:=[.B137]" office:value-type="float" office:value="35875">
            <text:p>35875</text:p>
          </table:table-cell>
          <table:table-cell/>
          <table:table-cell table:formula="of:=ROUND((POWER([.$L$1];[.A137]*[.$H$1])-1)*[.$J$1])" office:value-type="float" office:value="10124">
            <text:p>10124</text:p>
          </table:table-cell>
          <table:table-cell table:number-columns-repeated="10"/>
          <table:table-cell table:formula="of:=CONCATENATE([.Q136];&quot;, &quot;;MOD([.F137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36409">
            <text:p>36409</text:p>
          </table:table-cell>
          <table:table-cell/>
          <table:table-cell table:formula="of:=[.B138]" office:value-type="float" office:value="36409">
            <text:p>36409</text:p>
          </table:table-cell>
          <table:table-cell/>
          <table:table-cell table:formula="of:=ROUND((POWER([.$L$1];[.A138]*[.$H$1])-1)*[.$J$1])" office:value-type="float" office:value="10351">
            <text:p>10351</text:p>
          </table:table-cell>
          <table:table-cell table:number-columns-repeated="10"/>
          <table:table-cell table:formula="of:=CONCATENATE([.Q137];&quot;, &quot;;MOD([.F138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36946">
            <text:p>36946</text:p>
          </table:table-cell>
          <table:table-cell/>
          <table:table-cell table:formula="of:=[.B139]" office:value-type="float" office:value="36946">
            <text:p>36946</text:p>
          </table:table-cell>
          <table:table-cell/>
          <table:table-cell table:formula="of:=ROUND((POWER([.$L$1];[.A139]*[.$H$1])-1)*[.$J$1])" office:value-type="float" office:value="10582">
            <text:p>10582</text:p>
          </table:table-cell>
          <table:table-cell table:number-columns-repeated="10"/>
          <table:table-cell table:formula="of:=CONCATENATE([.Q138];&quot;, &quot;;MOD([.F139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37488">
            <text:p>37488</text:p>
          </table:table-cell>
          <table:table-cell/>
          <table:table-cell table:formula="of:=[.B140]" office:value-type="float" office:value="37488">
            <text:p>37488</text:p>
          </table:table-cell>
          <table:table-cell/>
          <table:table-cell table:formula="of:=ROUND((POWER([.$L$1];[.A140]*[.$H$1])-1)*[.$J$1])" office:value-type="float" office:value="10818">
            <text:p>10818</text:p>
          </table:table-cell>
          <table:table-cell table:number-columns-repeated="10"/>
          <table:table-cell table:formula="of:=CONCATENATE([.Q139];&quot;, &quot;;MOD([.F140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38033">
            <text:p>38033</text:p>
          </table:table-cell>
          <table:table-cell/>
          <table:table-cell table:formula="of:=[.B141]" office:value-type="float" office:value="38033">
            <text:p>38033</text:p>
          </table:table-cell>
          <table:table-cell/>
          <table:table-cell table:formula="of:=ROUND((POWER([.$L$1];[.A141]*[.$H$1])-1)*[.$J$1])" office:value-type="float" office:value="11059">
            <text:p>11059</text:p>
          </table:table-cell>
          <table:table-cell table:number-columns-repeated="10"/>
          <table:table-cell table:formula="of:=CONCATENATE([.Q140];&quot;, &quot;;MOD([.F141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38582">
            <text:p>38582</text:p>
          </table:table-cell>
          <table:table-cell/>
          <table:table-cell table:formula="of:=[.B142]" office:value-type="float" office:value="38582">
            <text:p>38582</text:p>
          </table:table-cell>
          <table:table-cell/>
          <table:table-cell table:formula="of:=ROUND((POWER([.$L$1];[.A142]*[.$H$1])-1)*[.$J$1])" office:value-type="float" office:value="11305">
            <text:p>11305</text:p>
          </table:table-cell>
          <table:table-cell table:number-columns-repeated="10"/>
          <table:table-cell table:formula="of:=CONCATENATE([.Q141];&quot;, &quot;;MOD([.F142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39135">
            <text:p>39135</text:p>
          </table:table-cell>
          <table:table-cell/>
          <table:table-cell table:formula="of:=[.B143]" office:value-type="float" office:value="39135">
            <text:p>39135</text:p>
          </table:table-cell>
          <table:table-cell/>
          <table:table-cell table:formula="of:=ROUND((POWER([.$L$1];[.A143]*[.$H$1])-1)*[.$J$1])" office:value-type="float" office:value="11556">
            <text:p>11556</text:p>
          </table:table-cell>
          <table:table-cell table:number-columns-repeated="10"/>
          <table:table-cell table:formula="of:=CONCATENATE([.Q142];&quot;, &quot;;MOD([.F143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39692">
            <text:p>39692</text:p>
          </table:table-cell>
          <table:table-cell/>
          <table:table-cell table:formula="of:=[.B144]" office:value-type="float" office:value="39692">
            <text:p>39692</text:p>
          </table:table-cell>
          <table:table-cell/>
          <table:table-cell table:formula="of:=ROUND((POWER([.$L$1];[.A144]*[.$H$1])-1)*[.$J$1])" office:value-type="float" office:value="11812">
            <text:p>11812</text:p>
          </table:table-cell>
          <table:table-cell table:number-columns-repeated="10"/>
          <table:table-cell table:formula="of:=CONCATENATE([.Q143];&quot;, &quot;;MOD([.F144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40253">
            <text:p>40253</text:p>
          </table:table-cell>
          <table:table-cell/>
          <table:table-cell table:formula="of:=[.B145]" office:value-type="float" office:value="40253">
            <text:p>40253</text:p>
          </table:table-cell>
          <table:table-cell/>
          <table:table-cell table:formula="of:=ROUND((POWER([.$L$1];[.A145]*[.$H$1])-1)*[.$J$1])" office:value-type="float" office:value="12074">
            <text:p>12074</text:p>
          </table:table-cell>
          <table:table-cell table:number-columns-repeated="10"/>
          <table:table-cell table:formula="of:=CONCATENATE([.Q144];&quot;, &quot;;MOD([.F145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40818">
            <text:p>40818</text:p>
          </table:table-cell>
          <table:table-cell/>
          <table:table-cell table:formula="of:=[.B146]" office:value-type="float" office:value="40818">
            <text:p>40818</text:p>
          </table:table-cell>
          <table:table-cell/>
          <table:table-cell table:formula="of:=ROUND((POWER([.$L$1];[.A146]*[.$H$1])-1)*[.$J$1])" office:value-type="float" office:value="12342">
            <text:p>12342</text:p>
          </table:table-cell>
          <table:table-cell table:number-columns-repeated="10"/>
          <table:table-cell table:formula="of:=CONCATENATE([.Q145];&quot;, &quot;;MOD([.F146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41387">
            <text:p>41387</text:p>
          </table:table-cell>
          <table:table-cell/>
          <table:table-cell table:formula="of:=[.B147]" office:value-type="float" office:value="41387">
            <text:p>41387</text:p>
          </table:table-cell>
          <table:table-cell/>
          <table:table-cell table:formula="of:=ROUND((POWER([.$L$1];[.A147]*[.$H$1])-1)*[.$J$1])" office:value-type="float" office:value="12615">
            <text:p>12615</text:p>
          </table:table-cell>
          <table:table-cell table:number-columns-repeated="10"/>
          <table:table-cell table:formula="of:=CONCATENATE([.Q146];&quot;, &quot;;MOD([.F147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41960">
            <text:p>41960</text:p>
          </table:table-cell>
          <table:table-cell/>
          <table:table-cell table:formula="of:=[.B148]" office:value-type="float" office:value="41960">
            <text:p>41960</text:p>
          </table:table-cell>
          <table:table-cell/>
          <table:table-cell table:formula="of:=ROUND((POWER([.$L$1];[.A148]*[.$H$1])-1)*[.$J$1])" office:value-type="float" office:value="12893">
            <text:p>12893</text:p>
          </table:table-cell>
          <table:table-cell table:number-columns-repeated="10"/>
          <table:table-cell table:formula="of:=CONCATENATE([.Q147];&quot;, &quot;;MOD([.F148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42537">
            <text:p>42537</text:p>
          </table:table-cell>
          <table:table-cell/>
          <table:table-cell table:formula="of:=[.B149]" office:value-type="float" office:value="42537">
            <text:p>42537</text:p>
          </table:table-cell>
          <table:table-cell/>
          <table:table-cell table:formula="of:=ROUND((POWER([.$L$1];[.A149]*[.$H$1])-1)*[.$J$1])" office:value-type="float" office:value="13178">
            <text:p>13178</text:p>
          </table:table-cell>
          <table:table-cell table:number-columns-repeated="10"/>
          <table:table-cell table:formula="of:=CONCATENATE([.Q148];&quot;, &quot;;MOD([.F149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43117">
            <text:p>43117</text:p>
          </table:table-cell>
          <table:table-cell/>
          <table:table-cell table:formula="of:=[.B150]" office:value-type="float" office:value="43117">
            <text:p>43117</text:p>
          </table:table-cell>
          <table:table-cell/>
          <table:table-cell table:formula="of:=ROUND((POWER([.$L$1];[.A150]*[.$H$1])-1)*[.$J$1])" office:value-type="float" office:value="13469">
            <text:p>13469</text:p>
          </table:table-cell>
          <table:table-cell table:number-columns-repeated="10"/>
          <table:table-cell table:formula="of:=CONCATENATE([.Q149];&quot;, &quot;;MOD([.F150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43702">
            <text:p>43702</text:p>
          </table:table-cell>
          <table:table-cell/>
          <table:table-cell table:formula="of:=[.B151]" office:value-type="float" office:value="43702">
            <text:p>43702</text:p>
          </table:table-cell>
          <table:table-cell/>
          <table:table-cell table:formula="of:=ROUND((POWER([.$L$1];[.A151]*[.$H$1])-1)*[.$J$1])" office:value-type="float" office:value="13765">
            <text:p>13765</text:p>
          </table:table-cell>
          <table:table-cell table:number-columns-repeated="10"/>
          <table:table-cell table:formula="of:=CONCATENATE([.Q150];&quot;, &quot;;MOD([.F151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44291">
            <text:p>44291</text:p>
          </table:table-cell>
          <table:table-cell/>
          <table:table-cell table:formula="of:=[.B152]" office:value-type="float" office:value="44291">
            <text:p>44291</text:p>
          </table:table-cell>
          <table:table-cell/>
          <table:table-cell table:formula="of:=ROUND((POWER([.$L$1];[.A152]*[.$H$1])-1)*[.$J$1])" office:value-type="float" office:value="14068">
            <text:p>14068</text:p>
          </table:table-cell>
          <table:table-cell table:number-columns-repeated="10"/>
          <table:table-cell table:formula="of:=CONCATENATE([.Q151];&quot;, &quot;;MOD([.F152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44883">
            <text:p>44883</text:p>
          </table:table-cell>
          <table:table-cell/>
          <table:table-cell table:formula="of:=[.B153]" office:value-type="float" office:value="44883">
            <text:p>44883</text:p>
          </table:table-cell>
          <table:table-cell/>
          <table:table-cell table:formula="of:=ROUND((POWER([.$L$1];[.A153]*[.$H$1])-1)*[.$J$1])" office:value-type="float" office:value="14377">
            <text:p>14377</text:p>
          </table:table-cell>
          <table:table-cell table:number-columns-repeated="10"/>
          <table:table-cell table:formula="of:=CONCATENATE([.Q152];&quot;, &quot;;MOD([.F153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45480">
            <text:p>45480</text:p>
          </table:table-cell>
          <table:table-cell/>
          <table:table-cell table:formula="of:=[.B154]" office:value-type="float" office:value="45480">
            <text:p>45480</text:p>
          </table:table-cell>
          <table:table-cell/>
          <table:table-cell table:formula="of:=ROUND((POWER([.$L$1];[.A154]*[.$H$1])-1)*[.$J$1])" office:value-type="float" office:value="14693">
            <text:p>14693</text:p>
          </table:table-cell>
          <table:table-cell table:number-columns-repeated="10"/>
          <table:table-cell table:formula="of:=CONCATENATE([.Q153];&quot;, &quot;;MOD([.F154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46080">
            <text:p>46080</text:p>
          </table:table-cell>
          <table:table-cell/>
          <table:table-cell table:formula="of:=[.B155]" office:value-type="float" office:value="46080">
            <text:p>46080</text:p>
          </table:table-cell>
          <table:table-cell/>
          <table:table-cell table:formula="of:=ROUND((POWER([.$L$1];[.A155]*[.$H$1])-1)*[.$J$1])" office:value-type="float" office:value="15016">
            <text:p>15016</text:p>
          </table:table-cell>
          <table:table-cell table:number-columns-repeated="10"/>
          <table:table-cell table:formula="of:=CONCATENATE([.Q154];&quot;, &quot;;MOD([.F155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46684">
            <text:p>46684</text:p>
          </table:table-cell>
          <table:table-cell/>
          <table:table-cell table:formula="of:=[.B156]" office:value-type="float" office:value="46684">
            <text:p>46684</text:p>
          </table:table-cell>
          <table:table-cell/>
          <table:table-cell table:formula="of:=ROUND((POWER([.$L$1];[.A156]*[.$H$1])-1)*[.$J$1])" office:value-type="float" office:value="15345">
            <text:p>15345</text:p>
          </table:table-cell>
          <table:table-cell table:number-columns-repeated="10"/>
          <table:table-cell table:formula="of:=CONCATENATE([.Q155];&quot;, &quot;;MOD([.F156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47293">
            <text:p>47293</text:p>
          </table:table-cell>
          <table:table-cell/>
          <table:table-cell table:formula="of:=[.B157]" office:value-type="float" office:value="47293">
            <text:p>47293</text:p>
          </table:table-cell>
          <table:table-cell/>
          <table:table-cell table:formula="of:=ROUND((POWER([.$L$1];[.A157]*[.$H$1])-1)*[.$J$1])" office:value-type="float" office:value="15681">
            <text:p>15681</text:p>
          </table:table-cell>
          <table:table-cell table:number-columns-repeated="10"/>
          <table:table-cell table:formula="of:=CONCATENATE([.Q156];&quot;, &quot;;MOD([.F157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47905">
            <text:p>47905</text:p>
          </table:table-cell>
          <table:table-cell/>
          <table:table-cell table:formula="of:=[.B158]" office:value-type="float" office:value="47905">
            <text:p>47905</text:p>
          </table:table-cell>
          <table:table-cell/>
          <table:table-cell table:formula="of:=ROUND((POWER([.$L$1];[.A158]*[.$H$1])-1)*[.$J$1])" office:value-type="float" office:value="16024">
            <text:p>16024</text:p>
          </table:table-cell>
          <table:table-cell table:number-columns-repeated="10"/>
          <table:table-cell table:formula="of:=CONCATENATE([.Q157];&quot;, &quot;;MOD([.F158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48521">
            <text:p>48521</text:p>
          </table:table-cell>
          <table:table-cell/>
          <table:table-cell table:formula="of:=[.B159]" office:value-type="float" office:value="48521">
            <text:p>48521</text:p>
          </table:table-cell>
          <table:table-cell/>
          <table:table-cell table:formula="of:=ROUND((POWER([.$L$1];[.A159]*[.$H$1])-1)*[.$J$1])" office:value-type="float" office:value="16374">
            <text:p>16374</text:p>
          </table:table-cell>
          <table:table-cell table:number-columns-repeated="10"/>
          <table:table-cell table:formula="of:=CONCATENATE([.Q158];&quot;, &quot;;MOD([.F159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49141">
            <text:p>49141</text:p>
          </table:table-cell>
          <table:table-cell/>
          <table:table-cell table:formula="of:=[.B160]" office:value-type="float" office:value="49141">
            <text:p>49141</text:p>
          </table:table-cell>
          <table:table-cell/>
          <table:table-cell table:formula="of:=ROUND((POWER([.$L$1];[.A160]*[.$H$1])-1)*[.$J$1])" office:value-type="float" office:value="16732">
            <text:p>16732</text:p>
          </table:table-cell>
          <table:table-cell table:number-columns-repeated="10"/>
          <table:table-cell table:formula="of:=CONCATENATE([.Q159];&quot;, &quot;;MOD([.F160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49765">
            <text:p>49765</text:p>
          </table:table-cell>
          <table:table-cell/>
          <table:table-cell table:formula="of:=[.B161]" office:value-type="float" office:value="49765">
            <text:p>49765</text:p>
          </table:table-cell>
          <table:table-cell/>
          <table:table-cell table:formula="of:=ROUND((POWER([.$L$1];[.A161]*[.$H$1])-1)*[.$J$1])" office:value-type="float" office:value="17097">
            <text:p>17097</text:p>
          </table:table-cell>
          <table:table-cell table:number-columns-repeated="10"/>
          <table:table-cell table:formula="of:=CONCATENATE([.Q160];&quot;, &quot;;MOD([.F161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50393">
            <text:p>50393</text:p>
          </table:table-cell>
          <table:table-cell/>
          <table:table-cell table:formula="of:=[.B162]" office:value-type="float" office:value="50393">
            <text:p>50393</text:p>
          </table:table-cell>
          <table:table-cell/>
          <table:table-cell table:formula="of:=ROUND((POWER([.$L$1];[.A162]*[.$H$1])-1)*[.$J$1])" office:value-type="float" office:value="17470">
            <text:p>17470</text:p>
          </table:table-cell>
          <table:table-cell table:number-columns-repeated="10"/>
          <table:table-cell table:formula="of:=CONCATENATE([.Q161];&quot;, &quot;;MOD([.F162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51025">
            <text:p>51025</text:p>
          </table:table-cell>
          <table:table-cell/>
          <table:table-cell table:formula="of:=[.B163]" office:value-type="float" office:value="51025">
            <text:p>51025</text:p>
          </table:table-cell>
          <table:table-cell/>
          <table:table-cell table:formula="of:=ROUND((POWER([.$L$1];[.A163]*[.$H$1])-1)*[.$J$1])" office:value-type="float" office:value="17851">
            <text:p>17851</text:p>
          </table:table-cell>
          <table:table-cell table:number-columns-repeated="10"/>
          <table:table-cell table:formula="of:=CONCATENATE([.Q162];&quot;, &quot;;MOD([.F163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51661">
            <text:p>51661</text:p>
          </table:table-cell>
          <table:table-cell/>
          <table:table-cell table:formula="of:=[.B164]" office:value-type="float" office:value="51661">
            <text:p>51661</text:p>
          </table:table-cell>
          <table:table-cell/>
          <table:table-cell table:formula="of:=ROUND((POWER([.$L$1];[.A164]*[.$H$1])-1)*[.$J$1])" office:value-type="float" office:value="18240">
            <text:p>18240</text:p>
          </table:table-cell>
          <table:table-cell table:number-columns-repeated="10"/>
          <table:table-cell table:formula="of:=CONCATENATE([.Q163];&quot;, &quot;;MOD([.F164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52300">
            <text:p>52300</text:p>
          </table:table-cell>
          <table:table-cell/>
          <table:table-cell table:formula="of:=[.B165]" office:value-type="float" office:value="52300">
            <text:p>52300</text:p>
          </table:table-cell>
          <table:table-cell/>
          <table:table-cell table:formula="of:=ROUND((POWER([.$L$1];[.A165]*[.$H$1])-1)*[.$J$1])" office:value-type="float" office:value="18637">
            <text:p>18637</text:p>
          </table:table-cell>
          <table:table-cell table:number-columns-repeated="10"/>
          <table:table-cell table:formula="of:=CONCATENATE([.Q164];&quot;, &quot;;MOD([.F165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52944">
            <text:p>52944</text:p>
          </table:table-cell>
          <table:table-cell/>
          <table:table-cell table:formula="of:=[.B166]" office:value-type="float" office:value="52944">
            <text:p>52944</text:p>
          </table:table-cell>
          <table:table-cell/>
          <table:table-cell table:formula="of:=ROUND((POWER([.$L$1];[.A166]*[.$H$1])-1)*[.$J$1])" office:value-type="float" office:value="19042">
            <text:p>19042</text:p>
          </table:table-cell>
          <table:table-cell table:number-columns-repeated="10"/>
          <table:table-cell table:formula="of:=CONCATENATE([.Q165];&quot;, &quot;;MOD([.F166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53592">
            <text:p>53592</text:p>
          </table:table-cell>
          <table:table-cell/>
          <table:table-cell table:formula="of:=[.B167]" office:value-type="float" office:value="53592">
            <text:p>53592</text:p>
          </table:table-cell>
          <table:table-cell/>
          <table:table-cell table:formula="of:=ROUND((POWER([.$L$1];[.A167]*[.$H$1])-1)*[.$J$1])" office:value-type="float" office:value="19456">
            <text:p>19456</text:p>
          </table:table-cell>
          <table:table-cell table:number-columns-repeated="10"/>
          <table:table-cell table:formula="of:=CONCATENATE([.Q166];&quot;, &quot;;MOD([.F167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54243">
            <text:p>54243</text:p>
          </table:table-cell>
          <table:table-cell/>
          <table:table-cell table:formula="of:=[.B168]" office:value-type="float" office:value="54243">
            <text:p>54243</text:p>
          </table:table-cell>
          <table:table-cell/>
          <table:table-cell table:formula="of:=ROUND((POWER([.$L$1];[.A168]*[.$H$1])-1)*[.$J$1])" office:value-type="float" office:value="19878">
            <text:p>19878</text:p>
          </table:table-cell>
          <table:table-cell table:number-columns-repeated="10"/>
          <table:table-cell table:formula="of:=CONCATENATE([.Q167];&quot;, &quot;;MOD([.F168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54899">
            <text:p>54899</text:p>
          </table:table-cell>
          <table:table-cell/>
          <table:table-cell table:formula="of:=[.B169]" office:value-type="float" office:value="54899">
            <text:p>54899</text:p>
          </table:table-cell>
          <table:table-cell/>
          <table:table-cell table:formula="of:=ROUND((POWER([.$L$1];[.A169]*[.$H$1])-1)*[.$J$1])" office:value-type="float" office:value="20310">
            <text:p>20310</text:p>
          </table:table-cell>
          <table:table-cell table:number-columns-repeated="10"/>
          <table:table-cell table:formula="of:=CONCATENATE([.Q168];&quot;, &quot;;MOD([.F169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55558">
            <text:p>55558</text:p>
          </table:table-cell>
          <table:table-cell/>
          <table:table-cell table:formula="of:=[.B170]" office:value-type="float" office:value="55558">
            <text:p>55558</text:p>
          </table:table-cell>
          <table:table-cell/>
          <table:table-cell table:formula="of:=ROUND((POWER([.$L$1];[.A170]*[.$H$1])-1)*[.$J$1])" office:value-type="float" office:value="20750">
            <text:p>20750</text:p>
          </table:table-cell>
          <table:table-cell table:number-columns-repeated="10"/>
          <table:table-cell table:formula="of:=CONCATENATE([.Q169];&quot;, &quot;;MOD([.F170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56222">
            <text:p>56222</text:p>
          </table:table-cell>
          <table:table-cell/>
          <table:table-cell table:formula="of:=[.B171]" office:value-type="float" office:value="56222">
            <text:p>56222</text:p>
          </table:table-cell>
          <table:table-cell/>
          <table:table-cell table:formula="of:=ROUND((POWER([.$L$1];[.A171]*[.$H$1])-1)*[.$J$1])" office:value-type="float" office:value="21200">
            <text:p>21200</text:p>
          </table:table-cell>
          <table:table-cell table:number-columns-repeated="10"/>
          <table:table-cell table:formula="of:=CONCATENATE([.Q170];&quot;, &quot;;MOD([.F171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56889">
            <text:p>56889</text:p>
          </table:table-cell>
          <table:table-cell/>
          <table:table-cell table:formula="of:=[.B172]" office:value-type="float" office:value="56889">
            <text:p>56889</text:p>
          </table:table-cell>
          <table:table-cell/>
          <table:table-cell table:formula="of:=ROUND((POWER([.$L$1];[.A172]*[.$H$1])-1)*[.$J$1])" office:value-type="float" office:value="21659">
            <text:p>21659</text:p>
          </table:table-cell>
          <table:table-cell table:number-columns-repeated="10"/>
          <table:table-cell table:formula="of:=CONCATENATE([.Q171];&quot;, &quot;;MOD([.F172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57560">
            <text:p>57560</text:p>
          </table:table-cell>
          <table:table-cell/>
          <table:table-cell table:formula="of:=[.B173]" office:value-type="float" office:value="57560">
            <text:p>57560</text:p>
          </table:table-cell>
          <table:table-cell/>
          <table:table-cell table:formula="of:=ROUND((POWER([.$L$1];[.A173]*[.$H$1])-1)*[.$J$1])" office:value-type="float" office:value="22128">
            <text:p>22128</text:p>
          </table:table-cell>
          <table:table-cell table:number-columns-repeated="10"/>
          <table:table-cell table:formula="of:=CONCATENATE([.Q172];&quot;, &quot;;MOD([.F173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58235">
            <text:p>58235</text:p>
          </table:table-cell>
          <table:table-cell/>
          <table:table-cell table:formula="of:=[.B174]" office:value-type="float" office:value="58235">
            <text:p>58235</text:p>
          </table:table-cell>
          <table:table-cell/>
          <table:table-cell table:formula="of:=ROUND((POWER([.$L$1];[.A174]*[.$H$1])-1)*[.$J$1])" office:value-type="float" office:value="22606">
            <text:p>22606</text:p>
          </table:table-cell>
          <table:table-cell table:number-columns-repeated="10"/>
          <table:table-cell table:formula="of:=CONCATENATE([.Q173];&quot;, &quot;;MOD([.F174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58914">
            <text:p>58914</text:p>
          </table:table-cell>
          <table:table-cell/>
          <table:table-cell table:formula="of:=[.B175]" office:value-type="float" office:value="58914">
            <text:p>58914</text:p>
          </table:table-cell>
          <table:table-cell/>
          <table:table-cell table:formula="of:=ROUND((POWER([.$L$1];[.A175]*[.$H$1])-1)*[.$J$1])" office:value-type="float" office:value="23095">
            <text:p>23095</text:p>
          </table:table-cell>
          <table:table-cell table:number-columns-repeated="10"/>
          <table:table-cell table:formula="of:=CONCATENATE([.Q174];&quot;, &quot;;MOD([.F175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59598">
            <text:p>59598</text:p>
          </table:table-cell>
          <table:table-cell/>
          <table:table-cell table:formula="of:=[.B176]" office:value-type="float" office:value="59598">
            <text:p>59598</text:p>
          </table:table-cell>
          <table:table-cell/>
          <table:table-cell table:formula="of:=ROUND((POWER([.$L$1];[.A176]*[.$H$1])-1)*[.$J$1])" office:value-type="float" office:value="23594">
            <text:p>23594</text:p>
          </table:table-cell>
          <table:table-cell table:number-columns-repeated="10"/>
          <table:table-cell table:formula="of:=CONCATENATE([.Q175];&quot;, &quot;;MOD([.F176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60285">
            <text:p>60285</text:p>
          </table:table-cell>
          <table:table-cell/>
          <table:table-cell table:formula="of:=[.B177]" office:value-type="float" office:value="60285">
            <text:p>60285</text:p>
          </table:table-cell>
          <table:table-cell/>
          <table:table-cell table:formula="of:=ROUND((POWER([.$L$1];[.A177]*[.$H$1])-1)*[.$J$1])" office:value-type="float" office:value="24103">
            <text:p>24103</text:p>
          </table:table-cell>
          <table:table-cell table:number-columns-repeated="10"/>
          <table:table-cell table:formula="of:=CONCATENATE([.Q176];&quot;, &quot;;MOD([.F177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60975">
            <text:p>60975</text:p>
          </table:table-cell>
          <table:table-cell/>
          <table:table-cell table:formula="of:=[.B178]" office:value-type="float" office:value="60975">
            <text:p>60975</text:p>
          </table:table-cell>
          <table:table-cell/>
          <table:table-cell table:formula="of:=ROUND((POWER([.$L$1];[.A178]*[.$H$1])-1)*[.$J$1])" office:value-type="float" office:value="24623">
            <text:p>24623</text:p>
          </table:table-cell>
          <table:table-cell table:number-columns-repeated="10"/>
          <table:table-cell table:formula="of:=CONCATENATE([.Q177];&quot;, &quot;;MOD([.F178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61670">
            <text:p>61670</text:p>
          </table:table-cell>
          <table:table-cell/>
          <table:table-cell table:formula="of:=[.B179]" office:value-type="float" office:value="61670">
            <text:p>61670</text:p>
          </table:table-cell>
          <table:table-cell/>
          <table:table-cell table:formula="of:=ROUND((POWER([.$L$1];[.A179]*[.$H$1])-1)*[.$J$1])" office:value-type="float" office:value="25154">
            <text:p>25154</text:p>
          </table:table-cell>
          <table:table-cell table:number-columns-repeated="10"/>
          <table:table-cell table:formula="of:=CONCATENATE([.Q178];&quot;, &quot;;MOD([.F179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62369">
            <text:p>62369</text:p>
          </table:table-cell>
          <table:table-cell/>
          <table:table-cell table:formula="of:=[.B180]" office:value-type="float" office:value="62369">
            <text:p>62369</text:p>
          </table:table-cell>
          <table:table-cell/>
          <table:table-cell table:formula="of:=ROUND((POWER([.$L$1];[.A180]*[.$H$1])-1)*[.$J$1])" office:value-type="float" office:value="25697">
            <text:p>25697</text:p>
          </table:table-cell>
          <table:table-cell table:number-columns-repeated="10"/>
          <table:table-cell table:formula="of:=CONCATENATE([.Q179];&quot;, &quot;;MOD([.F180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63072">
            <text:p>63072</text:p>
          </table:table-cell>
          <table:table-cell/>
          <table:table-cell table:formula="of:=[.B181]" office:value-type="float" office:value="63072">
            <text:p>63072</text:p>
          </table:table-cell>
          <table:table-cell/>
          <table:table-cell table:formula="of:=ROUND((POWER([.$L$1];[.A181]*[.$H$1])-1)*[.$J$1])" office:value-type="float" office:value="26250">
            <text:p>26250</text:p>
          </table:table-cell>
          <table:table-cell table:number-columns-repeated="10"/>
          <table:table-cell table:formula="of:=CONCATENATE([.Q180];&quot;, &quot;;MOD([.F181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63779">
            <text:p>63779</text:p>
          </table:table-cell>
          <table:table-cell/>
          <table:table-cell table:formula="of:=[.B182]" office:value-type="float" office:value="63779">
            <text:p>63779</text:p>
          </table:table-cell>
          <table:table-cell/>
          <table:table-cell table:formula="of:=ROUND((POWER([.$L$1];[.A182]*[.$H$1])-1)*[.$J$1])" office:value-type="float" office:value="26815">
            <text:p>26815</text:p>
          </table:table-cell>
          <table:table-cell table:number-columns-repeated="10"/>
          <table:table-cell table:formula="of:=CONCATENATE([.Q181];&quot;, &quot;;MOD([.F182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489">
            <text:p>489</text:p>
          </table:table-cell>
          <table:table-cell/>
          <table:table-cell table:formula="of:=[.B183]+65000" office:value-type="float" office:value="65489">
            <text:p>65489</text:p>
          </table:table-cell>
          <table:table-cell/>
          <table:table-cell table:formula="of:=ROUND((POWER([.$L$1];[.A183]*[.$H$1])-1)*[.$J$1])" office:value-type="float" office:value="27393">
            <text:p>27393</text:p>
          </table:table-cell>
          <table:table-cell table:number-columns-repeated="10"/>
          <table:table-cell table:formula="of:=CONCATENATE([.Q182];&quot;, &quot;;MOD([.F183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1204">
            <text:p>1204</text:p>
          </table:table-cell>
          <table:table-cell/>
          <table:table-cell table:formula="of:=[.B184]+65000" office:value-type="float" office:value="66204">
            <text:p>66204</text:p>
          </table:table-cell>
          <table:table-cell/>
          <table:table-cell table:formula="of:=ROUND((POWER([.$L$1];[.A184]*[.$H$1])-1)*[.$J$1])" office:value-type="float" office:value="27982">
            <text:p>27982</text:p>
          </table:table-cell>
          <table:table-cell table:number-columns-repeated="10"/>
          <table:table-cell table:formula="of:=CONCATENATE([.Q183];&quot;, &quot;;MOD([.F184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1922">
            <text:p>1922</text:p>
          </table:table-cell>
          <table:table-cell/>
          <table:table-cell table:formula="of:=[.B185]+65000" office:value-type="float" office:value="66922">
            <text:p>66922</text:p>
          </table:table-cell>
          <table:table-cell/>
          <table:table-cell table:formula="of:=ROUND((POWER([.$L$1];[.A185]*[.$H$1])-1)*[.$J$1])" office:value-type="float" office:value="28583">
            <text:p>28583</text:p>
          </table:table-cell>
          <table:table-cell table:number-columns-repeated="10"/>
          <table:table-cell table:formula="of:=CONCATENATE([.Q184];&quot;, &quot;;MOD([.F185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2645">
            <text:p>2645</text:p>
          </table:table-cell>
          <table:table-cell/>
          <table:table-cell table:formula="of:=[.B186]+65000" office:value-type="float" office:value="67645">
            <text:p>67645</text:p>
          </table:table-cell>
          <table:table-cell/>
          <table:table-cell table:formula="of:=ROUND((POWER([.$L$1];[.A186]*[.$H$1])-1)*[.$J$1])" office:value-type="float" office:value="29198">
            <text:p>29198</text:p>
          </table:table-cell>
          <table:table-cell table:number-columns-repeated="10"/>
          <table:table-cell table:formula="of:=CONCATENATE([.Q185];&quot;, &quot;;MOD([.F186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3371">
            <text:p>3371</text:p>
          </table:table-cell>
          <table:table-cell/>
          <table:table-cell table:formula="of:=[.B187]+65000" office:value-type="float" office:value="68371">
            <text:p>68371</text:p>
          </table:table-cell>
          <table:table-cell/>
          <table:table-cell table:formula="of:=ROUND((POWER([.$L$1];[.A187]*[.$H$1])-1)*[.$J$1])" office:value-type="float" office:value="29825">
            <text:p>29825</text:p>
          </table:table-cell>
          <table:table-cell table:number-columns-repeated="10"/>
          <table:table-cell table:formula="of:=CONCATENATE([.Q186];&quot;, &quot;;MOD([.F187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4101">
            <text:p>4101</text:p>
          </table:table-cell>
          <table:table-cell/>
          <table:table-cell table:formula="of:=[.B188]+65000" office:value-type="float" office:value="69101">
            <text:p>69101</text:p>
          </table:table-cell>
          <table:table-cell/>
          <table:table-cell table:formula="of:=ROUND((POWER([.$L$1];[.A188]*[.$H$1])-1)*[.$J$1])" office:value-type="float" office:value="30465">
            <text:p>30465</text:p>
          </table:table-cell>
          <table:table-cell table:number-columns-repeated="10"/>
          <table:table-cell table:formula="of:=CONCATENATE([.Q187];&quot;, &quot;;MOD([.F188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4836">
            <text:p>4836</text:p>
          </table:table-cell>
          <table:table-cell/>
          <table:table-cell table:formula="of:=[.B189]+65000" office:value-type="float" office:value="69836">
            <text:p>69836</text:p>
          </table:table-cell>
          <table:table-cell/>
          <table:table-cell table:formula="of:=ROUND((POWER([.$L$1];[.A189]*[.$H$1])-1)*[.$J$1])" office:value-type="float" office:value="31119">
            <text:p>31119</text:p>
          </table:table-cell>
          <table:table-cell table:number-columns-repeated="10"/>
          <table:table-cell table:formula="of:=CONCATENATE([.Q188];&quot;, &quot;;MOD([.F189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5574">
            <text:p>5574</text:p>
          </table:table-cell>
          <table:table-cell/>
          <table:table-cell table:formula="of:=[.B190]+65000" office:value-type="float" office:value="70574">
            <text:p>70574</text:p>
          </table:table-cell>
          <table:table-cell/>
          <table:table-cell table:formula="of:=ROUND((POWER([.$L$1];[.A190]*[.$H$1])-1)*[.$J$1])" office:value-type="float" office:value="31787">
            <text:p>31787</text:p>
          </table:table-cell>
          <table:table-cell table:number-columns-repeated="10"/>
          <table:table-cell table:formula="of:=CONCATENATE([.Q189];&quot;, &quot;;MOD([.F190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6316">
            <text:p>6316</text:p>
          </table:table-cell>
          <table:table-cell/>
          <table:table-cell table:formula="of:=[.B191]+65000" office:value-type="float" office:value="71316">
            <text:p>71316</text:p>
          </table:table-cell>
          <table:table-cell/>
          <table:table-cell table:formula="of:=ROUND((POWER([.$L$1];[.A191]*[.$H$1])-1)*[.$J$1])" office:value-type="float" office:value="32468">
            <text:p>32468</text:p>
          </table:table-cell>
          <table:table-cell table:number-columns-repeated="10"/>
          <table:table-cell table:formula="of:=CONCATENATE([.Q190];&quot;, &quot;;MOD([.F191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7062">
            <text:p>7062</text:p>
          </table:table-cell>
          <table:table-cell/>
          <table:table-cell table:formula="of:=[.B192]+65000" office:value-type="float" office:value="72062">
            <text:p>72062</text:p>
          </table:table-cell>
          <table:table-cell/>
          <table:table-cell table:formula="of:=ROUND((POWER([.$L$1];[.A192]*[.$H$1])-1)*[.$J$1])" office:value-type="float" office:value="33164">
            <text:p>33164</text:p>
          </table:table-cell>
          <table:table-cell table:number-columns-repeated="10"/>
          <table:table-cell table:formula="of:=CONCATENATE([.Q191];&quot;, &quot;;MOD([.F192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7812">
            <text:p>7812</text:p>
          </table:table-cell>
          <table:table-cell/>
          <table:table-cell table:formula="of:=[.B193]+65000" office:value-type="float" office:value="72812">
            <text:p>72812</text:p>
          </table:table-cell>
          <table:table-cell/>
          <table:table-cell table:formula="of:=ROUND((POWER([.$L$1];[.A193]*[.$H$1])-1)*[.$J$1])" office:value-type="float" office:value="33875">
            <text:p>33875</text:p>
          </table:table-cell>
          <table:table-cell table:number-columns-repeated="10"/>
          <table:table-cell table:formula="of:=CONCATENATE([.Q192];&quot;, &quot;;MOD([.F193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8566">
            <text:p>8566</text:p>
          </table:table-cell>
          <table:table-cell/>
          <table:table-cell table:formula="of:=[.B194]+65000" office:value-type="float" office:value="73566">
            <text:p>73566</text:p>
          </table:table-cell>
          <table:table-cell/>
          <table:table-cell table:formula="of:=ROUND((POWER([.$L$1];[.A194]*[.$H$1])-1)*[.$J$1])" office:value-type="float" office:value="34600">
            <text:p>34600</text:p>
          </table:table-cell>
          <table:table-cell table:number-columns-repeated="10"/>
          <table:table-cell table:formula="of:=CONCATENATE([.Q193];&quot;, &quot;;MOD([.F194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9324">
            <text:p>9324</text:p>
          </table:table-cell>
          <table:table-cell/>
          <table:table-cell table:formula="of:=[.B195]+65000" office:value-type="float" office:value="74324">
            <text:p>74324</text:p>
          </table:table-cell>
          <table:table-cell/>
          <table:table-cell table:formula="of:=ROUND((POWER([.$L$1];[.A195]*[.$H$1])-1)*[.$J$1])" office:value-type="float" office:value="35341">
            <text:p>35341</text:p>
          </table:table-cell>
          <table:table-cell table:number-columns-repeated="10"/>
          <table:table-cell table:formula="of:=CONCATENATE([.Q194];&quot;, &quot;;MOD([.F195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10085">
            <text:p>10085</text:p>
          </table:table-cell>
          <table:table-cell/>
          <table:table-cell table:formula="of:=[.B196]+65000" office:value-type="float" office:value="75085">
            <text:p>75085</text:p>
          </table:table-cell>
          <table:table-cell/>
          <table:table-cell table:formula="of:=ROUND((POWER([.$L$1];[.A196]*[.$H$1])-1)*[.$J$1])" office:value-type="float" office:value="36097">
            <text:p>36097</text:p>
          </table:table-cell>
          <table:table-cell table:number-columns-repeated="10"/>
          <table:table-cell table:formula="of:=CONCATENATE([.Q195];&quot;, &quot;;MOD([.F196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10851">
            <text:p>10851</text:p>
          </table:table-cell>
          <table:table-cell/>
          <table:table-cell table:formula="of:=[.B197]+65000" office:value-type="float" office:value="75851">
            <text:p>75851</text:p>
          </table:table-cell>
          <table:table-cell/>
          <table:table-cell table:formula="of:=ROUND((POWER([.$L$1];[.A197]*[.$H$1])-1)*[.$J$1])" office:value-type="float" office:value="36869">
            <text:p>36869</text:p>
          </table:table-cell>
          <table:table-cell table:number-columns-repeated="10"/>
          <table:table-cell table:formula="of:=CONCATENATE([.Q196];&quot;, &quot;;MOD([.F197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11621">
            <text:p>11621</text:p>
          </table:table-cell>
          <table:table-cell/>
          <table:table-cell table:formula="of:=[.B198]+65000" office:value-type="float" office:value="76621">
            <text:p>76621</text:p>
          </table:table-cell>
          <table:table-cell/>
          <table:table-cell table:formula="of:=ROUND((POWER([.$L$1];[.A198]*[.$H$1])-1)*[.$J$1])" office:value-type="float" office:value="37657">
            <text:p>37657</text:p>
          </table:table-cell>
          <table:table-cell table:number-columns-repeated="10"/>
          <table:table-cell table:formula="of:=CONCATENATE([.Q197];&quot;, &quot;;MOD([.F198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12394">
            <text:p>12394</text:p>
          </table:table-cell>
          <table:table-cell/>
          <table:table-cell table:formula="of:=[.B199]+65000" office:value-type="float" office:value="77394">
            <text:p>77394</text:p>
          </table:table-cell>
          <table:table-cell/>
          <table:table-cell table:formula="of:=ROUND((POWER([.$L$1];[.A199]*[.$H$1])-1)*[.$J$1])" office:value-type="float" office:value="38462">
            <text:p>38462</text:p>
          </table:table-cell>
          <table:table-cell table:number-columns-repeated="10"/>
          <table:table-cell table:formula="of:=CONCATENATE([.Q198];&quot;, &quot;;MOD([.F199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13172">
            <text:p>13172</text:p>
          </table:table-cell>
          <table:table-cell/>
          <table:table-cell table:formula="of:=[.B200]+65000" office:value-type="float" office:value="78172">
            <text:p>78172</text:p>
          </table:table-cell>
          <table:table-cell/>
          <table:table-cell table:formula="of:=ROUND((POWER([.$L$1];[.A200]*[.$H$1])-1)*[.$J$1])" office:value-type="float" office:value="39284">
            <text:p>39284</text:p>
          </table:table-cell>
          <table:table-cell table:number-columns-repeated="10"/>
          <table:table-cell table:formula="of:=CONCATENATE([.Q199];&quot;, &quot;;MOD([.F200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13954">
            <text:p>13954</text:p>
          </table:table-cell>
          <table:table-cell/>
          <table:table-cell table:formula="of:=[.B201]+65000" office:value-type="float" office:value="78954">
            <text:p>78954</text:p>
          </table:table-cell>
          <table:table-cell/>
          <table:table-cell table:formula="of:=ROUND((POWER([.$L$1];[.A201]*[.$H$1])-1)*[.$J$1])" office:value-type="float" office:value="40123">
            <text:p>40123</text:p>
          </table:table-cell>
          <table:table-cell table:number-columns-repeated="10"/>
          <table:table-cell table:formula="of:=CONCATENATE([.Q200];&quot;, &quot;;MOD([.F201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4739">
            <text:p>14739</text:p>
          </table:table-cell>
          <table:table-cell/>
          <table:table-cell table:formula="of:=[.B202]+65000" office:value-type="float" office:value="79739">
            <text:p>79739</text:p>
          </table:table-cell>
          <table:table-cell/>
          <table:table-cell table:formula="of:=ROUND((POWER([.$L$1];[.A202]*[.$H$1])-1)*[.$J$1])" office:value-type="float" office:value="40980">
            <text:p>40980</text:p>
          </table:table-cell>
          <table:table-cell table:number-columns-repeated="10"/>
          <table:table-cell table:formula="of:=CONCATENATE([.Q201];&quot;, &quot;;MOD([.F202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15528">
            <text:p>15528</text:p>
          </table:table-cell>
          <table:table-cell/>
          <table:table-cell table:formula="of:=[.B203]+65000" office:value-type="float" office:value="80528">
            <text:p>80528</text:p>
          </table:table-cell>
          <table:table-cell/>
          <table:table-cell table:formula="of:=ROUND((POWER([.$L$1];[.A203]*[.$H$1])-1)*[.$J$1])" office:value-type="float" office:value="41855">
            <text:p>41855</text:p>
          </table:table-cell>
          <table:table-cell table:number-columns-repeated="10"/>
          <table:table-cell table:formula="of:=CONCATENATE([.Q202];&quot;, &quot;;MOD([.F203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16322">
            <text:p>16322</text:p>
          </table:table-cell>
          <table:table-cell/>
          <table:table-cell table:formula="of:=[.B204]+65000" office:value-type="float" office:value="81322">
            <text:p>81322</text:p>
          </table:table-cell>
          <table:table-cell/>
          <table:table-cell table:formula="of:=ROUND((POWER([.$L$1];[.A204]*[.$H$1])-1)*[.$J$1])" office:value-type="float" office:value="42748">
            <text:p>42748</text:p>
          </table:table-cell>
          <table:table-cell table:number-columns-repeated="10"/>
          <table:table-cell table:formula="of:=CONCATENATE([.Q203];&quot;, &quot;;MOD([.F204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17119">
            <text:p>17119</text:p>
          </table:table-cell>
          <table:table-cell/>
          <table:table-cell table:formula="of:=[.B205]+65000" office:value-type="float" office:value="82119">
            <text:p>82119</text:p>
          </table:table-cell>
          <table:table-cell/>
          <table:table-cell table:formula="of:=ROUND((POWER([.$L$1];[.A205]*[.$H$1])-1)*[.$J$1])" office:value-type="float" office:value="43660">
            <text:p>43660</text:p>
          </table:table-cell>
          <table:table-cell table:number-columns-repeated="10"/>
          <table:table-cell table:formula="of:=CONCATENATE([.Q204];&quot;, &quot;;MOD([.F205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17920">
            <text:p>17920</text:p>
          </table:table-cell>
          <table:table-cell/>
          <table:table-cell table:formula="of:=[.B206]+65000" office:value-type="float" office:value="82920">
            <text:p>82920</text:p>
          </table:table-cell>
          <table:table-cell/>
          <table:table-cell table:formula="of:=ROUND((POWER([.$L$1];[.A206]*[.$H$1])-1)*[.$J$1])" office:value-type="float" office:value="44591">
            <text:p>44591</text:p>
          </table:table-cell>
          <table:table-cell table:number-columns-repeated="10"/>
          <table:table-cell table:formula="of:=CONCATENATE([.Q205];&quot;, &quot;;MOD([.F206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18725">
            <text:p>18725</text:p>
          </table:table-cell>
          <table:table-cell/>
          <table:table-cell table:formula="of:=[.B207]+65000" office:value-type="float" office:value="83725">
            <text:p>83725</text:p>
          </table:table-cell>
          <table:table-cell/>
          <table:table-cell table:formula="of:=ROUND((POWER([.$L$1];[.A207]*[.$H$1])-1)*[.$J$1])" office:value-type="float" office:value="45541">
            <text:p>45541</text:p>
          </table:table-cell>
          <table:table-cell table:number-columns-repeated="10"/>
          <table:table-cell table:formula="of:=CONCATENATE([.Q206];&quot;, &quot;;MOD([.F207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19534">
            <text:p>19534</text:p>
          </table:table-cell>
          <table:table-cell/>
          <table:table-cell table:formula="of:=[.B208]+65000" office:value-type="float" office:value="84534">
            <text:p>84534</text:p>
          </table:table-cell>
          <table:table-cell/>
          <table:table-cell table:formula="of:=ROUND((POWER([.$L$1];[.A208]*[.$H$1])-1)*[.$J$1])" office:value-type="float" office:value="46512">
            <text:p>46512</text:p>
          </table:table-cell>
          <table:table-cell table:number-columns-repeated="10"/>
          <table:table-cell table:formula="of:=CONCATENATE([.Q207];&quot;, &quot;;MOD([.F208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20347">
            <text:p>20347</text:p>
          </table:table-cell>
          <table:table-cell/>
          <table:table-cell table:formula="of:=[.B209]+65000" office:value-type="float" office:value="85347">
            <text:p>85347</text:p>
          </table:table-cell>
          <table:table-cell/>
          <table:table-cell table:formula="of:=ROUND((POWER([.$L$1];[.A209]*[.$H$1])-1)*[.$J$1])" office:value-type="float" office:value="47503">
            <text:p>47503</text:p>
          </table:table-cell>
          <table:table-cell table:number-columns-repeated="10"/>
          <table:table-cell table:formula="of:=CONCATENATE([.Q208];&quot;, &quot;;MOD([.F209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21164">
            <text:p>21164</text:p>
          </table:table-cell>
          <table:table-cell/>
          <table:table-cell table:formula="of:=[.B210]+65000" office:value-type="float" office:value="86164">
            <text:p>86164</text:p>
          </table:table-cell>
          <table:table-cell/>
          <table:table-cell table:formula="of:=ROUND((POWER([.$L$1];[.A210]*[.$H$1])-1)*[.$J$1])" office:value-type="float" office:value="48515">
            <text:p>48515</text:p>
          </table:table-cell>
          <table:table-cell table:number-columns-repeated="10"/>
          <table:table-cell table:formula="of:=CONCATENATE([.Q209];&quot;, &quot;;MOD([.F210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21985">
            <text:p>21985</text:p>
          </table:table-cell>
          <table:table-cell/>
          <table:table-cell table:formula="of:=[.B211]+65000" office:value-type="float" office:value="86985">
            <text:p>86985</text:p>
          </table:table-cell>
          <table:table-cell/>
          <table:table-cell table:formula="of:=ROUND((POWER([.$L$1];[.A211]*[.$H$1])-1)*[.$J$1])" office:value-type="float" office:value="49548">
            <text:p>49548</text:p>
          </table:table-cell>
          <table:table-cell table:number-columns-repeated="10"/>
          <table:table-cell table:formula="of:=CONCATENATE([.Q210];&quot;, &quot;;MOD([.F211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22810">
            <text:p>22810</text:p>
          </table:table-cell>
          <table:table-cell/>
          <table:table-cell table:formula="of:=[.B212]+65000" office:value-type="float" office:value="87810">
            <text:p>87810</text:p>
          </table:table-cell>
          <table:table-cell/>
          <table:table-cell table:formula="of:=ROUND((POWER([.$L$1];[.A212]*[.$H$1])-1)*[.$J$1])" office:value-type="float" office:value="50603">
            <text:p>50603</text:p>
          </table:table-cell>
          <table:table-cell table:number-columns-repeated="10"/>
          <table:table-cell table:formula="of:=CONCATENATE([.Q211];&quot;, &quot;;MOD([.F212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23638">
            <text:p>23638</text:p>
          </table:table-cell>
          <table:table-cell/>
          <table:table-cell table:formula="of:=[.B213]+65000" office:value-type="float" office:value="88638">
            <text:p>88638</text:p>
          </table:table-cell>
          <table:table-cell/>
          <table:table-cell table:formula="of:=ROUND((POWER([.$L$1];[.A213]*[.$H$1])-1)*[.$J$1])" office:value-type="float" office:value="51680">
            <text:p>51680</text:p>
          </table:table-cell>
          <table:table-cell table:number-columns-repeated="10"/>
          <table:table-cell table:formula="of:=CONCATENATE([.Q212];&quot;, &quot;;MOD([.F213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24471">
            <text:p>24471</text:p>
          </table:table-cell>
          <table:table-cell/>
          <table:table-cell table:formula="of:=[.B214]+65000" office:value-type="float" office:value="89471">
            <text:p>89471</text:p>
          </table:table-cell>
          <table:table-cell/>
          <table:table-cell table:formula="of:=ROUND((POWER([.$L$1];[.A214]*[.$H$1])-1)*[.$J$1])" office:value-type="float" office:value="52779">
            <text:p>52779</text:p>
          </table:table-cell>
          <table:table-cell table:number-columns-repeated="10"/>
          <table:table-cell table:formula="of:=CONCATENATE([.Q213];&quot;, &quot;;MOD([.F214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25308">
            <text:p>25308</text:p>
          </table:table-cell>
          <table:table-cell/>
          <table:table-cell table:formula="of:=[.B215]+65000" office:value-type="float" office:value="90308">
            <text:p>90308</text:p>
          </table:table-cell>
          <table:table-cell/>
          <table:table-cell table:formula="of:=ROUND((POWER([.$L$1];[.A215]*[.$H$1])-1)*[.$J$1])" office:value-type="float" office:value="53902">
            <text:p>53902</text:p>
          </table:table-cell>
          <table:table-cell table:number-columns-repeated="10"/>
          <table:table-cell table:formula="of:=CONCATENATE([.Q214];&quot;, &quot;;MOD([.F215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26148">
            <text:p>26148</text:p>
          </table:table-cell>
          <table:table-cell/>
          <table:table-cell table:formula="of:=[.B216]+65000" office:value-type="float" office:value="91148">
            <text:p>91148</text:p>
          </table:table-cell>
          <table:table-cell/>
          <table:table-cell table:formula="of:=ROUND((POWER([.$L$1];[.A216]*[.$H$1])-1)*[.$J$1])" office:value-type="float" office:value="55048">
            <text:p>55048</text:p>
          </table:table-cell>
          <table:table-cell table:number-columns-repeated="10"/>
          <table:table-cell table:formula="of:=CONCATENATE([.Q215];&quot;, &quot;;MOD([.F216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26993">
            <text:p>26993</text:p>
          </table:table-cell>
          <table:table-cell/>
          <table:table-cell table:formula="of:=[.B217]+65000" office:value-type="float" office:value="91993">
            <text:p>91993</text:p>
          </table:table-cell>
          <table:table-cell/>
          <table:table-cell table:formula="of:=ROUND((POWER([.$L$1];[.A217]*[.$H$1])-1)*[.$J$1])" office:value-type="float" office:value="56218">
            <text:p>56218</text:p>
          </table:table-cell>
          <table:table-cell table:number-columns-repeated="10"/>
          <table:table-cell table:formula="of:=CONCATENATE([.Q216];&quot;, &quot;;MOD([.F217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27841">
            <text:p>27841</text:p>
          </table:table-cell>
          <table:table-cell/>
          <table:table-cell table:formula="of:=[.B218]+65000" office:value-type="float" office:value="92841">
            <text:p>92841</text:p>
          </table:table-cell>
          <table:table-cell/>
          <table:table-cell table:formula="of:=ROUND((POWER([.$L$1];[.A218]*[.$H$1])-1)*[.$J$1])" office:value-type="float" office:value="57413">
            <text:p>57413</text:p>
          </table:table-cell>
          <table:table-cell table:number-columns-repeated="10"/>
          <table:table-cell table:formula="of:=CONCATENATE([.Q217];&quot;, &quot;;MOD([.F218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28693">
            <text:p>28693</text:p>
          </table:table-cell>
          <table:table-cell/>
          <table:table-cell table:formula="of:=[.B219]+65000" office:value-type="float" office:value="93693">
            <text:p>93693</text:p>
          </table:table-cell>
          <table:table-cell/>
          <table:table-cell table:formula="of:=ROUND((POWER([.$L$1];[.A219]*[.$H$1])-1)*[.$J$1])" office:value-type="float" office:value="58633">
            <text:p>58633</text:p>
          </table:table-cell>
          <table:table-cell table:number-columns-repeated="10"/>
          <table:table-cell table:formula="of:=CONCATENATE([.Q218];&quot;, &quot;;MOD([.F219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29550">
            <text:p>29550</text:p>
          </table:table-cell>
          <table:table-cell/>
          <table:table-cell table:formula="of:=[.B220]+65000" office:value-type="float" office:value="94550">
            <text:p>94550</text:p>
          </table:table-cell>
          <table:table-cell/>
          <table:table-cell table:formula="of:=ROUND((POWER([.$L$1];[.A220]*[.$H$1])-1)*[.$J$1])" office:value-type="float" office:value="59879">
            <text:p>59879</text:p>
          </table:table-cell>
          <table:table-cell table:number-columns-repeated="10"/>
          <table:table-cell table:formula="of:=CONCATENATE([.Q219];&quot;, &quot;;MOD([.F220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30410">
            <text:p>30410</text:p>
          </table:table-cell>
          <table:table-cell/>
          <table:table-cell table:formula="of:=[.B221]+65000" office:value-type="float" office:value="95410">
            <text:p>95410</text:p>
          </table:table-cell>
          <table:table-cell/>
          <table:table-cell table:formula="of:=ROUND((POWER([.$L$1];[.A221]*[.$H$1])-1)*[.$J$1])" office:value-type="float" office:value="61151">
            <text:p>61151</text:p>
          </table:table-cell>
          <table:table-cell table:number-columns-repeated="10"/>
          <table:table-cell table:formula="of:=CONCATENATE([.Q220];&quot;, &quot;;MOD([.F221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31274">
            <text:p>31274</text:p>
          </table:table-cell>
          <table:table-cell/>
          <table:table-cell table:formula="of:=[.B222]+65000" office:value-type="float" office:value="96274">
            <text:p>96274</text:p>
          </table:table-cell>
          <table:table-cell/>
          <table:table-cell table:formula="of:=ROUND((POWER([.$L$1];[.A222]*[.$H$1])-1)*[.$J$1])" office:value-type="float" office:value="62450">
            <text:p>62450</text:p>
          </table:table-cell>
          <table:table-cell table:number-columns-repeated="10"/>
          <table:table-cell table:formula="of:=CONCATENATE([.Q221];&quot;, &quot;;MOD([.F222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32142">
            <text:p>32142</text:p>
          </table:table-cell>
          <table:table-cell/>
          <table:table-cell table:formula="of:=[.B223]+65000" office:value-type="float" office:value="97142">
            <text:p>97142</text:p>
          </table:table-cell>
          <table:table-cell/>
          <table:table-cell table:formula="of:=ROUND((POWER([.$L$1];[.A223]*[.$H$1])-1)*[.$J$1])" office:value-type="float" office:value="63775">
            <text:p>63775</text:p>
          </table:table-cell>
          <table:table-cell table:number-columns-repeated="10"/>
          <table:table-cell table:formula="of:=CONCATENATE([.Q222];&quot;, &quot;;MOD([.F223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33014">
            <text:p>33014</text:p>
          </table:table-cell>
          <table:table-cell/>
          <table:table-cell table:formula="of:=[.B224]+65000" office:value-type="float" office:value="98014">
            <text:p>98014</text:p>
          </table:table-cell>
          <table:table-cell/>
          <table:table-cell table:style-name="ce1" table:formula="of:=ROUND((POWER([.$L$1];[.A224]*[.$H$1])-1)*[.$J$1])" office:value-type="float" office:value="65129">
            <text:p>65129</text:p>
          </table:table-cell>
          <table:table-cell table:number-columns-repeated="10"/>
          <table:table-cell table:formula="of:=CONCATENATE([.Q223];&quot;, &quot;;MOD([.F224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33890">
            <text:p>33890</text:p>
          </table:table-cell>
          <table:table-cell/>
          <table:table-cell table:formula="of:=[.B225]+65000" office:value-type="float" office:value="98890">
            <text:p>98890</text:p>
          </table:table-cell>
          <table:table-cell/>
          <table:table-cell table:formula="of:=ROUND((POWER([.$L$1];[.A225]*[.$H$1])-1)*[.$J$1])" office:value-type="float" office:value="66511">
            <text:p>66511</text:p>
          </table:table-cell>
          <table:table-cell table:number-columns-repeated="10"/>
          <table:table-cell table:formula="of:=CONCATENATE([.Q224];&quot;, &quot;;MOD([.F225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34770">
            <text:p>34770</text:p>
          </table:table-cell>
          <table:table-cell/>
          <table:table-cell table:formula="of:=[.B226]+65000" office:value-type="float" office:value="99770">
            <text:p>99770</text:p>
          </table:table-cell>
          <table:table-cell/>
          <table:table-cell table:formula="of:=ROUND((POWER([.$L$1];[.A226]*[.$H$1])-1)*[.$J$1])" office:value-type="float" office:value="67923">
            <text:p>67923</text:p>
          </table:table-cell>
          <table:table-cell table:number-columns-repeated="10"/>
          <table:table-cell table:formula="of:=CONCATENATE([.Q225];&quot;, &quot;;MOD([.F226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35654">
            <text:p>35654</text:p>
          </table:table-cell>
          <table:table-cell/>
          <table:table-cell table:formula="of:=[.B227]+65000" office:value-type="float" office:value="100654">
            <text:p>100654</text:p>
          </table:table-cell>
          <table:table-cell/>
          <table:table-cell table:formula="of:=ROUND((POWER([.$L$1];[.A227]*[.$H$1])-1)*[.$J$1])" office:value-type="float" office:value="69363">
            <text:p>69363</text:p>
          </table:table-cell>
          <table:table-cell table:number-columns-repeated="10"/>
          <table:table-cell table:formula="of:=CONCATENATE([.Q226];&quot;, &quot;;MOD([.F227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36542">
            <text:p>36542</text:p>
          </table:table-cell>
          <table:table-cell/>
          <table:table-cell table:formula="of:=[.B228]+65000" office:value-type="float" office:value="101542">
            <text:p>101542</text:p>
          </table:table-cell>
          <table:table-cell/>
          <table:table-cell table:formula="of:=ROUND((POWER([.$L$1];[.A228]*[.$H$1])-1)*[.$J$1])" office:value-type="float" office:value="70835">
            <text:p>70835</text:p>
          </table:table-cell>
          <table:table-cell table:number-columns-repeated="10"/>
          <table:table-cell table:formula="of:=CONCATENATE([.Q227];&quot;, &quot;;MOD([.F228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37433">
            <text:p>37433</text:p>
          </table:table-cell>
          <table:table-cell/>
          <table:table-cell table:formula="of:=[.B229]+65000" office:value-type="float" office:value="102433">
            <text:p>102433</text:p>
          </table:table-cell>
          <table:table-cell/>
          <table:table-cell table:formula="of:=ROUND((POWER([.$L$1];[.A229]*[.$H$1])-1)*[.$J$1])" office:value-type="float" office:value="72337">
            <text:p>72337</text:p>
          </table:table-cell>
          <table:table-cell table:number-columns-repeated="10"/>
          <table:table-cell table:formula="of:=CONCATENATE([.Q228];&quot;, &quot;;MOD([.F229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38329">
            <text:p>38329</text:p>
          </table:table-cell>
          <table:table-cell/>
          <table:table-cell table:formula="of:=[.B230]+65000" office:value-type="float" office:value="103329">
            <text:p>103329</text:p>
          </table:table-cell>
          <table:table-cell/>
          <table:table-cell table:formula="of:=ROUND((POWER([.$L$1];[.A230]*[.$H$1])-1)*[.$J$1])" office:value-type="float" office:value="73870">
            <text:p>73870</text:p>
          </table:table-cell>
          <table:table-cell table:number-columns-repeated="10"/>
          <table:table-cell table:formula="of:=CONCATENATE([.Q229];&quot;, &quot;;MOD([.F230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39229">
            <text:p>39229</text:p>
          </table:table-cell>
          <table:table-cell/>
          <table:table-cell table:formula="of:=[.B231]+65000" office:value-type="float" office:value="104229">
            <text:p>104229</text:p>
          </table:table-cell>
          <table:table-cell/>
          <table:table-cell table:formula="of:=ROUND((POWER([.$L$1];[.A231]*[.$H$1])-1)*[.$J$1])" office:value-type="float" office:value="75436">
            <text:p>75436</text:p>
          </table:table-cell>
          <table:table-cell table:number-columns-repeated="10"/>
          <table:table-cell table:formula="of:=CONCATENATE([.Q230];&quot;, &quot;;MOD([.F231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40132">
            <text:p>40132</text:p>
          </table:table-cell>
          <table:table-cell/>
          <table:table-cell table:formula="of:=[.B232]+65000" office:value-type="float" office:value="105132">
            <text:p>105132</text:p>
          </table:table-cell>
          <table:table-cell/>
          <table:table-cell table:formula="of:=ROUND((POWER([.$L$1];[.A232]*[.$H$1])-1)*[.$J$1])" office:value-type="float" office:value="77035">
            <text:p>77035</text:p>
          </table:table-cell>
          <table:table-cell table:number-columns-repeated="10"/>
          <table:table-cell table:formula="of:=CONCATENATE([.Q231];&quot;, &quot;;MOD([.F232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41040">
            <text:p>41040</text:p>
          </table:table-cell>
          <table:table-cell/>
          <table:table-cell table:formula="of:=[.B233]+65000" office:value-type="float" office:value="106040">
            <text:p>106040</text:p>
          </table:table-cell>
          <table:table-cell/>
          <table:table-cell table:formula="of:=ROUND((POWER([.$L$1];[.A233]*[.$H$1])-1)*[.$J$1])" office:value-type="float" office:value="78667">
            <text:p>78667</text:p>
          </table:table-cell>
          <table:table-cell table:number-columns-repeated="10"/>
          <table:table-cell table:formula="of:=CONCATENATE([.Q232];&quot;, &quot;;MOD([.F233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41951">
            <text:p>41951</text:p>
          </table:table-cell>
          <table:table-cell/>
          <table:table-cell table:formula="of:=[.B234]+65000" office:value-type="float" office:value="106951">
            <text:p>106951</text:p>
          </table:table-cell>
          <table:table-cell/>
          <table:table-cell table:formula="of:=ROUND((POWER([.$L$1];[.A234]*[.$H$1])-1)*[.$J$1])" office:value-type="float" office:value="80334">
            <text:p>80334</text:p>
          </table:table-cell>
          <table:table-cell table:number-columns-repeated="10"/>
          <table:table-cell table:formula="of:=CONCATENATE([.Q233];&quot;, &quot;;MOD([.F234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42866">
            <text:p>42866</text:p>
          </table:table-cell>
          <table:table-cell/>
          <table:table-cell table:formula="of:=[.B235]+65000" office:value-type="float" office:value="107866">
            <text:p>107866</text:p>
          </table:table-cell>
          <table:table-cell/>
          <table:table-cell table:formula="of:=ROUND((POWER([.$L$1];[.A235]*[.$H$1])-1)*[.$J$1])" office:value-type="float" office:value="82035">
            <text:p>82035</text:p>
          </table:table-cell>
          <table:table-cell table:number-columns-repeated="10"/>
          <table:table-cell table:formula="of:=CONCATENATE([.Q234];&quot;, &quot;;MOD([.F235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43786">
            <text:p>43786</text:p>
          </table:table-cell>
          <table:table-cell/>
          <table:table-cell table:formula="of:=[.B236]+65000" office:value-type="float" office:value="108786">
            <text:p>108786</text:p>
          </table:table-cell>
          <table:table-cell/>
          <table:table-cell table:formula="of:=ROUND((POWER([.$L$1];[.A236]*[.$H$1])-1)*[.$J$1])" office:value-type="float" office:value="83773">
            <text:p>83773</text:p>
          </table:table-cell>
          <table:table-cell table:number-columns-repeated="10"/>
          <table:table-cell table:formula="of:=CONCATENATE([.Q235];&quot;, &quot;;MOD([.F236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44709">
            <text:p>44709</text:p>
          </table:table-cell>
          <table:table-cell/>
          <table:table-cell table:formula="of:=[.B237]+65000" office:value-type="float" office:value="109709">
            <text:p>109709</text:p>
          </table:table-cell>
          <table:table-cell/>
          <table:table-cell table:formula="of:=ROUND((POWER([.$L$1];[.A237]*[.$H$1])-1)*[.$J$1])" office:value-type="float" office:value="85547">
            <text:p>85547</text:p>
          </table:table-cell>
          <table:table-cell table:number-columns-repeated="10"/>
          <table:table-cell table:formula="of:=CONCATENATE([.Q236];&quot;, &quot;;MOD([.F237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45636">
            <text:p>45636</text:p>
          </table:table-cell>
          <table:table-cell/>
          <table:table-cell table:formula="of:=[.B238]+65000" office:value-type="float" office:value="110636">
            <text:p>110636</text:p>
          </table:table-cell>
          <table:table-cell/>
          <table:table-cell table:formula="of:=ROUND((POWER([.$L$1];[.A238]*[.$H$1])-1)*[.$J$1])" office:value-type="float" office:value="87358">
            <text:p>87358</text:p>
          </table:table-cell>
          <table:table-cell table:number-columns-repeated="10"/>
          <table:table-cell table:formula="of:=CONCATENATE([.Q237];&quot;, &quot;;MOD([.F238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46567">
            <text:p>46567</text:p>
          </table:table-cell>
          <table:table-cell/>
          <table:table-cell table:formula="of:=[.B239]+65000" office:value-type="float" office:value="111567">
            <text:p>111567</text:p>
          </table:table-cell>
          <table:table-cell/>
          <table:table-cell table:formula="of:=ROUND((POWER([.$L$1];[.A239]*[.$H$1])-1)*[.$J$1])" office:value-type="float" office:value="89207">
            <text:p>89207</text:p>
          </table:table-cell>
          <table:table-cell table:number-columns-repeated="10"/>
          <table:table-cell table:formula="of:=CONCATENATE([.Q238];&quot;, &quot;;MOD([.F239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47502">
            <text:p>47502</text:p>
          </table:table-cell>
          <table:table-cell/>
          <table:table-cell table:formula="of:=[.B240]+65000" office:value-type="float" office:value="112502">
            <text:p>112502</text:p>
          </table:table-cell>
          <table:table-cell/>
          <table:table-cell table:formula="of:=ROUND((POWER([.$L$1];[.A240]*[.$H$1])-1)*[.$J$1])" office:value-type="float" office:value="91095">
            <text:p>91095</text:p>
          </table:table-cell>
          <table:table-cell table:number-columns-repeated="10"/>
          <table:table-cell table:formula="of:=CONCATENATE([.Q239];&quot;, &quot;;MOD([.F240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48441">
            <text:p>48441</text:p>
          </table:table-cell>
          <table:table-cell/>
          <table:table-cell table:formula="of:=[.B241]+65000" office:value-type="float" office:value="113441">
            <text:p>113441</text:p>
          </table:table-cell>
          <table:table-cell/>
          <table:table-cell table:formula="of:=ROUND((POWER([.$L$1];[.A241]*[.$H$1])-1)*[.$J$1])" office:value-type="float" office:value="93023">
            <text:p>93023</text:p>
          </table:table-cell>
          <table:table-cell table:number-columns-repeated="10"/>
          <table:table-cell table:formula="of:=CONCATENATE([.Q240];&quot;, &quot;;MOD([.F241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49384">
            <text:p>49384</text:p>
          </table:table-cell>
          <table:table-cell/>
          <table:table-cell table:formula="of:=[.B242]+65000" office:value-type="float" office:value="114384">
            <text:p>114384</text:p>
          </table:table-cell>
          <table:table-cell/>
          <table:table-cell table:formula="of:=ROUND((POWER([.$L$1];[.A242]*[.$H$1])-1)*[.$J$1])" office:value-type="float" office:value="94991">
            <text:p>94991</text:p>
          </table:table-cell>
          <table:table-cell table:number-columns-repeated="10"/>
          <table:table-cell table:formula="of:=CONCATENATE([.Q241];&quot;, &quot;;MOD([.F242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, 29991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, 29991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50331">
            <text:p>50331</text:p>
          </table:table-cell>
          <table:table-cell/>
          <table:table-cell table:formula="of:=[.B243]+65000" office:value-type="float" office:value="115331">
            <text:p>115331</text:p>
          </table:table-cell>
          <table:table-cell/>
          <table:table-cell table:formula="of:=ROUND((POWER([.$L$1];[.A243]*[.$H$1])-1)*[.$J$1])" office:value-type="float" office:value="97001">
            <text:p>97001</text:p>
          </table:table-cell>
          <table:table-cell table:number-columns-repeated="10"/>
          <table:table-cell table:formula="of:=CONCATENATE([.Q242];&quot;, &quot;;MOD([.F243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, 29991, 32001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, 29991, 32001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51282">
            <text:p>51282</text:p>
          </table:table-cell>
          <table:table-cell/>
          <table:table-cell table:formula="of:=[.B244]+65000" office:value-type="float" office:value="116282">
            <text:p>116282</text:p>
          </table:table-cell>
          <table:table-cell/>
          <table:table-cell table:formula="of:=ROUND((POWER([.$L$1];[.A244]*[.$H$1])-1)*[.$J$1])" office:value-type="float" office:value="99053">
            <text:p>99053</text:p>
          </table:table-cell>
          <table:table-cell table:number-columns-repeated="10"/>
          <table:table-cell table:formula="of:=CONCATENATE([.Q243];&quot;, &quot;;MOD([.F244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, 29991, 32001, 34053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, 29991, 32001, 34053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52236">
            <text:p>52236</text:p>
          </table:table-cell>
          <table:table-cell/>
          <table:table-cell table:formula="of:=[.B245]+65000" office:value-type="float" office:value="117236">
            <text:p>117236</text:p>
          </table:table-cell>
          <table:table-cell/>
          <table:table-cell table:formula="of:=ROUND((POWER([.$L$1];[.A245]*[.$H$1])-1)*[.$J$1])" office:value-type="float" office:value="101148">
            <text:p>101148</text:p>
          </table:table-cell>
          <table:table-cell table:number-columns-repeated="10"/>
          <table:table-cell table:formula="of:=CONCATENATE([.Q244];&quot;, &quot;;MOD([.F245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, 29991, 32001, 34053, 36148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, 29991, 32001, 34053, 36148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53195">
            <text:p>53195</text:p>
          </table:table-cell>
          <table:table-cell/>
          <table:table-cell table:formula="of:=[.B246]+65000" office:value-type="float" office:value="118195">
            <text:p>118195</text:p>
          </table:table-cell>
          <table:table-cell/>
          <table:table-cell table:formula="of:=ROUND((POWER([.$L$1];[.A246]*[.$H$1])-1)*[.$J$1])" office:value-type="float" office:value="103287">
            <text:p>103287</text:p>
          </table:table-cell>
          <table:table-cell table:number-columns-repeated="10"/>
          <table:table-cell table:formula="of:=CONCATENATE([.Q245];&quot;, &quot;;MOD([.F246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, 29991, 32001, 34053, 36148, 38287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, 29991, 32001, 34053, 36148, 38287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54158">
            <text:p>54158</text:p>
          </table:table-cell>
          <table:table-cell/>
          <table:table-cell table:formula="of:=[.B247]+65000" office:value-type="float" office:value="119158">
            <text:p>119158</text:p>
          </table:table-cell>
          <table:table-cell/>
          <table:table-cell table:formula="of:=ROUND((POWER([.$L$1];[.A247]*[.$H$1])-1)*[.$J$1])" office:value-type="float" office:value="105471">
            <text:p>105471</text:p>
          </table:table-cell>
          <table:table-cell table:number-columns-repeated="10"/>
          <table:table-cell table:formula="of:=CONCATENATE([.Q246];&quot;, &quot;;MOD([.F247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, 29991, 32001, 34053, 36148, 38287, 40471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, 29991, 32001, 34053, 36148, 38287, 40471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55124">
            <text:p>55124</text:p>
          </table:table-cell>
          <table:table-cell/>
          <table:table-cell table:formula="of:=[.B248]+65000" office:value-type="float" office:value="120124">
            <text:p>120124</text:p>
          </table:table-cell>
          <table:table-cell/>
          <table:table-cell table:formula="of:=ROUND((POWER([.$L$1];[.A248]*[.$H$1])-1)*[.$J$1])" office:value-type="float" office:value="107701">
            <text:p>107701</text:p>
          </table:table-cell>
          <table:table-cell table:number-columns-repeated="10"/>
          <table:table-cell table:formula="of:=CONCATENATE([.Q247];&quot;, &quot;;MOD([.F248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, 29991, 32001, 34053, 36148, 38287, 40471, 42701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, 29991, 32001, 34053, 36148, 38287, 40471, 42701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56095">
            <text:p>56095</text:p>
          </table:table-cell>
          <table:table-cell/>
          <table:table-cell table:formula="of:=[.B249]+65000" office:value-type="float" office:value="121095">
            <text:p>121095</text:p>
          </table:table-cell>
          <table:table-cell/>
          <table:table-cell table:formula="of:=ROUND((POWER([.$L$1];[.A249]*[.$H$1])-1)*[.$J$1])" office:value-type="float" office:value="109977">
            <text:p>109977</text:p>
          </table:table-cell>
          <table:table-cell table:number-columns-repeated="10"/>
          <table:table-cell table:formula="of:=CONCATENATE([.Q248];&quot;, &quot;;MOD([.F249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, 29991, 32001, 34053, 36148, 38287, 40471, 42701, 44977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, 29991, 32001, 34053, 36148, 38287, 40471, 42701, 44977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57069">
            <text:p>57069</text:p>
          </table:table-cell>
          <table:table-cell/>
          <table:table-cell table:formula="of:=[.B250]+65000" office:value-type="float" office:value="122069">
            <text:p>122069</text:p>
          </table:table-cell>
          <table:table-cell/>
          <table:table-cell table:formula="of:=ROUND((POWER([.$L$1];[.A250]*[.$H$1])-1)*[.$J$1])" office:value-type="float" office:value="112302">
            <text:p>112302</text:p>
          </table:table-cell>
          <table:table-cell table:number-columns-repeated="10"/>
          <table:table-cell table:formula="of:=CONCATENATE([.Q249];&quot;, &quot;;MOD([.F250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, 29991, 32001, 34053, 36148, 38287, 40471, 42701, 44977, 47302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, 29991, 32001, 34053, 36148, 38287, 40471, 42701, 44977, 47302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58047">
            <text:p>58047</text:p>
          </table:table-cell>
          <table:table-cell/>
          <table:table-cell table:formula="of:=[.B251]+65000" office:value-type="float" office:value="123047">
            <text:p>123047</text:p>
          </table:table-cell>
          <table:table-cell/>
          <table:table-cell table:formula="of:=ROUND((POWER([.$L$1];[.A251]*[.$H$1])-1)*[.$J$1])" office:value-type="float" office:value="114675">
            <text:p>114675</text:p>
          </table:table-cell>
          <table:table-cell table:number-columns-repeated="10"/>
          <table:table-cell table:formula="of:=CONCATENATE([.Q250];&quot;, &quot;;MOD([.F251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, 29991, 32001, 34053, 36148, 38287, 40471, 42701, 44977, 47302, 49675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, 29991, 32001, 34053, 36148, 38287, 40471, 42701, 44977, 47302, 49675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59030">
            <text:p>59030</text:p>
          </table:table-cell>
          <table:table-cell/>
          <table:table-cell table:formula="of:=[.B252]+65000" office:value-type="float" office:value="124030">
            <text:p>124030</text:p>
          </table:table-cell>
          <table:table-cell/>
          <table:table-cell table:formula="of:=ROUND((POWER([.$L$1];[.A252]*[.$H$1])-1)*[.$J$1])" office:value-type="float" office:value="117098">
            <text:p>117098</text:p>
          </table:table-cell>
          <table:table-cell table:number-columns-repeated="10"/>
          <table:table-cell table:formula="of:=CONCATENATE([.Q251];&quot;, &quot;;MOD([.F252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, 29991, 32001, 34053, 36148, 38287, 40471, 42701, 44977, 47302, 49675, 52098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, 29991, 32001, 34053, 36148, 38287, 40471, 42701, 44977, 47302, 49675, 52098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60016">
            <text:p>60016</text:p>
          </table:table-cell>
          <table:table-cell/>
          <table:table-cell table:formula="of:=[.B253]+65000" office:value-type="float" office:value="125016">
            <text:p>125016</text:p>
          </table:table-cell>
          <table:table-cell/>
          <table:table-cell table:formula="of:=ROUND((POWER([.$L$1];[.A253]*[.$H$1])-1)*[.$J$1])" office:value-type="float" office:value="119572">
            <text:p>119572</text:p>
          </table:table-cell>
          <table:table-cell table:number-columns-repeated="10"/>
          <table:table-cell table:formula="of:=CONCATENATE([.Q252];&quot;, &quot;;MOD([.F253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, 29991, 32001, 34053, 36148, 38287, 40471, 42701, 44977, 47302, 49675, 52098, 54572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, 29991, 32001, 34053, 36148, 38287, 40471, 42701, 44977, 47302, 49675, 52098, 54572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61006">
            <text:p>61006</text:p>
          </table:table-cell>
          <table:table-cell/>
          <table:table-cell table:formula="of:=[.B254]+65000" office:value-type="float" office:value="126006">
            <text:p>126006</text:p>
          </table:table-cell>
          <table:table-cell/>
          <table:table-cell table:formula="of:=ROUND((POWER([.$L$1];[.A254]*[.$H$1])-1)*[.$J$1])" office:value-type="float" office:value="122099">
            <text:p>122099</text:p>
          </table:table-cell>
          <table:table-cell table:number-columns-repeated="10"/>
          <table:table-cell table:formula="of:=CONCATENATE([.Q253];&quot;, &quot;;MOD([.F254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, 29991, 32001, 34053, 36148, 38287, 40471, 42701, 44977, 47302, 49675, 52098, 54572, 57099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, 29991, 32001, 34053, 36148, 38287, 40471, 42701, 44977, 47302, 49675, 52098, 54572, 57099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62000">
            <text:p>62000</text:p>
          </table:table-cell>
          <table:table-cell/>
          <table:table-cell table:formula="of:=[.B255]+65000" office:value-type="float" office:value="127000">
            <text:p>127000</text:p>
          </table:table-cell>
          <table:table-cell/>
          <table:table-cell table:formula="of:=ROUND((POWER([.$L$1];[.A255]*[.$H$1])-1)*[.$J$1])" office:value-type="float" office:value="124678">
            <text:p>124678</text:p>
          </table:table-cell>
          <table:table-cell table:number-columns-repeated="10"/>
          <table:table-cell table:formula="of:=CONCATENATE([.Q254];&quot;, &quot;;MOD([.F255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, 29991, 32001, 34053, 36148, 38287, 40471, 42701, 44977, 47302, 49675, 52098, 54572, 57099, 59678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, 29991, 32001, 34053, 36148, 38287, 40471, 42701, 44977, 47302, 49675, 52098, 54572, 57099, 59678</text:p>
          </table:table-cell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62998">
            <text:p>62998</text:p>
          </table:table-cell>
          <table:table-cell/>
          <table:table-cell table:formula="of:=[.B256]+65000" office:value-type="float" office:value="127998">
            <text:p>127998</text:p>
          </table:table-cell>
          <table:table-cell/>
          <table:table-cell table:formula="of:=ROUND((POWER([.$L$1];[.A256]*[.$H$1])-1)*[.$J$1])" office:value-type="float" office:value="127311">
            <text:p>127311</text:p>
          </table:table-cell>
          <table:table-cell table:number-columns-repeated="10"/>
          <table:table-cell table:formula="of:=CONCATENATE([.Q255];&quot;, &quot;;MOD([.F256];65000))" office:value-type="string" office:string-value="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, 29991, 32001, 34053, 36148, 38287, 40471, 42701, 44977, 47302, 49675, 52098, 54572, 57099, 59678, 62311">
            <text:p>14, 28, 42, 56, 71, 86, 102, 118, 134, 150, 167, 184, 202, 220, 238, 257, 276, 295, 315, 335, 356, 377, 399, 421, 443, 466, 490, 514, 538, 563, 589, 615, 641, 669, 696, 725, 754, 783, 813, 844, 875, 907, 940, 974, 1008, 1043, 1078, 1114, 1151, 1189, 1228, 1267, 1308, 1349, 1391, 1434, 1478, 1522, 1568, 1615, 1662, 1711, 1760, 1811, 1863, 1916, 1970, 2025, 2081, 2138, 2197, 2257, 2318, 2380, 2444, 2509, 2575, 2643, 2712, 2783, 2855, 2929, 3004, 3081, 3159, 3239, 3321, 3404, 3489, 3576, 3665, 3756, 3848, 3943, 4039, 4138, 4239, 4341, 4446, 4553, 4663, 4774, 4888, 5005, 5124, 5245, 5369, 5495, 5624, 5756, 5891, 6028, 6169, 6312, 6458, 6608, 6760, 6916, 7075, 7237, 7403, 7572, 7745, 7921, 8101, 8285, 8473, 8665, 8860, 9060, 9264, 9473, 9685, 9902, 10124, 10351, 10582, 10818, 11059, 11305, 11556, 11812, 12074, 12342, 12615, 12893, 13178, 13469, 13765, 14068, 14377, 14693, 15016, 15345, 15681, 16024, 16374, 16732, 17097, 17470, 17851, 18240, 18637, 19042, 19456, 19878, 20310, 20750, 21200, 21659, 22128, 22606, 23095, 23594, 24103, 24623, 25154, 25697, 26250, 26815, 27393, 27982, 28583, 29198, 29825, 30465, 31119, 31787, 32468, 33164, 33875, 34600, 35341, 36097, 36869, 37657, 38462, 39284, 40123, 40980, 41855, 42748, 43660, 44591, 45541, 46512, 47503, 48515, 49548, 50603, 51680, 52779, 53902, 55048, 56218, 57413, 58633, 59879, 61151, 62450, 63775, 129, 1511, 2923, 4363, 5835, 7337, 8870, 10436, 12035, 13667, 15334, 17035, 18773, 20547, 22358, 24207, 26095, 28023, 29991, 32001, 34053, 36148, 38287, 40471, 42701, 44977, 47302, 49675, 52098, 54572, 57099, 59678, 62311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65000">
            <text:p>65000</text:p>
          </table:table-cell>
          <table:table-cell/>
          <table:table-cell table:formula="of:=[.B257]+65000" office:value-type="float" office:value="130000">
            <text:p>130000</text:p>
          </table:table-cell>
          <table:table-cell/>
          <table:table-cell table:formula="of:=ROUND((POWER([.$L$1];[.A257]*[.$H$1])-1)*[.$J$1])" office:value-type="float" office:value="130000">
            <text:p>130000</text:p>
          </table:table-cell>
          <table:table-cell table:number-columns-repeated="11"/>
        </table:table-row>
        <table:table-row table:style-name="ro2" table:number-rows-repeated="4">
          <table:table-cell table:number-columns-repeated="17"/>
        </table:table-row>
        <table:table-row table:style-name="ro2" table:number-rows-repeated="104831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Tabelle1" table:style-name="ta1">
        <table:table-column table:style-name="co2" table:default-cell-style-name="Default"/>
        <table:table-row table:style-name="ro3">
          <table:table-cell/>
        </table:table-row>
      </table:table>
      <table:table table:name="Tabelle2" table:style-name="ta1">
        <table:table-column table:style-name="co2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2-05-28T21:36:41</meta:creation-date>
    <dc:date>2012-05-29T01:13:53</dc:date>
    <dc:creator>Alex </dc:creator>
    <meta:editing-duration>PT3H22M1S</meta:editing-duration>
    <meta:editing-cycles>2</meta:editing-cycles>
    <meta:generator>LibreOffice/3.5$Linux_x86 LibreOffice_project/350m1$Build-2</meta:generator>
    <meta:document-statistic meta:table-count="4" meta:cell-count="12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8.992cm" xlink:href=".." xlink:type="simple" chart:class="chart:bar" chart:style-name="ch1">
        <chart:legend chart:legend-position="end" svg:x="13.915cm" svg:y="3.948cm" style:legend-expansion="high" chart:style-name="ch2"/>
        <chart:plot-area chart:style-name="ch3" table:cell-range-address="Tabelle1_3.A2:Tabelle1_3.A257 Tabelle1_3.D2:Tabelle1_3.D257" svg:x="0.769cm" svg:y="0.851cm" svg:width="12.508cm" svg:height="7.542cm">
          <chartooo:coordinate-region svg:x="2.131cm" svg:y="1.05cm" svg:width="11.015cm" svg:height="6.2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_3.A2:Tabelle1_3.A257" chart:class="chart:bar">
            <chart:data-point chart:repeated="256"/>
          </chart:series>
          <chart:series chart:style-name="ch8" chart:values-cell-range-address="Tabelle1_3.D2:Tabelle1_3.D257" chart:class="chart:bar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_3.A2:Tabelle1_3.A257</svg:desc>
                </draw:g>
              </table:table-cell>
              <table:table-cell office:value-type="float" office:value="0">
                <text:p>0</text:p>
                <draw:g>
                  <svg:desc>Tabelle1_3.D2:Tabelle1_3.D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551">
                <text:p>25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309">
                <text:p>33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348">
                <text:p>43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535">
                <text:p>45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726">
                <text:p>4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323">
                <text:p>53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529">
                <text:p>55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6173">
                <text:p>61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6396">
                <text:p>63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6852">
                <text:p>68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325">
                <text:p>73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7567">
                <text:p>75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7813">
                <text:p>78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8063">
                <text:p>80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8317">
                <text:p>83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8575">
                <text:p>85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8836">
                <text:p>88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9102">
                <text:p>91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9372">
                <text:p>93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9646">
                <text:p>96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9923">
                <text:p>99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0205">
                <text:p>102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0490">
                <text:p>104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0779">
                <text:p>107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1073">
                <text:p>110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1370">
                <text:p>1137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1671">
                <text:p>116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1976">
                <text:p>119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2285">
                <text:p>122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2598">
                <text:p>125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2915">
                <text:p>129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3236">
                <text:p>132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3561">
                <text:p>135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3890">
                <text:p>1389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4222">
                <text:p>142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4559">
                <text:p>145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4899">
                <text:p>148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5244">
                <text:p>152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5592">
                <text:p>155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5945">
                <text:p>159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6301">
                <text:p>163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6661">
                <text:p>166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7025">
                <text:p>170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7393">
                <text:p>173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7765">
                <text:p>177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8141">
                <text:p>181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8521">
                <text:p>185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9293">
                <text:p>192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9685">
                <text:p>196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0080">
                <text:p>200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0884">
                <text:p>208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1291">
                <text:p>212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1702">
                <text:p>217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2118">
                <text:p>221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2537">
                <text:p>225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2960">
                <text:p>2296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3387">
                <text:p>233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3819">
                <text:p>238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24254">
                <text:p>242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4693">
                <text:p>246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25135">
                <text:p>251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5582">
                <text:p>255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6033">
                <text:p>260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6488">
                <text:p>264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26946">
                <text:p>269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7409">
                <text:p>274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27876">
                <text:p>278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8346">
                <text:p>283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8820">
                <text:p>288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29299">
                <text:p>292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9781">
                <text:p>297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30267">
                <text:p>302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30757">
                <text:p>307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31251">
                <text:p>312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31750">
                <text:p>317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32251">
                <text:p>322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2757">
                <text:p>327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3267">
                <text:p>332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3781">
                <text:p>337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34299">
                <text:p>342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34820">
                <text:p>3482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35346">
                <text:p>353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35875">
                <text:p>35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6409">
                <text:p>364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36946">
                <text:p>369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7488">
                <text:p>374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38033">
                <text:p>380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38582">
                <text:p>385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39135">
                <text:p>391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39692">
                <text:p>396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40253">
                <text:p>402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40818">
                <text:p>408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41387">
                <text:p>413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41960">
                <text:p>4196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42537">
                <text:p>425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43117">
                <text:p>431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43702">
                <text:p>437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44291">
                <text:p>442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44883">
                <text:p>448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45480">
                <text:p>454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46080">
                <text:p>460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46684">
                <text:p>466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47293">
                <text:p>472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47905">
                <text:p>479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48521">
                <text:p>485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49141">
                <text:p>491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49765">
                <text:p>497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50393">
                <text:p>503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51025">
                <text:p>510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51661">
                <text:p>516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52300">
                <text:p>523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52944">
                <text:p>529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53592">
                <text:p>535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54243">
                <text:p>542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54899">
                <text:p>548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55558">
                <text:p>555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56222">
                <text:p>562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56889">
                <text:p>568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57560">
                <text:p>5756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58235">
                <text:p>582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58914">
                <text:p>589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59598">
                <text:p>595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60285">
                <text:p>602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60975">
                <text:p>609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61670">
                <text:p>6167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62369">
                <text:p>623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63072">
                <text:p>630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63779">
                <text:p>637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65489">
                <text:p>654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66204">
                <text:p>662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66922">
                <text:p>669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67645">
                <text:p>676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68371">
                <text:p>683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69101">
                <text:p>691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69836">
                <text:p>698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70574">
                <text:p>705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71316">
                <text:p>713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72062">
                <text:p>720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72812">
                <text:p>728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73566">
                <text:p>735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74324">
                <text:p>743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75085">
                <text:p>750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75851">
                <text:p>758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76621">
                <text:p>766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77394">
                <text:p>773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78172">
                <text:p>781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78954">
                <text:p>789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79739">
                <text:p>797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80528">
                <text:p>805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81322">
                <text:p>813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82119">
                <text:p>821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82920">
                <text:p>829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83725">
                <text:p>837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84534">
                <text:p>845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85347">
                <text:p>853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86164">
                <text:p>861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86985">
                <text:p>869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87810">
                <text:p>8781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88638">
                <text:p>886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89471">
                <text:p>894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90308">
                <text:p>903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91148">
                <text:p>911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91993">
                <text:p>919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92841">
                <text:p>928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93693">
                <text:p>936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94550">
                <text:p>9455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95410">
                <text:p>9541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96274">
                <text:p>962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97142">
                <text:p>971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98014">
                <text:p>9801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98890">
                <text:p>9889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99770">
                <text:p>9977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00654">
                <text:p>1006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01542">
                <text:p>1015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02433">
                <text:p>1024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03329">
                <text:p>1033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04229">
                <text:p>1042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05132">
                <text:p>1051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06040">
                <text:p>10604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06951">
                <text:p>1069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07866">
                <text:p>1078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08786">
                <text:p>10878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09709">
                <text:p>10970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10636">
                <text:p>1106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11567">
                <text:p>1115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12502">
                <text:p>1125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13441">
                <text:p>1134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14384">
                <text:p>1143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15331">
                <text:p>1153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16282">
                <text:p>1162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17236">
                <text:p>1172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18195">
                <text:p>1181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19158">
                <text:p>1191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20124">
                <text:p>1201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21095">
                <text:p>1210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22069">
                <text:p>1220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23047">
                <text:p>1230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24030">
                <text:p>12403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25016">
                <text:p>1250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26006">
                <text:p>1260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27000">
                <text:p>127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27998">
                <text:p>1279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30000">
                <text:p>13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9cm" svg:height="8.992cm" xlink:href=".." xlink:type="simple" chart:class="chart:line" chart:style-name="ch1">
        <chart:legend chart:legend-position="end" svg:x="13.341cm" svg:y="3.699cm" style:legend-expansion="high" chart:style-name="ch2"/>
        <chart:plot-area chart:style-name="ch3" table:cell-range-address="Tabelle1_3.A2:Tabelle1_3.A257 Tabelle1_3.D2:Tabelle1_3.D257 Tabelle1_3.F2:Tabelle1_3.F257" svg:x="0.77cm" svg:y="0.851cm" svg:width="11.932cm" svg:height="7.542cm">
          <chartooo:coordinate-region svg:x="2.132cm" svg:y="1.05cm" svg:width="10.412cm" svg:height="6.2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_3.A2:Tabelle1_3.A257" chart:class="chart:line">
            <chart:data-point chart:repeated="256"/>
          </chart:series>
          <chart:series chart:style-name="ch7" chart:values-cell-range-address="Tabelle1_3.D2:Tabelle1_3.D257" chart:class="chart:line">
            <chart:data-point chart:repeated="256"/>
          </chart:series>
          <chart:series chart:style-name="ch8" chart:values-cell-range-address="Tabelle1_3.F2:Tabelle1_3.F257" chart:class="chart:line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D</text:p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_3.A2:Tabelle1_3.A257</svg:desc>
                </draw:g>
              </table:table-cell>
              <table:table-cell office:value-type="float" office:value="0">
                <text:p>0</text:p>
                <draw:g>
                  <svg:desc>Tabelle1_3.D2:Tabelle1_3.D257</svg:desc>
                </draw:g>
              </table:table-cell>
              <table:table-cell office:value-type="float" office:value="0">
                <text:p>0</text:p>
                <draw:g>
                  <svg:desc>Tabelle1_3.F2:Tabelle1_3.F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1">
                <text:p>7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6">
                <text:p>9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6">
                <text:p>12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59">
                <text:p>15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97">
                <text:p>19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38">
                <text:p>23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83">
                <text:p>28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33">
                <text:p>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86">
                <text:p>38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43">
                <text:p>44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04">
                <text:p>50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69">
                <text:p>569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38">
                <text:p>63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711">
                <text:p>71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787">
                <text:p>78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68">
                <text:p>86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953">
                <text:p>953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041">
                <text:p>10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134">
                <text:p>1134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230">
                <text:p>123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331">
                <text:p>133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435">
                <text:p>143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543">
                <text:p>154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655">
                <text:p>1655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772">
                <text:p>1772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892">
                <text:p>189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016">
                <text:p>2016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144">
                <text:p>2144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276">
                <text:p>2276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411">
                <text:p>241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551">
                <text:p>255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695">
                <text:p>2695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842">
                <text:p>2842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994">
                <text:p>2994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150">
                <text:p>3150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309">
                <text:p>3309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472">
                <text:p>3472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640">
                <text:p>364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811">
                <text:p>3811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986">
                <text:p>3986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165">
                <text:p>4165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348">
                <text:p>4348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535">
                <text:p>4535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726">
                <text:p>4726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21">
                <text:p>4921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120">
                <text:p>5120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323">
                <text:p>5323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529">
                <text:p>5529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740">
                <text:p>5740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955">
                <text:p>5955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6173">
                <text:p>6173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6396">
                <text:p>6396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6622">
                <text:p>6622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6852">
                <text:p>685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7087">
                <text:p>7087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325">
                <text:p>7325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7567">
                <text:p>7567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7813">
                <text:p>7813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8063">
                <text:p>8063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8317">
                <text:p>8317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8575">
                <text:p>8575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8836">
                <text:p>8836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9102">
                <text:p>9102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9372">
                <text:p>937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9646">
                <text:p>9646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9923">
                <text:p>9923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0205">
                <text:p>10205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0490">
                <text:p>10490</text:p>
              </table:table-cell>
              <table:table-cell office:value-type="float" office:value="2318">
                <text:p>23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0779">
                <text:p>10779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1073">
                <text:p>11073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1370">
                <text:p>11370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1671">
                <text:p>11671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1976">
                <text:p>11976</text:p>
              </table:table-cell>
              <table:table-cell office:value-type="float" office:value="2643">
                <text:p>26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2285">
                <text:p>12285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2598">
                <text:p>12598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2915">
                <text:p>12915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3236">
                <text:p>13236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3561">
                <text:p>13561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3890">
                <text:p>13890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4222">
                <text:p>14222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4559">
                <text:p>14559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4899">
                <text:p>14899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5244">
                <text:p>15244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5592">
                <text:p>15592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5945">
                <text:p>15945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6301">
                <text:p>16301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6661">
                <text:p>16661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7025">
                <text:p>17025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7393">
                <text:p>17393</text:p>
              </table:table-cell>
              <table:table-cell office:value-type="float" office:value="3943">
                <text:p>39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7765">
                <text:p>17765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8141">
                <text:p>18141</text:p>
              </table:table-cell>
              <table:table-cell office:value-type="float" office:value="4138">
                <text:p>41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8521">
                <text:p>18521</text:p>
              </table:table-cell>
              <table:table-cell office:value-type="float" office:value="4239">
                <text:p>42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8905">
                <text:p>18905</text:p>
              </table:table-cell>
              <table:table-cell office:value-type="float" office:value="4341">
                <text:p>43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9293">
                <text:p>19293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9685">
                <text:p>19685</text:p>
              </table:table-cell>
              <table:table-cell office:value-type="float" office:value="4553">
                <text:p>45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0080">
                <text:p>20080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0480">
                <text:p>20480</text:p>
              </table:table-cell>
              <table:table-cell office:value-type="float" office:value="4774">
                <text:p>47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0884">
                <text:p>20884</text:p>
              </table:table-cell>
              <table:table-cell office:value-type="float" office:value="4888">
                <text:p>48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1291">
                <text:p>21291</text:p>
              </table:table-cell>
              <table:table-cell office:value-type="float" office:value="5005">
                <text:p>50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1702">
                <text:p>21702</text:p>
              </table:table-cell>
              <table:table-cell office:value-type="float" office:value="5124">
                <text:p>51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2118">
                <text:p>22118</text:p>
              </table:table-cell>
              <table:table-cell office:value-type="float" office:value="5245">
                <text:p>52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2537">
                <text:p>22537</text:p>
              </table:table-cell>
              <table:table-cell office:value-type="float" office:value="5369">
                <text:p>53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2960">
                <text:p>22960</text:p>
              </table:table-cell>
              <table:table-cell office:value-type="float" office:value="5495">
                <text:p>54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3387">
                <text:p>23387</text:p>
              </table:table-cell>
              <table:table-cell office:value-type="float" office:value="5624">
                <text:p>56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3819">
                <text:p>23819</text:p>
              </table:table-cell>
              <table:table-cell office:value-type="float" office:value="5756">
                <text:p>57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24254">
                <text:p>24254</text:p>
              </table:table-cell>
              <table:table-cell office:value-type="float" office:value="5891">
                <text:p>58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4693">
                <text:p>24693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25135">
                <text:p>25135</text:p>
              </table:table-cell>
              <table:table-cell office:value-type="float" office:value="6169">
                <text:p>61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5582">
                <text:p>25582</text:p>
              </table:table-cell>
              <table:table-cell office:value-type="float" office:value="6312">
                <text:p>63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6033">
                <text:p>26033</text:p>
              </table:table-cell>
              <table:table-cell office:value-type="float" office:value="6458">
                <text:p>64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6488">
                <text:p>26488</text:p>
              </table:table-cell>
              <table:table-cell office:value-type="float" office:value="6608">
                <text:p>66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26946">
                <text:p>26946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7409">
                <text:p>27409</text:p>
              </table:table-cell>
              <table:table-cell office:value-type="float" office:value="6916">
                <text:p>69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27876">
                <text:p>27876</text:p>
              </table:table-cell>
              <table:table-cell office:value-type="float" office:value="7075">
                <text:p>70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8346">
                <text:p>28346</text:p>
              </table:table-cell>
              <table:table-cell office:value-type="float" office:value="7237">
                <text:p>72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8820">
                <text:p>28820</text:p>
              </table:table-cell>
              <table:table-cell office:value-type="float" office:value="7403">
                <text:p>74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29299">
                <text:p>29299</text:p>
              </table:table-cell>
              <table:table-cell office:value-type="float" office:value="7572">
                <text:p>75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9781">
                <text:p>29781</text:p>
              </table:table-cell>
              <table:table-cell office:value-type="float" office:value="7745">
                <text:p>77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30267">
                <text:p>30267</text:p>
              </table:table-cell>
              <table:table-cell office:value-type="float" office:value="7921">
                <text:p>79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30757">
                <text:p>30757</text:p>
              </table:table-cell>
              <table:table-cell office:value-type="float" office:value="8101">
                <text:p>81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31251">
                <text:p>31251</text:p>
              </table:table-cell>
              <table:table-cell office:value-type="float" office:value="8285">
                <text:p>82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31750">
                <text:p>31750</text:p>
              </table:table-cell>
              <table:table-cell office:value-type="float" office:value="8473">
                <text:p>84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32251">
                <text:p>32251</text:p>
              </table:table-cell>
              <table:table-cell office:value-type="float" office:value="8665">
                <text:p>86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2757">
                <text:p>32757</text:p>
              </table:table-cell>
              <table:table-cell office:value-type="float" office:value="8860">
                <text:p>886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3267">
                <text:p>33267</text:p>
              </table:table-cell>
              <table:table-cell office:value-type="float" office:value="9060">
                <text:p>90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3781">
                <text:p>33781</text:p>
              </table:table-cell>
              <table:table-cell office:value-type="float" office:value="9264">
                <text:p>92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34299">
                <text:p>34299</text:p>
              </table:table-cell>
              <table:table-cell office:value-type="float" office:value="9473">
                <text:p>94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34820">
                <text:p>34820</text:p>
              </table:table-cell>
              <table:table-cell office:value-type="float" office:value="9685">
                <text:p>96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35346">
                <text:p>35346</text:p>
              </table:table-cell>
              <table:table-cell office:value-type="float" office:value="9902">
                <text:p>99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35875">
                <text:p>35875</text:p>
              </table:table-cell>
              <table:table-cell office:value-type="float" office:value="10124">
                <text:p>101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6409">
                <text:p>36409</text:p>
              </table:table-cell>
              <table:table-cell office:value-type="float" office:value="10351">
                <text:p>103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36946">
                <text:p>36946</text:p>
              </table:table-cell>
              <table:table-cell office:value-type="float" office:value="10582">
                <text:p>105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7488">
                <text:p>37488</text:p>
              </table:table-cell>
              <table:table-cell office:value-type="float" office:value="10818">
                <text:p>108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38033">
                <text:p>38033</text:p>
              </table:table-cell>
              <table:table-cell office:value-type="float" office:value="11059">
                <text:p>110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38582">
                <text:p>38582</text:p>
              </table:table-cell>
              <table:table-cell office:value-type="float" office:value="11305">
                <text:p>113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39135">
                <text:p>39135</text:p>
              </table:table-cell>
              <table:table-cell office:value-type="float" office:value="11556">
                <text:p>115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39692">
                <text:p>39692</text:p>
              </table:table-cell>
              <table:table-cell office:value-type="float" office:value="11812">
                <text:p>118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40253">
                <text:p>40253</text:p>
              </table:table-cell>
              <table:table-cell office:value-type="float" office:value="12074">
                <text:p>120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40818">
                <text:p>40818</text:p>
              </table:table-cell>
              <table:table-cell office:value-type="float" office:value="12342">
                <text:p>123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41387">
                <text:p>41387</text:p>
              </table:table-cell>
              <table:table-cell office:value-type="float" office:value="12615">
                <text:p>126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41960">
                <text:p>41960</text:p>
              </table:table-cell>
              <table:table-cell office:value-type="float" office:value="12893">
                <text:p>128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42537">
                <text:p>42537</text:p>
              </table:table-cell>
              <table:table-cell office:value-type="float" office:value="13178">
                <text:p>131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43117">
                <text:p>43117</text:p>
              </table:table-cell>
              <table:table-cell office:value-type="float" office:value="13469">
                <text:p>134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43702">
                <text:p>43702</text:p>
              </table:table-cell>
              <table:table-cell office:value-type="float" office:value="13765">
                <text:p>137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44291">
                <text:p>44291</text:p>
              </table:table-cell>
              <table:table-cell office:value-type="float" office:value="14068">
                <text:p>140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44883">
                <text:p>44883</text:p>
              </table:table-cell>
              <table:table-cell office:value-type="float" office:value="14377">
                <text:p>143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45480">
                <text:p>45480</text:p>
              </table:table-cell>
              <table:table-cell office:value-type="float" office:value="14693">
                <text:p>146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46080">
                <text:p>46080</text:p>
              </table:table-cell>
              <table:table-cell office:value-type="float" office:value="15016">
                <text:p>150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46684">
                <text:p>46684</text:p>
              </table:table-cell>
              <table:table-cell office:value-type="float" office:value="15345">
                <text:p>153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47293">
                <text:p>47293</text:p>
              </table:table-cell>
              <table:table-cell office:value-type="float" office:value="15681">
                <text:p>156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47905">
                <text:p>47905</text:p>
              </table:table-cell>
              <table:table-cell office:value-type="float" office:value="16024">
                <text:p>160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48521">
                <text:p>48521</text:p>
              </table:table-cell>
              <table:table-cell office:value-type="float" office:value="16374">
                <text:p>163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49141">
                <text:p>49141</text:p>
              </table:table-cell>
              <table:table-cell office:value-type="float" office:value="16732">
                <text:p>167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49765">
                <text:p>49765</text:p>
              </table:table-cell>
              <table:table-cell office:value-type="float" office:value="17097">
                <text:p>170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50393">
                <text:p>50393</text:p>
              </table:table-cell>
              <table:table-cell office:value-type="float" office:value="17470">
                <text:p>1747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51025">
                <text:p>51025</text:p>
              </table:table-cell>
              <table:table-cell office:value-type="float" office:value="17851">
                <text:p>178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51661">
                <text:p>51661</text:p>
              </table:table-cell>
              <table:table-cell office:value-type="float" office:value="18240">
                <text:p>182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52300">
                <text:p>52300</text:p>
              </table:table-cell>
              <table:table-cell office:value-type="float" office:value="18637">
                <text:p>186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52944">
                <text:p>52944</text:p>
              </table:table-cell>
              <table:table-cell office:value-type="float" office:value="19042">
                <text:p>190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53592">
                <text:p>53592</text:p>
              </table:table-cell>
              <table:table-cell office:value-type="float" office:value="19456">
                <text:p>194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54243">
                <text:p>54243</text:p>
              </table:table-cell>
              <table:table-cell office:value-type="float" office:value="19878">
                <text:p>198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54899">
                <text:p>54899</text:p>
              </table:table-cell>
              <table:table-cell office:value-type="float" office:value="20310">
                <text:p>2031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55558">
                <text:p>55558</text:p>
              </table:table-cell>
              <table:table-cell office:value-type="float" office:value="20750">
                <text:p>2075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56222">
                <text:p>56222</text:p>
              </table:table-cell>
              <table:table-cell office:value-type="float" office:value="21200">
                <text:p>212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56889">
                <text:p>56889</text:p>
              </table:table-cell>
              <table:table-cell office:value-type="float" office:value="21659">
                <text:p>216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57560">
                <text:p>57560</text:p>
              </table:table-cell>
              <table:table-cell office:value-type="float" office:value="22128">
                <text:p>221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58235">
                <text:p>58235</text:p>
              </table:table-cell>
              <table:table-cell office:value-type="float" office:value="22606">
                <text:p>226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58914">
                <text:p>58914</text:p>
              </table:table-cell>
              <table:table-cell office:value-type="float" office:value="23095">
                <text:p>230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59598">
                <text:p>59598</text:p>
              </table:table-cell>
              <table:table-cell office:value-type="float" office:value="23594">
                <text:p>235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60285">
                <text:p>60285</text:p>
              </table:table-cell>
              <table:table-cell office:value-type="float" office:value="24103">
                <text:p>241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60975">
                <text:p>60975</text:p>
              </table:table-cell>
              <table:table-cell office:value-type="float" office:value="24623">
                <text:p>246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61670">
                <text:p>61670</text:p>
              </table:table-cell>
              <table:table-cell office:value-type="float" office:value="25154">
                <text:p>251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62369">
                <text:p>62369</text:p>
              </table:table-cell>
              <table:table-cell office:value-type="float" office:value="25697">
                <text:p>256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63072">
                <text:p>63072</text:p>
              </table:table-cell>
              <table:table-cell office:value-type="float" office:value="26250">
                <text:p>2625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63779">
                <text:p>63779</text:p>
              </table:table-cell>
              <table:table-cell office:value-type="float" office:value="26815">
                <text:p>268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65489">
                <text:p>65489</text:p>
              </table:table-cell>
              <table:table-cell office:value-type="float" office:value="27393">
                <text:p>273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66204">
                <text:p>66204</text:p>
              </table:table-cell>
              <table:table-cell office:value-type="float" office:value="27982">
                <text:p>279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66922">
                <text:p>66922</text:p>
              </table:table-cell>
              <table:table-cell office:value-type="float" office:value="28583">
                <text:p>285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67645">
                <text:p>67645</text:p>
              </table:table-cell>
              <table:table-cell office:value-type="float" office:value="29198">
                <text:p>291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68371">
                <text:p>68371</text:p>
              </table:table-cell>
              <table:table-cell office:value-type="float" office:value="29825">
                <text:p>298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69101">
                <text:p>69101</text:p>
              </table:table-cell>
              <table:table-cell office:value-type="float" office:value="30465">
                <text:p>304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69836">
                <text:p>69836</text:p>
              </table:table-cell>
              <table:table-cell office:value-type="float" office:value="31119">
                <text:p>311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70574">
                <text:p>70574</text:p>
              </table:table-cell>
              <table:table-cell office:value-type="float" office:value="31787">
                <text:p>317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71316">
                <text:p>71316</text:p>
              </table:table-cell>
              <table:table-cell office:value-type="float" office:value="32468">
                <text:p>324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72062">
                <text:p>72062</text:p>
              </table:table-cell>
              <table:table-cell office:value-type="float" office:value="33164">
                <text:p>331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72812">
                <text:p>72812</text:p>
              </table:table-cell>
              <table:table-cell office:value-type="float" office:value="33875">
                <text:p>338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73566">
                <text:p>73566</text:p>
              </table:table-cell>
              <table:table-cell office:value-type="float" office:value="34600">
                <text:p>346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74324">
                <text:p>74324</text:p>
              </table:table-cell>
              <table:table-cell office:value-type="float" office:value="35341">
                <text:p>353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75085">
                <text:p>75085</text:p>
              </table:table-cell>
              <table:table-cell office:value-type="float" office:value="36097">
                <text:p>360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75851">
                <text:p>75851</text:p>
              </table:table-cell>
              <table:table-cell office:value-type="float" office:value="36869">
                <text:p>368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76621">
                <text:p>76621</text:p>
              </table:table-cell>
              <table:table-cell office:value-type="float" office:value="37657">
                <text:p>376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77394">
                <text:p>77394</text:p>
              </table:table-cell>
              <table:table-cell office:value-type="float" office:value="38462">
                <text:p>384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78172">
                <text:p>78172</text:p>
              </table:table-cell>
              <table:table-cell office:value-type="float" office:value="39284">
                <text:p>392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78954">
                <text:p>78954</text:p>
              </table:table-cell>
              <table:table-cell office:value-type="float" office:value="40123">
                <text:p>401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79739">
                <text:p>79739</text:p>
              </table:table-cell>
              <table:table-cell office:value-type="float" office:value="40980">
                <text:p>409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80528">
                <text:p>80528</text:p>
              </table:table-cell>
              <table:table-cell office:value-type="float" office:value="41855">
                <text:p>418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81322">
                <text:p>81322</text:p>
              </table:table-cell>
              <table:table-cell office:value-type="float" office:value="42748">
                <text:p>427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82119">
                <text:p>82119</text:p>
              </table:table-cell>
              <table:table-cell office:value-type="float" office:value="43660">
                <text:p>4366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82920">
                <text:p>82920</text:p>
              </table:table-cell>
              <table:table-cell office:value-type="float" office:value="44591">
                <text:p>445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83725">
                <text:p>83725</text:p>
              </table:table-cell>
              <table:table-cell office:value-type="float" office:value="45541">
                <text:p>455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84534">
                <text:p>84534</text:p>
              </table:table-cell>
              <table:table-cell office:value-type="float" office:value="46512">
                <text:p>465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85347">
                <text:p>85347</text:p>
              </table:table-cell>
              <table:table-cell office:value-type="float" office:value="47503">
                <text:p>475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86164">
                <text:p>86164</text:p>
              </table:table-cell>
              <table:table-cell office:value-type="float" office:value="48515">
                <text:p>485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86985">
                <text:p>86985</text:p>
              </table:table-cell>
              <table:table-cell office:value-type="float" office:value="49548">
                <text:p>495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87810">
                <text:p>87810</text:p>
              </table:table-cell>
              <table:table-cell office:value-type="float" office:value="50603">
                <text:p>506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88638">
                <text:p>88638</text:p>
              </table:table-cell>
              <table:table-cell office:value-type="float" office:value="51680">
                <text:p>516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89471">
                <text:p>89471</text:p>
              </table:table-cell>
              <table:table-cell office:value-type="float" office:value="52779">
                <text:p>527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90308">
                <text:p>90308</text:p>
              </table:table-cell>
              <table:table-cell office:value-type="float" office:value="53902">
                <text:p>539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91148">
                <text:p>91148</text:p>
              </table:table-cell>
              <table:table-cell office:value-type="float" office:value="55048">
                <text:p>550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91993">
                <text:p>91993</text:p>
              </table:table-cell>
              <table:table-cell office:value-type="float" office:value="56218">
                <text:p>562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92841">
                <text:p>92841</text:p>
              </table:table-cell>
              <table:table-cell office:value-type="float" office:value="57413">
                <text:p>574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93693">
                <text:p>93693</text:p>
              </table:table-cell>
              <table:table-cell office:value-type="float" office:value="58633">
                <text:p>586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94550">
                <text:p>94550</text:p>
              </table:table-cell>
              <table:table-cell office:value-type="float" office:value="59879">
                <text:p>598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95410">
                <text:p>95410</text:p>
              </table:table-cell>
              <table:table-cell office:value-type="float" office:value="61151">
                <text:p>611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96274">
                <text:p>96274</text:p>
              </table:table-cell>
              <table:table-cell office:value-type="float" office:value="62450">
                <text:p>6245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97142">
                <text:p>97142</text:p>
              </table:table-cell>
              <table:table-cell office:value-type="float" office:value="63775">
                <text:p>637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98014">
                <text:p>98014</text:p>
              </table:table-cell>
              <table:table-cell office:value-type="float" office:value="65129">
                <text:p>651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98890">
                <text:p>98890</text:p>
              </table:table-cell>
              <table:table-cell office:value-type="float" office:value="66511">
                <text:p>665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99770">
                <text:p>99770</text:p>
              </table:table-cell>
              <table:table-cell office:value-type="float" office:value="67923">
                <text:p>679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00654">
                <text:p>100654</text:p>
              </table:table-cell>
              <table:table-cell office:value-type="float" office:value="69363">
                <text:p>693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01542">
                <text:p>101542</text:p>
              </table:table-cell>
              <table:table-cell office:value-type="float" office:value="70835">
                <text:p>708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02433">
                <text:p>102433</text:p>
              </table:table-cell>
              <table:table-cell office:value-type="float" office:value="72337">
                <text:p>723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03329">
                <text:p>103329</text:p>
              </table:table-cell>
              <table:table-cell office:value-type="float" office:value="73870">
                <text:p>7387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04229">
                <text:p>104229</text:p>
              </table:table-cell>
              <table:table-cell office:value-type="float" office:value="75436">
                <text:p>754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05132">
                <text:p>105132</text:p>
              </table:table-cell>
              <table:table-cell office:value-type="float" office:value="77035">
                <text:p>770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06040">
                <text:p>106040</text:p>
              </table:table-cell>
              <table:table-cell office:value-type="float" office:value="78667">
                <text:p>78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06951">
                <text:p>106951</text:p>
              </table:table-cell>
              <table:table-cell office:value-type="float" office:value="80334">
                <text:p>803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07866">
                <text:p>107866</text:p>
              </table:table-cell>
              <table:table-cell office:value-type="float" office:value="82035">
                <text:p>820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08786">
                <text:p>108786</text:p>
              </table:table-cell>
              <table:table-cell office:value-type="float" office:value="83773">
                <text:p>8377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09709">
                <text:p>109709</text:p>
              </table:table-cell>
              <table:table-cell office:value-type="float" office:value="85547">
                <text:p>855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10636">
                <text:p>110636</text:p>
              </table:table-cell>
              <table:table-cell office:value-type="float" office:value="87358">
                <text:p>873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11567">
                <text:p>111567</text:p>
              </table:table-cell>
              <table:table-cell office:value-type="float" office:value="89207">
                <text:p>892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12502">
                <text:p>112502</text:p>
              </table:table-cell>
              <table:table-cell office:value-type="float" office:value="91095">
                <text:p>910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13441">
                <text:p>113441</text:p>
              </table:table-cell>
              <table:table-cell office:value-type="float" office:value="93023">
                <text:p>930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14384">
                <text:p>114384</text:p>
              </table:table-cell>
              <table:table-cell office:value-type="float" office:value="94991">
                <text:p>949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15331">
                <text:p>115331</text:p>
              </table:table-cell>
              <table:table-cell office:value-type="float" office:value="97001">
                <text:p>970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16282">
                <text:p>116282</text:p>
              </table:table-cell>
              <table:table-cell office:value-type="float" office:value="99053">
                <text:p>9905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17236">
                <text:p>117236</text:p>
              </table:table-cell>
              <table:table-cell office:value-type="float" office:value="101148">
                <text:p>1011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18195">
                <text:p>118195</text:p>
              </table:table-cell>
              <table:table-cell office:value-type="float" office:value="103287">
                <text:p>1032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19158">
                <text:p>119158</text:p>
              </table:table-cell>
              <table:table-cell office:value-type="float" office:value="105471">
                <text:p>10547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20124">
                <text:p>120124</text:p>
              </table:table-cell>
              <table:table-cell office:value-type="float" office:value="107701">
                <text:p>1077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21095">
                <text:p>121095</text:p>
              </table:table-cell>
              <table:table-cell office:value-type="float" office:value="109977">
                <text:p>1099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22069">
                <text:p>122069</text:p>
              </table:table-cell>
              <table:table-cell office:value-type="float" office:value="112302">
                <text:p>1123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23047">
                <text:p>123047</text:p>
              </table:table-cell>
              <table:table-cell office:value-type="float" office:value="114675">
                <text:p>1146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24030">
                <text:p>124030</text:p>
              </table:table-cell>
              <table:table-cell office:value-type="float" office:value="117098">
                <text:p>1170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25016">
                <text:p>125016</text:p>
              </table:table-cell>
              <table:table-cell office:value-type="float" office:value="119572">
                <text:p>1195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26006">
                <text:p>126006</text:p>
              </table:table-cell>
              <table:table-cell office:value-type="float" office:value="122099">
                <text:p>1220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27000">
                <text:p>127000</text:p>
              </table:table-cell>
              <table:table-cell office:value-type="float" office:value="124678">
                <text:p>1246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27998">
                <text:p>127998</text:p>
              </table:table-cell>
              <table:table-cell office:value-type="float" office:value="127311">
                <text:p>1273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30000">
                <text:p>130000</text:p>
              </table:table-cell>
              <table:table-cell office:value-type="float" office:value="130000">
                <text:p>13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